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cc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0000" draw:stroke-linejoin="miter" svg:stroke-linecap="square" draw:fill="solid" draw:fill-color="#ccecff" draw:textarea-horizontal-align="justify" draw:textarea-vertical-align="top" draw:auto-grow-height="true" fo:padding-top="0.13cm" fo:padding-bottom="0.13cm" fo:padding-left="0.25cm" fo:padding-right="0.25cm" fo:wrap-option="no-wrap" draw:shadow-color="#808000"/>
    </style:style>
    <style:style style:name="gr3" style:family="graphic" style:parent-style-name="standard">
      <style:graphic-properties draw:stroke="solid" svg:stroke-width="0.053cm" svg:stroke-color="#000000" draw:stroke-linejoin="miter" svg:stroke-linecap="square" draw:fill="solid" draw:fill-color="#ccecff" draw:textarea-horizontal-align="justify" draw:textarea-vertical-align="top" draw:auto-grow-height="true" fo:padding-top="0.13cm" fo:padding-bottom="0.13cm" fo:padding-left="0.25cm" fo:padding-right="0.25cm" fo:wrap-option="wrap" draw:shadow-color="#808000"/>
    </style:style>
    <style:style style:name="gr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5" style:family="graphic" style:parent-style-name="standard">
      <style:graphic-properties draw:stroke="dash" draw:stroke-dash="Dashed_20__28_var_29__20_4" svg:stroke-width="0.159cm" svg:stroke-color="#cc33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6" style:family="graphic" style:parent-style-name="standard">
      <style:graphic-properties draw:stroke="solid" svg:stroke-width="0.053cm" svg:stroke-color="#000000" draw:stroke-linejoin="miter" svg:stroke-linecap="square" draw:fill="solid" draw:fill-color="#66ccff" draw:textarea-horizontal-align="justify" draw:textarea-vertical-align="top" draw:auto-grow-height="true" fo:padding-top="0.13cm" fo:padding-bottom="0.13cm" fo:padding-left="0.25cm" fo:padding-right="0.25cm" fo:wrap-option="no-wrap" draw:shadow-color="#808000"/>
    </style:style>
    <style:style style:name="gr7" style:family="graphic" style:parent-style-name="standard">
      <style:graphic-properties draw:stroke="solid" svg:stroke-width="0.053cm" svg:stroke-color="#000000" draw:stroke-linejoin="miter" svg:stroke-linecap="square" draw:fill="solid" draw:fill-color="#66ccff" draw:textarea-horizontal-align="justify" draw:textarea-vertical-align="top" draw:auto-grow-height="true" fo:padding-top="0.13cm" fo:padding-bottom="0.13cm" fo:padding-left="0.25cm" fo:padding-right="0.25cm" fo:wrap-option="wrap" draw:shadow-color="#808000"/>
    </style:style>
    <style:style style:name="gr8" style:family="graphic" style:parent-style-name="standard">
      <style:graphic-properties draw:stroke="solid" svg:stroke-width="0.053cm" svg:stroke-color="#000000" draw:stroke-linejoin="miter" svg:stroke-linecap="square" draw:fill="solid" draw:fill-color="#ffcc00" draw:textarea-horizontal-align="justify" draw:textarea-vertical-align="top" draw:auto-grow-height="true" fo:padding-top="0.13cm" fo:padding-bottom="0.13cm" fo:padding-left="0.25cm" fo:padding-right="0.25cm" fo:wrap-option="no-wrap" draw:shadow-color="#808000"/>
    </style:style>
    <style:style style:name="gr9" style:family="graphic" style:parent-style-name="standard">
      <style:graphic-properties draw:stroke="solid" svg:stroke-width="0.053cm" svg:stroke-color="#000000" draw:stroke-linejoin="miter" svg:stroke-linecap="square" draw:fill="solid" draw:fill-color="#ffcc00" draw:textarea-horizontal-align="justify" draw:textarea-vertical-align="top" draw:auto-grow-height="true" fo:padding-top="0.13cm" fo:padding-bottom="0.13cm" fo:padding-left="0.25cm" fo:padding-right="0.25cm" fo:wrap-option="wrap" draw:shadow-color="#808000"/>
    </style:style>
    <style:style style:name="gr10" style:family="graphic" style:parent-style-name="standard">
      <style:graphic-properties draw:stroke="none" draw:fill="none" draw:fill-color="#339933" draw:textarea-horizontal-align="left" draw:textarea-vertical-align="top" draw:auto-grow-height="true" fo:padding-top="0.13cm" fo:padding-bottom="0.13cm" fo:padding-left="0.25cm" fo:padding-right="0.25cm" fo:wrap-option="no-wrap" draw:shadow-color="#808000"/>
    </style:style>
    <style:style style:name="gr11" style:family="graphic" style:parent-style-name="standard">
      <style:graphic-properties draw:stroke="none" draw:fill="none" draw:fill-color="#339933" draw:textarea-horizontal-align="left" draw:textarea-vertical-align="top" draw:auto-grow-height="true" fo:padding-top="0.13cm" fo:padding-bottom="0.13cm" fo:padding-left="0.25cm" fo:padding-right="0.25cm" fo:wrap-option="wrap" draw:shadow-color="#808000"/>
    </style:style>
    <style:style style:name="gr12" style:family="graphic" style:parent-style-name="standard">
      <style:graphic-properties draw:stroke="solid" svg:stroke-width="0.035cm" svg:stroke-color="#000000" draw:stroke-linejoin="miter" svg:stroke-linecap="square" draw:fill="solid" draw:fill-color="#ccecff" draw:textarea-horizontal-align="left" draw:textarea-vertical-align="top" draw:auto-grow-height="true" fo:padding-top="0.13cm" fo:padding-bottom="0.13cm" fo:padding-left="0.25cm" fo:padding-right="0.25cm" fo:wrap-option="wrap" draw:shadow-color="#808000"/>
    </style:style>
    <style:style style:name="gr13" style:family="graphic" style:parent-style-name="standard">
      <style:graphic-properties draw:stroke="solid" svg:stroke-width="0.035cm" svg:stroke-color="#000000" draw:stroke-linejoin="miter" svg:stroke-linecap="square" draw:fill="none" draw:fill-color="#eaeaea" draw:textarea-horizontal-align="left" draw:textarea-vertical-align="top" draw:auto-grow-height="true" fo:padding-top="0.13cm" fo:padding-bottom="0.13cm" fo:padding-left="0.25cm" fo:padding-right="0.25cm" fo:wrap-option="no-wrap" draw:shadow-color="#808000"/>
    </style:style>
    <style:style style:name="gr1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15" style:family="graphic" style:parent-style-name="standard">
      <style:graphic-properties draw:stroke="none" draw:fill="solid" draw:fill-color="#ffffcc" draw:textarea-horizontal-align="left" draw:textarea-vertical-align="top" draw:auto-grow-height="true" fo:padding-top="0.13cm" fo:padding-bottom="0.13cm" fo:padding-left="0.25cm" fo:padding-right="0.25cm" fo:wrap-option="wrap" draw:shadow-color="#808000"/>
    </style:style>
    <style:style style:name="gr16" style:family="graphic" style:parent-style-name="standard">
      <style:graphic-properties draw:stroke="solid" svg:stroke-width="0.035cm" svg:stroke-color="#000000" draw:stroke-linejoin="miter" svg:stroke-linecap="square" draw:fill="none" draw:fill-color="#339933" draw:textarea-horizontal-align="left" draw:textarea-vertical-align="top" draw:auto-grow-height="true" fo:padding-top="0.13cm" fo:padding-bottom="0.13cm" fo:padding-left="0.25cm" fo:padding-right="0.25cm" fo:wrap-option="wrap" draw:shadow-color="#808000"/>
    </style:style>
    <style:style style:name="gr17" style:family="graphic" style:parent-style-name="standard">
      <style:graphic-properties draw:stroke="none" draw:fill="solid" draw:fill-color="#ffffcc" draw:textarea-horizontal-align="left" draw:textarea-vertical-align="top" draw:auto-grow-height="true" fo:padding-top="0.13cm" fo:padding-bottom="0.13cm" fo:padding-left="0.25cm" fo:padding-right="0.25cm" fo:wrap-option="no-wrap" draw:shadow-color="#808000"/>
    </style:style>
    <style:style style:name="gr18" style:family="graphic" style:parent-style-name="standard">
      <style:graphic-properties draw:stroke="solid" svg:stroke-width="0.053cm" svg:stroke-color="#000000" draw:stroke-linejoin="miter" svg:stroke-linecap="square" draw:fill="solid" draw:fill-color="#ffcc66" draw:textarea-horizontal-align="justify" draw:textarea-vertical-align="top" draw:auto-grow-height="true" fo:padding-top="0.13cm" fo:padding-bottom="0.13cm" fo:padding-left="0.25cm" fo:padding-right="0.25cm" fo:wrap-option="no-wrap" draw:shadow-color="#808000"/>
    </style:style>
    <style:style style:name="gr19" style:family="graphic" style:parent-style-name="standard">
      <style:graphic-properties draw:stroke="solid" svg:stroke-width="0.053cm" svg:stroke-color="#000000" draw:stroke-linejoin="miter" svg:stroke-linecap="square" draw:fill="solid" draw:fill-color="#ffcc66" draw:textarea-horizontal-align="justify" draw:textarea-vertical-align="top" draw:auto-grow-height="true" fo:padding-top="0.13cm" fo:padding-bottom="0.13cm" fo:padding-left="0.25cm" fo:padding-right="0.25cm" fo:wrap-option="wrap" draw:shadow-color="#808000"/>
    </style:style>
    <style:style style:name="gr20" style:family="graphic" style:parent-style-name="standard">
      <style:graphic-properties draw:stroke="solid" svg:stroke-width="0.035cm" svg:stroke-color="#000000" draw:stroke-linejoin="miter" svg:stroke-linecap="square" draw:fill="none" draw:fill-color="#339933" draw:textarea-horizontal-align="left" draw:textarea-vertical-align="top" draw:auto-grow-height="true" fo:padding-top="0.13cm" fo:padding-bottom="0.13cm" fo:padding-left="0.25cm" fo:padding-right="0.25cm" fo:wrap-option="no-wrap" draw:shadow-color="#808000"/>
    </style:style>
    <style:style style:name="gr21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2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dash" draw:stroke-dash="Dashed_20__28_var_29__20_5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24" style:family="graphic" style:parent-style-name="standard">
      <style:graphic-properties draw:stroke="dash" draw:stroke-dash="Dashed_20__28_var_29__20_6" svg:stroke-width="0.035cm" svg:stroke-color="#000000" draw:stroke-linejoin="miter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25" style:family="graphic" style:parent-style-name="standard">
      <style:graphic-properties draw:stroke="dash" draw:stroke-dash="Dashed_20__28_var_29__20_7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26" style:family="graphic" style:parent-style-name="standard">
      <style:graphic-properties draw:stroke="solid" svg:stroke-width="0.035cm" svg:stroke-color="#000000" draw:stroke-linejoin="miter" svg:stroke-linecap="square" draw:fill="solid" draw:fill-color="#ccecff" draw:textarea-horizontal-align="left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808000" draw:shadow-opacity="50%"/>
    </style:style>
    <style:style style:name="pr1" style:family="presentation" style:parent-style-name="Title1-title">
      <style:graphic-properties draw:stroke="solid" svg:stroke-width="0.035cm" svg:stroke-color="#000000" draw:stroke-linejoin="miter" svg:stroke-linecap="square" draw:fill="solid" draw:fill-color="#ccecff" draw:textarea-horizontal-align="justify" draw:textarea-vertical-align="middle" draw:auto-grow-height="false" draw:auto-grow-width="false" fo:min-height="4.34cm" fo:min-width="0cm" fo:padding-top="0.128cm" fo:padding-bottom="0.128cm" fo:padding-left="0.256cm" fo:padding-right="0.256cm" fo:wrap-option="wrap" draw:shadow="visible" draw:shadow-offset-x="0.212cm" draw:shadow-offset-y="0.212cm" draw:shadow-color="#808000"/>
    </style:style>
    <style:style style:name="pr2" style:family="presentation" style:parent-style-name="Title1-subtitle">
      <style:graphic-properties draw:stroke="none" draw:fill="none" draw:fill-color="#339933" draw:textarea-horizontal-align="justify" draw:textarea-vertical-align="top" draw:shadow-color="#808000"/>
    </style:style>
    <style:style style:name="pr3" style:family="presentation" style:parent-style-name="Title1-notes">
      <style:graphic-properties draw:fill-color="#ffffff" fo:min-height="11.987cm"/>
    </style:style>
    <style:style style:name="pr4" style:family="presentation" style:parent-style-name="Default-title">
      <style:graphic-properties draw:stroke="none" draw:fill="none" draw:fill-color="#339933" draw:textarea-horizontal-align="justify" draw:textarea-vertical-align="middle" draw:auto-grow-height="false" draw:auto-grow-width="false" fo:min-height="2.285cm" fo:min-width="0cm" fo:padding-top="0.128cm" fo:padding-bottom="0.128cm" fo:padding-left="0.256cm" fo:padding-right="0.256cm" fo:wrap-option="wrap" draw:shadow-color="#808000"/>
    </style:style>
    <style:style style:name="pr5" style:family="presentation" style:parent-style-name="Default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2.414cm" fo:min-width="0cm" fo:padding-top="0.128cm" fo:padding-bottom="0.128cm" fo:padding-left="0.256cm" fo:padding-right="0.256cm" fo:wrap-option="wrap" draw:shadow-color="#808000"/>
    </style:style>
    <style:style style:name="pr6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719cm" fo:min-width="0cm" fo:padding-top="0.134cm" fo:padding-bottom="0.134cm" fo:padding-left="0.268cm" fo:padding-right="0.268cm" fo:wrap-option="wrap" draw:shadow-color="#808080"/>
    </style:style>
    <style:style style:name="pr7" style:family="presentation" style:parent-style-name="Default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3.583cm" fo:min-width="0cm" fo:padding-top="0.128cm" fo:padding-bottom="0.128cm" fo:padding-left="0.256cm" fo:padding-right="0.256cm" fo:wrap-option="wrap" draw:shadow-color="#808000"/>
    </style:style>
    <style:style style:name="pr8" style:family="presentation" style:parent-style-name="Default-notes">
      <style:graphic-properties draw:fill-color="#ffffff" fo:min-height="11.987cm"/>
    </style:style>
    <style:style style:name="pr9" style:family="presentation" style:parent-style-name="Default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2.629cm" fo:min-width="0cm" fo:padding-top="0.128cm" fo:padding-bottom="0.128cm" fo:padding-left="0.256cm" fo:padding-right="0.256cm" fo:wrap-option="wrap" draw:shadow-color="#808000"/>
    </style:style>
    <style:style style:name="pr10" style:family="presentation" style:parent-style-name="Default-outline1">
      <style:graphic-properties draw:stroke="solid" svg:stroke-width="0.053cm" svg:stroke-color="#000000" draw:stroke-linejoin="miter" svg:stroke-linecap="square" draw:fill="solid" draw:fill-color="#ccecff" draw:textarea-horizontal-align="left" draw:textarea-vertical-align="top" draw:auto-grow-height="false" draw:auto-grow-width="false" draw:fit-to-size="shrink-to-fit" fo:min-height="15.669cm" fo:min-width="0cm" fo:padding-top="0.128cm" fo:padding-bottom="0.128cm" fo:padding-left="0.256cm" fo:padding-right="0.256cm" fo:wrap-option="wrap" draw:shadow-color="#808000"/>
    </style:style>
    <style:style style:name="pr11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shrink-to-fit" fo:min-height="11.175cm" fo:min-width="0cm" fo:padding-top="0.128cm" fo:padding-bottom="0.128cm" fo:padding-left="0.256cm" fo:padding-right="0.256cm" fo:wrap-option="wrap" draw:shadow-color="#808000"/>
    </style:style>
    <style:style style:name="pr12" style:family="presentation" style:parent-style-name="Title1-title">
      <style:graphic-properties draw:stroke="solid" svg:stroke-width="0.035cm" svg:stroke-color="#000000" draw:stroke-linejoin="miter" svg:stroke-linecap="square" draw:fill="solid" draw:fill-color="#ccecff" draw:textarea-horizontal-align="justify" draw:textarea-vertical-align="middle" draw:auto-grow-height="false" draw:auto-grow-width="false" fo:min-height="3.798cm" fo:min-width="0cm" fo:padding-top="0.128cm" fo:padding-bottom="0.128cm" fo:padding-left="0.256cm" fo:padding-right="0.256cm" fo:wrap-option="wrap" draw:shadow="visible" draw:shadow-offset-x="0.212cm" draw:shadow-offset-y="0.212cm" draw:shadow-color="#808000"/>
    </style:style>
    <style:style style:name="pr13" style:family="presentation" style:parent-style-name="Default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3.548cm" fo:min-width="0cm" fo:padding-top="0.128cm" fo:padding-bottom="0.128cm" fo:padding-left="0.256cm" fo:padding-right="0.256cm" fo:wrap-option="wrap" draw:shadow-color="#808000"/>
    </style:style>
    <style:style style:name="pr14" style:family="presentation" style:parent-style-name="Default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13cm" fo:min-width="0cm" fo:padding-top="0.128cm" fo:padding-bottom="0.128cm" fo:padding-left="0.256cm" fo:padding-right="0.256cm" fo:wrap-option="wrap" draw:shadow-color="#808000"/>
    </style:style>
    <style:style style:name="pr15" style:family="presentation" style:parent-style-name="Default-notes">
      <style:graphic-properties draw:stroke="none" draw:fill="none" draw:fill-color="#00cc99" draw:textarea-horizontal-align="left" draw:textarea-vertical-align="top" draw:auto-grow-height="false" draw:auto-grow-width="false" fo:min-height="11.719cm" fo:min-width="0cm" fo:padding-top="0.134cm" fo:padding-bottom="0.134cm" fo:padding-left="0.268cm" fo:padding-right="0.268cm" fo:wrap-option="wrap" draw:shadow-color="#808080"/>
    </style:style>
    <style:style style:name="pr16" style:family="presentation" style:parent-style-name="Default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2.634cm" fo:min-width="0cm" fo:padding-top="0.128cm" fo:padding-bottom="0.128cm" fo:padding-left="0.256cm" fo:padding-right="0.256cm" fo:wrap-option="wrap" draw:shadow-color="#808000"/>
    </style:style>
    <style:style style:name="pr17" style:family="presentation" style:parent-style-name="Default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209cm" fo:min-width="0cm" fo:padding-top="0.128cm" fo:padding-bottom="0.128cm" fo:padding-left="0.256cm" fo:padding-right="0.256cm" fo:wrap-option="wrap" draw:shadow-color="#808000"/>
    </style:style>
    <style:style style:name="pr18" style:family="presentation" style:parent-style-name="Default-outline1">
      <style:graphic-properties draw:stroke="none" draw:fill="none" draw:fill-color="#339933" draw:textarea-horizontal-align="justify" draw:textarea-vertical-align="top" draw:auto-grow-height="false" draw:auto-grow-width="false" draw:fit-to-size="shrink-to-fit" fo:min-height="13.291cm" fo:min-width="0cm" fo:padding-top="0.128cm" fo:padding-bottom="0.128cm" fo:padding-left="0.256cm" fo:padding-right="0.256cm" fo:wrap-option="wrap" draw:shadow-color="#808000"/>
    </style:style>
    <style:style style:name="pr19" style:family="presentation" style:parent-style-name="Default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3.291cm" fo:min-width="0cm" fo:padding-top="0.128cm" fo:padding-bottom="0.128cm" fo:padding-left="0.256cm" fo:padding-right="0.256cm" fo:wrap-option="wrap" draw:shadow-color="#808000"/>
    </style:style>
    <style:style style:name="pr20" style:family="presentation" style:parent-style-name="Default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3.966cm" fo:min-width="0cm" fo:padding-top="0.128cm" fo:padding-bottom="0.128cm" fo:padding-left="0.256cm" fo:padding-right="0.256cm" fo:wrap-option="wrap" draw:shadow-color="#808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.952cm" fo:margin-right="0cm" fo:margin-top="0.246cm" fo:margin-bottom="0cm" fo:text-indent="-0.952cm"/>
    </style:style>
    <style:style style:name="P5" style:family="paragraph">
      <style:paragraph-properties fo:margin-left="0.952cm" fo:margin-right="0cm" fo:margin-top="0.088cm" fo:margin-bottom="0cm" fo:text-indent="-0.952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1.27cm" fo:margin-right="0cm" fo:text-indent="-1.27cm"/>
    </style:style>
    <style:style style:name="P9" style:family="paragraph">
      <style:paragraph-properties fo:margin-left="1.693cm" fo:margin-right="0cm" fo:margin-top="0.176cm" fo:margin-bottom="0cm" fo:line-height="90%" fo:text-indent="-1.693cm"/>
    </style:style>
    <style:style style:name="P10" style:family="paragraph">
      <style:paragraph-properties fo:margin-left="0cm" fo:margin-right="0cm" fo:margin-top="0.176cm" fo:margin-bottom="0cm" fo:line-height="90%" fo:text-indent="0cm"/>
    </style:style>
    <style:style style:name="P11" style:family="paragraph">
      <style:paragraph-properties fo:margin-left="0cm" fo:margin-right="0cm" fo:margin-top="0.529cm" fo:margin-bottom="0cm" fo:text-indent="0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0cm" fo:margin-right="0cm" fo:margin-top="0.282cm" fo:margin-bottom="0cm" fo:line-height="90%" fo:text-indent="0cm"/>
    </style:style>
    <style:style style:name="P14" style:family="paragraph">
      <style:paragraph-properties fo:margin-left="3.016cm" fo:margin-right="0cm" fo:margin-top="0.246cm" fo:margin-bottom="0cm" fo:line-height="90%" fo:text-align="center" fo:text-indent="-0.635cm">
        <style:tab-stops>
          <style:tab-stop style:position="0cm"/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</style:style>
    <style:style style:name="P15" style:family="paragraph">
      <style:paragraph-properties fo:margin-left="3.016cm" fo:margin-right="0cm" fo:margin-top="0.088cm" fo:margin-bottom="0cm" fo:line-height="90%" fo:text-align="center" fo:text-indent="-0.635cm"/>
    </style:style>
    <style:style style:name="P16" style:family="paragraph">
      <style:paragraph-properties fo:margin-left="2.063cm" fo:margin-right="0cm" fo:margin-top="0.246cm" fo:margin-bottom="0cm" fo:line-height="90%" fo:text-indent="-0.793cm"/>
    </style:style>
    <style:style style:name="P17" style:family="paragraph">
      <style:paragraph-properties fo:margin-left="0cm" fo:margin-right="0cm" fo:margin-top="0.211cm" fo:margin-bottom="0cm" fo:line-height="90%" fo:text-indent="0cm"/>
    </style:style>
    <style:style style:name="P18" style:family="paragraph">
      <style:paragraph-properties fo:margin-left="3.016cm" fo:margin-right="0cm" fo:margin-top="0.211cm" fo:margin-bottom="0cm" fo:line-height="90%" fo:text-indent="-0.635cm">
        <style:tab-stops>
          <style:tab-stop style:position="0cm"/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</style:style>
    <style:style style:name="P19" style:family="paragraph">
      <style:paragraph-properties fo:margin-left="0cm" fo:margin-right="0cm" fo:margin-top="0.493cm" fo:margin-bottom="0cm" fo:text-indent="0cm"/>
    </style:style>
    <style:style style:name="P20" style:family="paragraph">
      <style:paragraph-properties fo:margin-left="0cm" fo:margin-right="0cm" fo:margin-top="0.423cm" fo:margin-bottom="0cm" fo:text-indent="0cm"/>
    </style:style>
    <style:style style:name="P21" style:family="paragraph">
      <style:paragraph-properties fo:margin-left="0cm" fo:margin-right="0cm" fo:margin-top="0.158cm" fo:margin-bottom="0cm" fo:text-indent="0cm"/>
    </style:style>
    <style:style style:name="P22" style:family="paragraph">
      <style:paragraph-properties fo:margin-left="2.063cm" fo:margin-right="0cm" fo:margin-top="0.246cm" fo:margin-bottom="0cm" fo:text-indent="-0.793cm"/>
    </style:style>
    <style:style style:name="P23" style:family="paragraph">
      <style:paragraph-properties fo:margin-left="0cm" fo:margin-right="0cm" fo:margin-top="0.246cm" fo:margin-bottom="0cm" fo:line-height="100%" fo:text-align="start" fo:text-indent="0cm" style:punctuation-wrap="simple" style:line-break="normal" style:writing-mode="lr-tb"/>
    </style:style>
    <style:style style:name="P24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</style:style>
    <style:style style:name="P25" style:family="paragraph">
      <style:paragraph-properties fo:margin-left="2.54cm" fo:margin-right="0cm" fo:margin-top="0.211cm" fo:margin-bottom="0cm" fo:line-height="100%" fo:text-align="start" fo:text-indent="0cm" style:punctuation-wrap="simple" style:line-break="normal" style:writing-mode="lr-tb"/>
    </style:style>
    <style:style style:name="P26" style:family="paragraph">
      <style:paragraph-properties fo:margin-left="0cm" fo:margin-right="0cm" fo:margin-top="0.282cm" fo:margin-bottom="0cm" fo:text-indent="0cm"/>
    </style:style>
    <style:style style:name="P27" style:family="paragraph">
      <style:paragraph-properties fo:margin-left="3.016cm" fo:margin-right="0cm" fo:margin-top="0.246cm" fo:margin-bottom="0cm" fo:text-align="center" fo:text-indent="-0.635cm">
        <style:tab-stops>
          <style:tab-stop style:position="0cm"/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</style:style>
    <style:style style:name="P28" style:family="paragraph">
      <style:paragraph-properties fo:margin-left="3.016cm" fo:margin-right="0cm" fo:margin-top="0.246cm" fo:margin-bottom="0cm" fo:text-indent="-0.635cm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30" style:family="paragraph">
      <style:paragraph-properties fo:margin-left="0cm" fo:margin-right="0cm" fo:margin-top="0.211cm" fo:margin-bottom="0cm" fo:text-indent="0cm"/>
    </style:style>
    <style:style style:name="P31" style:family="paragraph">
      <style:paragraph-properties fo:margin-left="0cm" fo:margin-right="0cm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c33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33cc"/>
    </style:style>
    <style:style style:name="T5" style:family="text">
      <style:text-properties fo:color="#cc330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cc33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fo:color="#cc99ff" fo:font-size="28pt" style:font-size-asian="28pt" style:font-size-complex="28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cc33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color="#cc3300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cc3300"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color="#0033cc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33cc" fo:font-size="28pt" fo:font-style="italic" style:font-size-asian="28pt" style:font-style-asian="italic" style:font-size-complex="28pt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font-size="20pt" fo:language="en" fo:country="US" style:font-size-asian="20pt" style:font-size-complex="20pt"/>
    </style:style>
    <style:style style:name="T20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/>
    </style:style>
    <style:style style:name="T23" style:family="text">
      <style:text-properties style:font-name="Symbol" fo:language="en" fo:country="US" style:font-name-asian="Symbol" style:font-name-complex="Symbol"/>
    </style:style>
    <style:style style:name="T24" style:family="text">
      <style:text-properties fo:color="#cc3300" fo:language="en" fo:country="US"/>
    </style:style>
    <style:style style:name="T25" style:family="text">
      <style:text-properties fo:color="#ff3300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ff33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fo:font-style="italic" style:font-size-asian="20pt" style:font-style-asian="italic" style:font-size-complex="20pt" style:font-style-complex="italic"/>
    </style:style>
    <style:style style:name="T29" style:family="text">
      <style:text-properties style:text-position="-25% 58%" fo:font-size="20pt" style:font-size-asian="20pt" style:font-size-complex="20pt"/>
    </style:style>
    <style:style style:name="T30" style:family="text">
      <style:text-properties fo:color="#000000" style:font-name="Symbol" fo:font-size="20pt" style:font-name-asian="Symbol" style:font-size-asian="20pt" style:font-name-complex="Symbol" style:font-size-complex="20pt"/>
    </style:style>
    <style:style style:name="T31" style:family="text">
      <style:text-properties fo:color="#000000" fo:font-size="20pt" style:font-size-asian="20pt" style:font-size-complex="20pt"/>
    </style:style>
    <style:style style:name="T32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33" style:family="text">
      <style:text-properties fo:color="#000000" fo:font-size="20pt" style:font-name-asian="Times New Roman" style:font-size-asian="20pt" style:font-name-complex="Times New Roman" style:font-size-complex="20pt"/>
    </style:style>
    <style:style style:name="T34" style:family="text">
      <style:text-properties fo:color="#0033cc" fo:font-size="20pt" fo:font-weight="bold" style:font-size-asian="20pt" style:font-weight-asian="bold" style:font-size-complex="20pt" style:font-weight-complex="bold"/>
    </style:style>
    <style:style style:name="T35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000000" fo:font-size="18pt" style:font-size-asian="18pt" style:font-size-complex="18pt"/>
    </style:style>
    <style:style style:name="T38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3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color="#cc3300" fo:language="en" fo:country="US" fo:font-weight="bold" style:font-weight-asian="bold" style:font-weight-complex="bold"/>
    </style:style>
    <style:style style:name="T41" style:family="text">
      <style:text-properties fo:color="#ff3300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Symbol" fo:font-weight="bold" style:font-name-asian="Symbol" style:font-weight-asian="bold" style:font-name-complex="Symbol" style:font-weight-complex="bold"/>
    </style:style>
    <style:style style:name="T45" style:family="text">
      <style:text-properties fo:font-size="32pt" fo:font-style="italic" style:font-size-asian="32pt" style:font-style-asian="italic" style:font-size-complex="32pt" style:font-style-complex="italic"/>
    </style:style>
    <style:style style:name="T46" style:family="text">
      <style:text-properties fo:color="#0033cc"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7" style:family="text">
      <style:text-properties fo:color="#0033cc" fo:font-size="20pt" fo:language="en" fo:country="US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48" style:family="text">
      <style:text-properties fo:color="#cc3300" fo:font-size="20pt" fo:language="en" fo:country="US" style:font-size-asian="20pt" style:font-size-complex="20pt"/>
    </style:style>
    <style:style style:name="T49" style:family="text">
      <style:text-properties fo:font-size="20pt" fo:language="en" fo:country="US" style:font-name-asian="Times New Roman" style:font-size-asian="20pt" style:font-name-complex="Times New Roman" style:font-size-complex="20pt"/>
    </style:style>
    <style:style style:name="T50" style:family="text">
      <style:text-properties fo:color="#0033cc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1" style:family="text">
      <style:text-properties fo:color="#cc3300" fo:font-size="20pt" style:font-size-asian="20pt" style:font-size-complex="20pt"/>
    </style:style>
    <style:style style:name="T52" style:family="text">
      <style:text-properties fo:font-size="20pt" style:font-name-asian="Times New Roman" style:font-size-asian="20pt" style:font-name-complex="Times New Roman" style:font-size-complex="20pt"/>
    </style:style>
    <style:style style:name="T53" style:family="text">
      <style:text-properties fo:color="#cc3300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cc3300" fo:font-weight="bold" style:font-weight-asian="bold" style:font-weight-complex="bold"/>
    </style:style>
    <style:style style:name="T55" style:family="text">
      <style:text-properties style:font-name="Symbol" fo:font-size="20pt" style:font-name-asian="Symbol" style:font-size-asian="20pt" style:font-name-complex="Symbol" style:font-size-complex="20pt"/>
    </style:style>
    <style:style style:name="T56" style:family="text">
      <style:text-properties fo:font-size="20pt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57" style:family="text">
      <style:text-properties fo:color="#cc3300" fo:font-size="20pt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58" style:family="text">
      <style:text-properties fo:color="#cc33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9" style:family="text">
      <style:text-properties fo:color="#cc3300" fo:font-size="28pt" fo:language="en" fo:country="US" style:font-size-asian="28pt" style:font-size-complex="28pt"/>
    </style:style>
    <style:style style:name="T60" style:family="text">
      <style:text-properties fo:color="#0033cc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1" style:family="text">
      <style:text-properties fo:color="#0033cc" fo:font-size="28pt" fo:language="en" fo:country="US" fo:font-weight="bold" style:font-size-asian="28pt" style:font-weight-asian="bold" style:font-size-complex="28pt" style:font-weight-complex="bold"/>
    </style:style>
    <style:style style:name="T62" style:family="text">
      <style:text-properties fo:font-size="28pt" fo:language="en" fo:country="US" style:font-size-asian="28pt" style:font-size-complex="28pt"/>
    </style:style>
    <style:style style:name="T63" style:family="text">
      <style:text-properties fo:color="#cc3300" style:font-name="Symbol" fo:font-size="28pt" fo:language="en" fo:country="US" style:font-name-asian="Symbol" style:font-size-asian="28pt" style:font-name-complex="Symbol" style:font-size-complex="28pt"/>
    </style:style>
    <style:style style:name="T64" style:family="text">
      <style:text-properties fo:color="#3dde2c" fo:font-size="28pt" fo:language="en" fo:country="US" fo:font-style="italic" style:font-size-asian="28pt" style:font-style-asian="italic" style:font-size-complex="28pt" style:font-style-complex="italic"/>
    </style:style>
    <style:style style:name="T65" style:family="text">
      <style:text-properties fo:color="#cc3300" fo:font-size="28pt" fo:language="en" fo:country="US" fo:font-style="italic" style:font-size-asian="28pt" style:font-style-asian="italic" style:font-size-complex="28pt" style:font-style-complex="italic"/>
    </style:style>
    <style:style style:name="T66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67" style:family="text">
      <style:text-properties fo:color="#cc3300" fo:font-size="10pt" fo:language="en" fo:country="US" fo:font-style="italic" style:font-size-asian="10pt" style:font-style-asian="italic" style:font-size-complex="10pt" style:font-style-complex="italic"/>
    </style:style>
    <style:style style:name="T68" style:family="text">
      <style:text-properties fo:color="#0033cc" style:font-name="Symbol" fo:language="en" fo:country="US" style:font-name-asian="Symbol" style:font-name-complex="Symbol"/>
    </style:style>
    <style:style style:name="T69" style:family="text">
      <style:text-properties fo:color="#0033cc" fo:language="en" fo:country="US"/>
    </style:style>
    <style:style style:name="T70" style:family="text">
      <style:text-properties fo:color="#0033cc" fo:language="en" fo:country="US" fo:font-style="italic" style:font-style-asian="italic" style:font-style-complex="italic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fo:color="#0033cc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3" style:family="text">
      <style:text-properties fo:color="#cc3300" fo:font-style="italic" style:font-style-asian="italic" style:font-style-complex="italic"/>
    </style:style>
    <style:style style:name="T74" style:family="text">
      <style:text-properties fo:color="#cc3300"/>
    </style:style>
    <style:style style:name="T75" style:family="text">
      <style:text-properties fo:color="#cc3300" style:font-name="Symbol" style:font-name-asian="Symbol" style:font-name-complex="Symbol"/>
    </style:style>
    <style:style style:name="T76" style:family="text">
      <style:text-properties fo:color="#0033cc" fo:font-size="24pt" style:font-size-asian="24pt" style:font-size-complex="24pt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color="#cc3300" style:text-line-through-style="none" style:text-line-through-type="none" style:text-position="0% 100%" style:font-name="Times New Roman" fo:font-size="28pt" fo:language="en" fo:country="US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79" style:family="text">
      <style:text-properties fo:color="#000000" style:text-line-through-style="none" style:text-line-through-type="none" style:text-position="0% 100%" style:font-name="Times New Roman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80" style:family="text">
      <style:text-properties fo:color="#000000" style:text-line-through-style="none" style:text-line-through-type="none" style:text-position="0% 100%" style:font-name="Times New Roman" fo:font-size="28pt" fo:language="en" fo:country="US" fo:font-style="italic" fo:text-shadow="none" style:text-underline-style="none" fo:font-weight="normal" style:font-size-asian="28pt" style:font-style-asian="italic" style:font-weight-asian="normal" style:font-size-complex="28pt" style:font-style-complex="italic" style:font-weight-complex="normal" style:font-relief="none"/>
    </style:style>
    <style:style style:name="T81" style:family="text">
      <style:text-properties fo:color="#cc3300" style:text-line-through-style="none" style:text-line-through-type="none" style:text-position="0% 100%" style:font-name="Times New Roman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82" style:family="text">
      <style:text-properties fo:color="#0033cc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83" style:family="text">
      <style:text-properties fo:color="#000000" style:text-line-through-style="none" style:text-line-through-type="none" style:text-position="0% 100%" style:font-name="Times New Roman" fo:font-size="24pt" fo:language="en" fo:country="US" fo:font-style="italic" fo:text-shadow="none" style:text-underline-style="none" fo:font-weight="normal" style:font-size-asian="24pt" style:font-style-asian="italic" style:font-weight-asian="normal" style:font-size-complex="24pt" style:font-style-complex="italic" style:font-weight-complex="normal" style:font-relief="none"/>
    </style:style>
    <style:style style:name="T84" style:family="text">
      <style:text-properties fo:color="#000000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85" style:family="text">
      <style:text-properties fo:color="#000000" style:text-line-through-style="none" style:text-line-through-type="none" style:text-position="0% 100%" style:font-name="Symbol" fo:font-size="24pt" fo:language="en" fo:country="US" fo:font-style="normal" fo:text-shadow="none" style:text-underline-style="none" fo:font-weight="normal" style:font-name-asian="Symbol" style:font-size-asian="24pt" style:font-style-asian="normal" style:font-weight-asian="normal" style:font-name-complex="Symbol" style:font-size-complex="24pt" style:font-style-complex="normal" style:font-weight-complex="normal" style:font-relief="none"/>
    </style:style>
    <style:style style:name="T86" style:family="text">
      <style:text-properties fo:color="#000000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87" style:family="text">
      <style:text-properties fo:color="#0033cc" fo:font-size="28pt" fo:language="en" fo:country="US" style:font-size-asian="28pt" style:font-size-complex="28pt"/>
    </style:style>
    <style:style style:name="T88" style:family="text">
      <style:text-properties fo:color="#cc3300" fo:language="en" fo:country="US" fo:font-style="italic" style:font-style-asian="italic" style:font-style-complex="italic"/>
    </style:style>
    <style:style style:name="T89" style:family="text">
      <style:text-properties fo:color="#0033cc" fo:language="en" fo:country="US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color="#0033cc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fo:color="#0033cc" fo:font-weight="bold" style:font-weight-asian="bold" style:font-weight-complex="bold"/>
    </style:style>
    <style:style style:name="T92" style:family="text">
      <style:text-properties fo:color="#0033cc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3" style:family="text">
      <style:text-properties fo:color="#cc3300" fo:font-size="16pt" fo:font-weight="bold" style:font-size-asian="16pt" style:font-weight-asian="bold" style:font-size-complex="16pt" style:font-weight-complex="bold"/>
    </style:style>
    <style:style style:name="T94" style:family="text">
      <style:text-properties fo:color="#cc3300" fo:font-size="16pt" fo:language="en" fo:country="US" fo:font-weight="bold" style:font-size-asian="16pt" style:font-weight-asian="bold" style:font-size-complex="16pt" style:font-weight-complex="bold"/>
    </style:style>
    <style:style style:name="T9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96" style:family="text">
      <style:text-properties fo:color="#cc3300" fo:language="en" fo:country="US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color="#ff3300" fo:language="en" fo:country="US"/>
    </style:style>
    <style:style style:name="T98" style:family="text">
      <style:text-properties fo:color="#ff3300" fo:language="en" fo:country="US" fo:font-style="italic" style:font-style-asian="italic" style:font-style-complex="italic"/>
    </style:style>
    <style:style style:name="T99" style:family="text">
      <style:text-properties fo:color="#cc3300" style:text-position="30% 58%"/>
    </style:style>
    <style:style style:name="T100" style:family="text">
      <style:text-properties fo:color="#0033cc" style:text-underline-style="solid" style:text-underline-width="auto" style:text-underline-color="font-color"/>
    </style:style>
    <style:style style:name="T101" style:family="text">
      <style:text-properties fo:color="#000000"/>
    </style:style>
    <style:style style:name="T102" style:family="text">
      <style:text-properties fo:color="#0033cc" fo:language="en" fo:country="US" style:text-underline-style="solid" style:text-underline-width="auto" style:text-underline-color="font-color"/>
    </style:style>
    <style:style style:name="T103" style:family="text">
      <style:text-properties fo:color="#000000" fo:language="en" fo:country="US"/>
    </style:style>
    <style:style style:name="T104" style:family="text">
      <style:text-properties fo:color="#0033cc" fo:language="en" fo:country="US" fo:font-weight="bold" style:font-weight-asian="bold" style:font-weight-complex="bold"/>
    </style:style>
    <style:style style:name="T105" style:family="text">
      <style:text-properties fo:color="#010000" fo:font-size="28pt" fo:language="en" fo:country="US" style:font-size-asian="28pt" style:font-size-complex="28pt"/>
    </style:style>
    <style:style style:name="T106" style:family="text">
      <style:text-properties fo:color="#339933" fo:language="en" fo:country="US" fo:font-style="italic" fo:font-weight="bold" style:font-style-asian="italic" style:font-weight-asian="bold" style:font-style-complex="italic" style:font-weight-complex="bold"/>
    </style:style>
    <style:style style:name="T107" style:family="text">
      <style:text-properties fo:color="#339933" fo:language="en" fo:country="US" fo:font-weight="bold" style:font-weight-asian="bold" style:font-weight-complex="bold"/>
    </style:style>
    <style:style style:name="T108" style:family="text">
      <style:text-properties fo:color="#339933" style:text-position="30% 58%" fo:language="en" fo:country="US" fo:font-weight="bold" style:font-weight-asian="bold" style:font-weight-complex="bold"/>
    </style:style>
    <style:style style:name="T109" style:family="text">
      <style:text-properties fo:color="#339933" style:text-position="20% 58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0" style:family="text">
      <style:text-properties fo:color="#339933" style:text-position="30% 58%" fo:language="en" fo:country="US" fo:font-style="italic" fo:font-weight="bold" style:font-style-asian="italic" style:font-weight-asian="bold" style:font-style-complex="italic" style:font-weight-complex="bold"/>
    </style:style>
    <style:style style:name="T111" style:family="text">
      <style:text-properties fo:color="#339933" style:text-position="30% 58%" style:font-name="Symbol" fo:language="en" fo:country="US" fo:font-weight="bold" style:font-name-asian="Symbol" style:font-weight-asian="bold" style:font-name-complex="Symbol" style:font-weight-complex="bold"/>
    </style:style>
    <style:style style:name="T112" style:family="text">
      <style:text-properties fo:color="#339933" style:font-name="Symbol" fo:font-size="28pt" fo:language="en" fo:country="US" fo:font-weight="bold" style:font-name-asian="Symbol" style:font-size-asian="28pt" style:font-weight-asian="bold" style:font-name-complex="Symbol" style:font-size-complex="28pt" style:font-weight-complex="bold"/>
    </style:style>
    <style:style style:name="T113" style:family="text">
      <style:text-properties fo:color="#339933" fo:font-size="28pt" fo:language="en" fo:country="US" fo:font-weight="bold" style:font-size-asian="28pt" style:font-weight-asian="bold" style:font-size-complex="28pt" style:font-weight-complex="bold"/>
    </style:style>
    <style:style style:name="T114" style:family="text">
      <style:text-properties fo:color="#339933" style:font-name="Symbol" fo:language="en" fo:country="US" fo:font-weight="bold" style:font-name-asian="Symbol" style:font-weight-asian="bold" style:font-name-complex="Symbol" style:font-weight-complex="bold"/>
    </style:style>
    <style:style style:name="T115" style:family="text">
      <style:text-properties fo:color="#339933" fo:language="en" fo:country="US" fo:font-style="italic" style:font-style-asian="italic" style:font-style-complex="italic"/>
    </style:style>
    <style:style style:name="T116" style:family="text">
      <style:text-properties fo:color="#339933" fo:language="en" fo:country="US"/>
    </style:style>
    <style:style style:name="T117" style:family="text">
      <style:text-properties fo:color="#339933" style:font-name="Symbol" fo:language="en" fo:country="US" style:font-name-asian="Symbol" style:font-name-complex="Symbol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</text:list-style>
    <text:list-style style:name="L2">
      <text:list-level-style-bullet text:level="1" text:bullet-char="">
        <style:list-level-properties text:min-label-width="0.952cm"/>
        <style:text-properties fo:font-family="Wingdings" style:font-pitch="variable" style:font-charset="x-symbol" fo:color="#010000" fo:font-size="100%"/>
      </text:list-level-style-bullet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4.286cm" text:min-label-width="0.635cm"/>
        <style:text-properties style:font-name="Times New Roman" fo:color="#010000" fo:font-size="100%"/>
      </text:list-level-style-bullet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cc33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">
        <style:list-level-properties text:min-label-width="0.952cm"/>
        <style:text-properties fo:font-family="Wingdings" style:font-pitch="variable" style:font-charset="x-symbol" fo:color="#cc3300" fo:font-size="100%"/>
      </text:list-level-style-bullet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10000" fo:font-size="100%"/>
      </text:list-level-style-number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1" text:start-value="3">
        <style:list-level-properties text:min-label-width="1.693cm"/>
        <style:text-properties fo:color="#0033cc" fo:font-size="100%"/>
      </text:list-level-style-number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1" text:start-value="3">
        <style:list-level-properties text:min-label-width="1.693cm"/>
        <style:text-properties fo:color="#010000" fo:font-size="100%"/>
      </text:list-level-style-number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1" text:start-value="3">
        <style:list-level-properties text:min-label-width="1.693cm"/>
        <style:text-properties fo:color="#000000" fo:font-size="100%"/>
      </text:list-level-style-number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space-before="4.286cm" text:min-label-width="0.635cm"/>
        <style:text-properties style:font-name="Times New Roman" fo:color="#010000" fo:font-size="100%"/>
      </text:list-level-style-bullet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number text:level="3" style:num-format="">
        <style:list-level-properties/>
        <style:text-properties fo:color="#cc3300" fo:font-size="100%"/>
      </text:list-level-style-number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 text:space-before="4.286cm" text:min-label-width="0.635cm"/>
        <style:text-properties style:font-name="Times New Roman" fo:color="#010000" fo:font-size="100%"/>
      </text:list-level-style-bullet>
      <text:list-level-style-number text:level="2" style:num-format="">
        <style:list-level-properties/>
        <style:text-properties fo:color="#0033cc" fo:font-size="100%"/>
      </text:list-level-style-number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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 text:space-before="4.286cm" text:min-label-width="0.635cm"/>
        <style:text-properties style:font-name="Times New Roman" fo:color="#010000" fo:font-size="100%"/>
      </text:list-level-style-bullet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 text:space-before="4.286cm" text:min-label-width="0.635cm"/>
        <style:text-properties style:font-name="Times New Roman" fo:color="#010000" fo:font-size="100%"/>
      </text:list-level-style-bullet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33cc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 text:space-before="4.286cm" text:min-label-width="0.635cm"/>
        <style:text-properties style:font-name="Times New Roman" fo:color="#010000" fo:font-size="100%"/>
      </text:list-level-style-bullet>
      <text:list-level-style-number text:level="2" style:num-format="">
        <style:list-level-properties/>
        <style:text-properties fo:color="#cc3300" fo:font-size="100%"/>
      </text:list-level-style-number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•">
        <style:list-level-properties text:space-before="4.286cm" text:min-label-width="0.635cm"/>
        <style:text-properties style:font-name="Times New Roman" fo:color="#01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381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">
        <style:list-level-properties text:space-before="1.27cm"/>
        <style:text-properties fo:font-family="Wingdings" style:font-pitch="variable" style:font-charset="x-symbol" fo:color="#cc33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33cc" fo:font-size="100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•">
        <style:list-level-properties text:space-before="4.286cm" text:min-label-width="0.635cm"/>
        <style:text-properties style:font-name="Times New Roman" fo:color="#010000" fo:font-size="100%"/>
      </text:list-level-style-bullet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number text:level="3" style:num-format="">
        <style:list-level-properties/>
        <style:text-properties fo:color="#0033cc" fo:font-size="100%"/>
      </text:list-level-style-number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•">
        <style:list-level-properties text:space-before="4.286cm" text:min-label-width="0.635cm"/>
        <style:text-properties style:font-name="Times New Roman" fo:color="#010000" fo:font-size="100%"/>
      </text:list-level-style-bullet>
      <text:list-level-style-bullet text:level="2" text:bullet-char="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333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4.286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4.286cm" text:min-label-width="0.635cm"/>
        <style:text-properties style:font-name="Times New Roman" fo:color="#000000" fo:font-size="100%"/>
      </text:list-level-style-bullet>
    </text:list-style>
    <text:list-style style:name="L31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Divide and Conquer (Merge Sort)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595cm" svg:x="1.905cm" svg:y="4.929cm" presentation:class="title" presentation:user-transformed="true">
          <draw:text-box>
            <text:list text:style-name="L1">
              <text:list-header>
                <text:p text:style-name="P1"><text:span text:style-name="T1">Divide and Conquer</text:span><text:span text:style-name="T1"><text:line-break/></text:span><text:span text:style-name="T1">(Merge Sort)</text:span></text:p>
              </text:list-header>
            </text:list>
          </draw:text-box>
        </draw:frame>
        <draw:frame presentation:style-name="pr2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317cm" svg:height="9.988cm" svg:x="3.483cm" svg:y="1.998cm" draw:page-number="1" presentation:class="page"/>
          <draw:frame presentation:style-name="pr3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Divide and Conquer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Divide and Conquer</text:p>
              </text:list-header>
            </text:list>
          </draw:text-box>
        </draw:frame>
        <draw:frame presentation:style-name="pr5" draw:text-style-name="P2" draw:layer="layout" svg:width="21.59cm" svg:height="12.669cm" svg:x="1.993cm" svg:y="3.033cm" presentation:class="outline" presentation:user-transformed="true">
          <draw:text-box>
            <text:list text:style-name="L2">
              <text:list-item>
                <text:p text:style-name="P3"><text:span text:style-name="T2">Recursive in structure <text:s/>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Divide</text:span> the problem into sub-problems that are similar to the original but smaller in size</text:p>
                  </text:list-item>
                  <text:list-item>
                    <text:p text:style-name="P3"><text:span text:style-name="T3">Conquer</text:span> the sub-problems by solving them <text:span text:style-name="T4">recursively</text:span>. <text:s/>If they are small enough, just solve them in a straightforward manner.</text:p>
                  </text:list-item>
                  <text:list-item>
                    <text:p text:style-name="P3"><text:span text:style-name="T3">Combine</text:span> the solutions to create a solution to the original problem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17cm" svg:height="9.988cm" svg:x="3.484cm" svg:y="1.998cm" draw:page-number="2" presentation:class="page"/>
          <draw:frame presentation:style-name="pr6" draw:text-style-name="P2" draw:layer="layout" svg:width="14.869cm" svg:height="11.986cm" svg:x="2.707cm" svg:y="12.651cm">
            <draw:text-box>
              <text:p/>
            </draw:text-box>
          </draw:frame>
        </presentation:notes>
      </draw:page>
      <draw:page draw:name="An Example:  Merge Sor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An Example: <text:s/>Merge Sort</text:p>
              </text:list-header>
            </text:list>
          </draw:text-box>
        </draw:frame>
        <draw:frame presentation:style-name="pr7" draw:text-style-name="P2" draw:layer="layout" svg:width="21.59cm" svg:height="13.838cm" svg:x="2.028cm" svg:y="3.36cm" presentation:class="outline" presentation:user-transformed="true">
          <draw:text-box>
            <text:list text:style-name="L4">
              <text:list-header>
                <text:p text:style-name="P4"><text:span text:style-name="T5">Sorting Problem</text:span><text:span text:style-name="T6">:</text:span><text:span text:style-name="T7"> </text:span><text:span text:style-name="T8">Sort a sequence of </text:span><text:span text:style-name="T9">n</text:span><text:span text:style-name="T8"> elements into non-decreasing order.</text:span></text:p>
              </text:list-header>
            </text:list>
            <text:list text:style-name="L5">
              <text:list-header>
                <text:p text:style-name="P4"><text:span text:style-name="T9"/></text:p>
              </text:list-header>
            </text:list>
            <text:list text:style-name="L6">
              <text:list-item>
                <text:p text:style-name="P3"><text:span text:style-name="T10">Divide</text:span><text:span text:style-name="T11">:</text:span><text:span text:style-name="T2"> <text:s/>Divide the </text:span><text:span text:style-name="T12">n</text:span><text:span text:style-name="T2">-element sequence to be sorted into two subsequences of </text:span><text:span text:style-name="T12">n/2</text:span><text:span text:style-name="T2"> elements each</text:span></text:p>
              </text:list-item>
            </text:list>
            <text:list text:style-name="L7">
              <text:list-header>
                <text:p text:style-name="P5"><text:span text:style-name="T13"/></text:p>
              </text:list-header>
            </text:list>
            <text:list text:style-name="L6">
              <text:list-item>
                <text:p text:style-name="P3"><text:span text:style-name="T10">Conquer:</text:span><text:span text:style-name="T2"> <text:s/>Sort the two subsequences recursively using merge sort.</text:span></text:p>
              </text:list-item>
            </text:list>
            <text:list text:style-name="L7">
              <text:list-header>
                <text:p text:style-name="P5"><text:span text:style-name="T13"/></text:p>
              </text:list-header>
            </text:list>
            <text:list text:style-name="L6">
              <text:list-item>
                <text:p text:style-name="P3"><text:span text:style-name="T10">Combine</text:span><text:span text:style-name="T11">:</text:span><text:span text:style-name="T7"> </text:span><text:span text:style-name="T2"><text:s/>Merge the two sorted subsequences to produce the sorted answer.</text:span></text:p>
              </text:list-item>
            </text:list>
          </draw:text-box>
        </draw:frame>
        <presentation:notes draw:style-name="dp3">
          <draw:page-thumbnail draw:layer="layout" svg:width="13.317cm" svg:height="9.988cm" svg:x="3.484cm" svg:y="1.998cm" draw:page-number="3" presentation:class="page"/>
          <draw:frame presentation:style-name="pr6" draw:text-style-name="P2" draw:layer="layout" svg:width="14.869cm" svg:height="11.986cm" svg:x="2.707cm" svg:y="12.651cm">
            <draw:text-box>
              <text:p/>
            </draw:text-box>
          </draw:frame>
        </presentation:notes>
      </draw:page>
      <draw:page draw:name="Merge Sort – Example " draw:style-name="dp4" draw:master-page-name="Default" presentation:presentation-page-layout-name="AL3T19">
        <office:forms form:automatic-focus="false" form:apply-design-mode="false"/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Merge Sort – Example </text:p>
              </text:list-header>
            </text:list>
          </draw:text-box>
        </draw:frame>
        <draw:custom-shape draw:style-name="gr2" draw:text-style-name="P2" draw:layer="layout" svg:width="1.349cm" svg:height="1.277cm" svg:x="6.478cm" svg:y="15.813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8.052cm" svg:y="15.813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9.631cm" svg:y="15.813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1.205cm" svg:y="15.813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2.784cm" svg:y="15.813cm">
          <text:list text:style-name="L8">
            <text:list-header>
              <text:p text:style-name="P6">2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4.358cm" svg:y="15.813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5.937cm" svg:y="15.813cm">
          <text:list text:style-name="L8">
            <text:list-header>
              <text:p text:style-name="P6">1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7.511cm" svg:y="15.813cm">
          <text:list text:style-name="L8">
            <text:list-header>
              <text:p text:style-name="P6">5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9.09cm" svg:y="15.813cm">
          <text:list text:style-name="L8">
            <text:list-header>
              <text:p text:style-name="P6">3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0.664cm" svg:y="15.813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2.243cm" svg:y="15.813cm">
          <text:list text:style-name="L8">
            <text:list-header>
              <text:p text:style-name="P6">9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3.821cm" svg:y="15.813cm">
          <text:list text:style-name="L8">
            <text:list-header>
              <text:p text:style-name="P6"><text:s/>2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.341cm" svg:y="3.268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.805cm" svg:y="3.268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4.269cm" svg:y="3.268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5.733cm" svg:y="3.268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7.197cm" svg:y="3.268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8.661cm" svg:y="3.268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0.125cm" svg:y="3.268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1.589cm" svg:y="3.268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3.053cm" svg:y="3.268cm">
          <text:list text:style-name="L8">
            <text:list-header>
              <text:p text:style-name="P6">2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4.517cm" svg:y="3.268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5.981cm" svg:y="3.268cm">
          <text:list text:style-name="L8">
            <text:list-header>
              <text:p text:style-name="P6">1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7.445cm" svg:y="3.268cm">
          <text:list text:style-name="L8">
            <text:list-header>
              <text:p text:style-name="P6">5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8.909cm" svg:y="3.268cm">
          <text:list text:style-name="L8">
            <text:list-header>
              <text:p text:style-name="P6">3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0.373cm" svg:y="3.268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1.837cm" svg:y="3.268cm">
          <text:list text:style-name="L8">
            <text:list-header>
              <text:p text:style-name="P6">9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3.306cm" svg:y="3.268cm">
          <text:list text:style-name="L8">
            <text:list-header>
              <text:p text:style-name="P6"><text:s/>2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0.838cm" svg:y="7.078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2.302cm" svg:y="7.078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3.766cm" svg:y="7.078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5.23cm" svg:y="7.078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6.694cm" svg:y="7.078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8.158cm" svg:y="7.078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9.622cm" svg:y="7.078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11.086cm" svg:y="7.078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2.815cm" svg:y="7.042cm">
          <text:list text:style-name="L8">
            <text:list-header>
              <text:p text:style-name="P6">2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4.279cm" svg:y="7.042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5.743cm" svg:y="7.042cm">
          <text:list text:style-name="L8">
            <text:list-header>
              <text:p text:style-name="P6">1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7.207cm" svg:y="7.042cm">
          <text:list text:style-name="L8">
            <text:list-header>
              <text:p text:style-name="P6">5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8.671cm" svg:y="7.042cm">
          <text:list text:style-name="L8">
            <text:list-header>
              <text:p text:style-name="P6">3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0.135cm" svg:y="7.042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1.599cm" svg:y="7.042cm">
          <text:list text:style-name="L8">
            <text:list-header>
              <text:p text:style-name="P6">9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3.067cm" svg:y="7.042cm">
          <text:list text:style-name="L8">
            <text:list-header>
              <text:p text:style-name="P6"><text:s/>2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973cm" svg:y1="4.599cm" svg:x2="7.175cm" svg:y2="6.967cm">
          <text:p/>
        </draw:line>
        <draw:line draw:style-name="gr4" draw:text-style-name="P7" draw:layer="layout" svg:x1="12.938cm" svg:y1="4.599cm" svg:x2="18.569cm" svg:y2="7.038cm">
          <text:p/>
        </draw:line>
        <draw:line draw:style-name="gr5" draw:text-style-name="P7" draw:layer="layout" svg:x1="12.599cm" svg:y1="6.998cm" svg:x2="12.599cm" svg:y2="8.445cm">
          <text:p/>
        </draw:line>
        <draw:line draw:style-name="gr5" draw:text-style-name="P7" draw:layer="layout" svg:x1="12.612cm" svg:y1="10.032cm" svg:x2="12.612cm" svg:y2="11.479cm">
          <text:p/>
        </draw:line>
        <draw:line draw:style-name="gr5" draw:text-style-name="P7" draw:layer="layout" svg:x1="6.341cm" svg:y1="13.234cm" svg:x2="6.341cm" svg:y2="14.68cm">
          <text:p/>
        </draw:line>
        <draw:custom-shape draw:style-name="gr3" draw:text-style-name="P2" draw:layer="layout" svg:width="1.411cm" svg:height="1.277cm" svg:x="0.463cm" svg:y="10.138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1.927cm" svg:y="10.138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3.391cm" svg:y="10.138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4.855cm" svg:y="10.138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6.566cm" svg:y="10.107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8.03cm" svg:y="10.107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9.494cm" svg:y="10.107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10.958cm" svg:y="10.107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6.434cm" svg:y1="10.164cm" svg:x2="6.434cm" svg:y2="11.611cm">
          <text:p/>
        </draw:line>
        <draw:line draw:style-name="gr4" draw:text-style-name="P7" draw:layer="layout" svg:x1="6.587cm" svg:y1="8.409cm" svg:x2="3.328cm" svg:y2="10.059cm">
          <text:p/>
        </draw:line>
        <draw:line draw:style-name="gr4" draw:text-style-name="P7" draw:layer="layout" svg:x1="6.557cm" svg:y1="8.48cm" svg:x2="9.441cm" svg:y2="10.023cm">
          <text:p/>
        </draw:line>
        <draw:custom-shape draw:style-name="gr2" draw:text-style-name="P2" draw:layer="layout" svg:width="1.349cm" svg:height="1.277cm" svg:x="12.899cm" svg:y="10.072cm">
          <text:list text:style-name="L8">
            <text:list-header>
              <text:p text:style-name="P6">2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4.363cm" svg:y="10.072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5.827cm" svg:y="10.072cm">
          <text:list text:style-name="L8">
            <text:list-header>
              <text:p text:style-name="P6">1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7.291cm" svg:y="10.072cm">
          <text:list text:style-name="L8">
            <text:list-header>
              <text:p text:style-name="P6">5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9.068cm" svg:y="10.006cm">
          <text:list text:style-name="L8">
            <text:list-header>
              <text:p text:style-name="P6">3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0.532cm" svg:y="10.006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1.996cm" svg:y="10.006cm">
          <text:list text:style-name="L8">
            <text:list-header>
              <text:p text:style-name="P6">9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3.464cm" svg:y="10.006cm">
          <text:list text:style-name="L8">
            <text:list-header>
              <text:p text:style-name="P6"><text:s/>2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18.86cm" svg:y1="9.997cm" svg:x2="18.86cm" svg:y2="11.443cm">
          <text:p/>
        </draw:line>
        <draw:line draw:style-name="gr4" draw:text-style-name="P7" draw:layer="layout" svg:x1="18.639cm" svg:y1="8.339cm" svg:x2="15.79cm" svg:y2="10.023cm">
          <text:p/>
        </draw:line>
        <draw:line draw:style-name="gr4" draw:text-style-name="P7" draw:layer="layout" svg:x1="18.671cm" svg:y1="8.339cm" svg:x2="22.035cm" svg:y2="9.953cm">
          <text:p/>
        </draw:line>
        <draw:g>
          <draw:custom-shape draw:style-name="gr3" draw:text-style-name="P2" draw:layer="layout" svg:width="1.411cm" svg:height="1.277cm" svg:x="0.269cm" svg:y="13.137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1.733cm" svg:y="13.137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2cm" svg:height="1.277cm" svg:x="3.373cm" svg:y="13.137cm">
            <text:list text:style-name="L8">
              <text:list-header>
                <text:p text:style-name="P6">32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2cm" svg:height="1.277cm" svg:x="4.837cm" svg:y="13.137cm">
            <text:list text:style-name="L8">
              <text:list-header>
                <text:p text:style-name="P6"><text:s/>6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3.197cm" svg:y1="13.106cm" svg:x2="3.197cm" svg:y2="14.552cm">
            <text:p/>
          </draw:line>
          <draw:line draw:style-name="gr4" draw:text-style-name="P7" draw:layer="layout" svg:x1="3.293cm" svg:y1="11.501cm" svg:x2="1.648cm" svg:y2="13.181cm">
            <text:p/>
          </draw:line>
          <draw:line draw:style-name="gr4" draw:text-style-name="P7" draw:layer="layout" svg:x1="3.259cm" svg:y1="11.501cm" svg:x2="4.908cm" svg:y2="13.079cm">
            <text:p/>
          </draw:line>
        </draw:g>
        <draw:line draw:style-name="gr4" draw:text-style-name="P7" draw:layer="layout" svg:x1="9.471cm" svg:y1="11.43cm" svg:x2="7.928cm" svg:y2="13.079cm">
          <text:p/>
        </draw:line>
        <draw:custom-shape draw:style-name="gr3" draw:text-style-name="P2" draw:layer="layout" svg:width="1.412cm" svg:height="1.277cm" svg:x="6.473cm" svg:y="13.141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7.938cm" svg:y="13.141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9.538cm" svg:y="13.141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11.002cm" svg:y="13.141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9.397cm" svg:y1="13.101cm" svg:x2="9.397cm" svg:y2="14.548cm">
          <text:p/>
        </draw:line>
        <draw:line draw:style-name="gr4" draw:text-style-name="P7" draw:layer="layout" svg:x1="9.507cm" svg:y1="11.501cm" svg:x2="11.086cm" svg:y2="13.11cm">
          <text:p/>
        </draw:line>
        <draw:custom-shape draw:style-name="gr2" draw:text-style-name="P2" draw:layer="layout" svg:width="1.349cm" svg:height="1.277cm" svg:x="12.766cm" svg:y="13.137cm">
          <text:list text:style-name="L8">
            <text:list-header>
              <text:p text:style-name="P6">2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4.23cm" svg:y="13.137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5.871cm" svg:y="13.137cm">
          <text:list text:style-name="L8">
            <text:list-header>
              <text:p text:style-name="P6">1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7.335cm" svg:y="13.137cm">
          <text:list text:style-name="L8">
            <text:list-header>
              <text:p text:style-name="P6">55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12.577cm" svg:y1="13.15cm" svg:x2="12.577cm" svg:y2="14.596cm">
          <text:p/>
        </draw:line>
        <draw:line draw:style-name="gr5" draw:text-style-name="P7" draw:layer="layout" svg:x1="15.677cm" svg:y1="13.128cm" svg:x2="15.677cm" svg:y2="14.574cm">
          <text:p/>
        </draw:line>
        <draw:line draw:style-name="gr5" draw:text-style-name="P7" draw:layer="layout" svg:x1="18.812cm" svg:y1="13.07cm" svg:x2="18.812cm" svg:y2="14.517cm">
          <text:p/>
        </draw:line>
        <draw:line draw:style-name="gr4" draw:text-style-name="P7" draw:layer="layout" svg:x1="15.79cm" svg:y1="11.43cm" svg:x2="14.141cm" svg:y2="13.11cm">
          <text:p/>
        </draw:line>
        <draw:line draw:style-name="gr4" draw:text-style-name="P7" draw:layer="layout" svg:x1="15.791cm" svg:y1="11.395cm" svg:x2="17.264cm" svg:y2="13.079cm">
          <text:p/>
        </draw:line>
        <draw:custom-shape draw:style-name="gr2" draw:text-style-name="P2" draw:layer="layout" svg:width="1.349cm" svg:height="1.277cm" svg:x="18.975cm" svg:y="13.106cm">
          <text:list text:style-name="L8">
            <text:list-header>
              <text:p text:style-name="P6">3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0.439cm" svg:y="13.106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2.075cm" svg:y="13.106cm">
          <text:list text:style-name="L8">
            <text:list-header>
              <text:p text:style-name="P6">9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23.544cm" svg:y="13.106cm">
          <text:list text:style-name="L8">
            <text:list-header>
              <text:p text:style-name="P6"><text:s/>2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21.947cm" svg:y1="13.119cm" svg:x2="21.947cm" svg:y2="14.565cm">
          <text:p/>
        </draw:line>
        <draw:line draw:style-name="gr4" draw:text-style-name="P7" draw:layer="layout" svg:x1="21.933cm" svg:y1="11.223cm" svg:x2="20.39cm" svg:y2="13.079cm">
          <text:p/>
        </draw:line>
        <draw:line draw:style-name="gr4" draw:text-style-name="P7" draw:layer="layout" svg:x1="21.934cm" svg:y1="11.192cm" svg:x2="23.513cm" svg:y2="13.11cm">
          <text:p/>
        </draw:line>
        <draw:line draw:style-name="gr4" draw:text-style-name="P7" draw:layer="layout" svg:x1="7.858cm" svg:y1="14.38cm" svg:x2="7.104cm" svg:y2="15.822cm">
          <text:p/>
        </draw:line>
        <draw:line draw:style-name="gr4" draw:text-style-name="P7" draw:layer="layout" svg:x1="7.893cm" svg:y1="14.486cm" svg:x2="8.718cm" svg:y2="15.822cm">
          <text:p/>
        </draw:line>
        <draw:line draw:style-name="gr4" draw:text-style-name="P7" draw:layer="layout" svg:x1="11.019cm" svg:y1="14.486cm" svg:x2="10.23cm" svg:y2="15.791cm">
          <text:p/>
        </draw:line>
        <draw:line draw:style-name="gr4" draw:text-style-name="P7" draw:layer="layout" svg:x1="11.086cm" svg:y1="14.486cm" svg:x2="11.911cm" svg:y2="15.822cm">
          <text:p/>
        </draw:line>
        <draw:line draw:style-name="gr4" draw:text-style-name="P7" draw:layer="layout" svg:x1="14.142cm" svg:y1="14.38cm" svg:x2="13.388cm" svg:y2="15.822cm">
          <text:p/>
        </draw:line>
        <draw:line draw:style-name="gr4" draw:text-style-name="P7" draw:layer="layout" svg:x1="14.177cm" svg:y1="14.415cm" svg:x2="15.033cm" svg:y2="15.791cm">
          <text:p/>
        </draw:line>
        <draw:line draw:style-name="gr4" draw:text-style-name="P7" draw:layer="layout" svg:x1="17.264cm" svg:y1="14.486cm" svg:x2="16.51cm" svg:y2="15.822cm">
          <text:p/>
        </draw:line>
        <draw:line draw:style-name="gr4" draw:text-style-name="P7" draw:layer="layout" svg:x1="17.335cm" svg:y1="14.521cm" svg:x2="18.159cm" svg:y2="15.822cm">
          <text:p/>
        </draw:line>
        <draw:line draw:style-name="gr4" draw:text-style-name="P7" draw:layer="layout" svg:x1="20.421cm" svg:y1="14.349cm" svg:x2="19.703cm" svg:y2="15.791cm">
          <text:p/>
        </draw:line>
        <draw:line draw:style-name="gr4" draw:text-style-name="P7" draw:layer="layout" svg:x1="20.421cm" svg:y1="14.415cm" svg:x2="21.383cm" svg:y2="15.787cm">
          <text:p/>
        </draw:line>
        <draw:line draw:style-name="gr4" draw:text-style-name="P7" draw:layer="layout" svg:x1="23.441cm" svg:y1="14.38cm" svg:x2="22.758cm" svg:y2="15.822cm">
          <text:p/>
        </draw:line>
        <draw:line draw:style-name="gr4" draw:text-style-name="P7" draw:layer="layout" svg:x1="23.548cm" svg:y1="14.314cm" svg:x2="24.403cm" svg:y2="15.822cm">
          <text:p/>
        </draw:line>
        <draw:g>
          <draw:custom-shape draw:style-name="gr2" draw:text-style-name="P2" draw:layer="layout" svg:width="1.349cm" svg:height="1.277cm" svg:x="0.172cm" svg:y="15.813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349cm" svg:height="1.277cm" svg:x="1.746cm" svg:y="15.813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1.715cm" svg:y1="14.349cm" svg:x2="0.719cm" svg:y2="15.791cm">
            <text:p/>
          </draw:line>
          <draw:line draw:style-name="gr4" draw:text-style-name="P7" draw:layer="layout" svg:x1="1.715cm" svg:y1="14.38cm" svg:x2="2.267cm" svg:y2="15.756cm">
            <text:p/>
          </draw:line>
          <draw:line draw:style-name="gr5" draw:text-style-name="P7" draw:layer="layout" svg:x1="1.596cm" svg:y1="15.826cm" svg:x2="1.596cm" svg:y2="17.273cm">
            <text:p/>
          </draw:line>
          <draw:line draw:style-name="gr5" draw:text-style-name="P7" draw:layer="layout" svg:x1="3.224cm" svg:y1="15.804cm" svg:x2="3.224cm" svg:y2="17.251cm">
            <text:p/>
          </draw:line>
        </draw:g>
        <draw:custom-shape draw:style-name="gr2" draw:text-style-name="P2" draw:layer="layout" svg:width="1.349cm" svg:height="1.277cm" svg:x="3.325cm" svg:y="15.813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4.899cm" svg:y="15.813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4.771cm" svg:y1="14.415cm" svg:x2="3.775cm" svg:y2="15.822cm">
          <text:p/>
        </draw:line>
        <draw:line draw:style-name="gr4" draw:text-style-name="P7" draw:layer="layout" svg:x1="4.807cm" svg:y1="14.38cm" svg:x2="5.525cm" svg:y2="15.791cm">
          <text:p/>
        </draw:line>
        <draw:line draw:style-name="gr5" draw:text-style-name="P7" draw:layer="layout" svg:x1="4.767cm" svg:y1="15.804cm" svg:x2="4.767cm" svg:y2="17.251cm">
          <text:p/>
        </draw:line>
        <draw:line draw:style-name="gr5" draw:text-style-name="P7" draw:layer="layout" svg:x1="6.354cm" svg:y1="15.782cm" svg:x2="6.354cm" svg:y2="17.229cm">
          <text:p/>
        </draw:line>
        <draw:line draw:style-name="gr5" draw:text-style-name="P7" draw:layer="layout" svg:x1="7.933cm" svg:y1="15.778cm" svg:x2="7.933cm" svg:y2="17.224cm">
          <text:p/>
        </draw:line>
        <draw:line draw:style-name="gr5" draw:text-style-name="P7" draw:layer="layout" svg:x1="9.556cm" svg:y1="15.862cm" svg:x2="9.556cm" svg:y2="17.308cm">
          <text:p/>
        </draw:line>
        <draw:line draw:style-name="gr5" draw:text-style-name="P7" draw:layer="layout" svg:x1="11.104cm" svg:y1="15.857cm" svg:x2="11.104cm" svg:y2="17.304cm">
          <text:p/>
        </draw:line>
        <draw:line draw:style-name="gr5" draw:text-style-name="P7" draw:layer="layout" svg:x1="12.66cm" svg:y1="15.871cm" svg:x2="12.66cm" svg:y2="17.317cm">
          <text:p/>
        </draw:line>
        <draw:line draw:style-name="gr5" draw:text-style-name="P7" draw:layer="layout" svg:x1="14.248cm" svg:y1="15.879cm" svg:x2="14.248cm" svg:y2="17.326cm">
          <text:p/>
        </draw:line>
        <draw:line draw:style-name="gr5" draw:text-style-name="P7" draw:layer="layout" svg:x1="15.804cm" svg:y1="15.787cm" svg:x2="15.804cm" svg:y2="17.233cm">
          <text:p/>
        </draw:line>
        <draw:line draw:style-name="gr5" draw:text-style-name="P7" draw:layer="layout" svg:x1="17.361cm" svg:y1="15.8cm" svg:x2="17.361cm" svg:y2="17.246cm">
          <text:p/>
        </draw:line>
        <draw:line draw:style-name="gr5" draw:text-style-name="P7" draw:layer="layout" svg:x1="18.953cm" svg:y1="15.813cm" svg:x2="18.953cm" svg:y2="17.26cm">
          <text:p/>
        </draw:line>
        <draw:line draw:style-name="gr5" draw:text-style-name="P7" draw:layer="layout" svg:x1="20.576cm" svg:y1="15.862cm" svg:x2="20.576cm" svg:y2="17.308cm">
          <text:p/>
        </draw:line>
        <draw:line draw:style-name="gr5" draw:text-style-name="P7" draw:layer="layout" svg:x1="22.088cm" svg:y1="15.826cm" svg:x2="22.088cm" svg:y2="17.273cm">
          <text:p/>
        </draw:line>
        <draw:line draw:style-name="gr5" draw:text-style-name="P7" draw:layer="layout" svg:x1="23.68cm" svg:y1="15.906cm" svg:x2="23.68cm" svg:y2="17.352cm">
          <text:p/>
        </draw:line>
        <presentation:notes draw:style-name="dp2">
          <draw:page-thumbnail draw:style-name="gr1" draw:layer="layout" svg:width="13.317cm" svg:height="9.988cm" svg:x="3.483cm" svg:y="1.998cm" draw:page-number="4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Merge Sort – Example </text:p>
              </text:list-header>
            </text:list>
          </draw:text-box>
        </draw:frame>
        <draw:g>
          <draw:custom-shape draw:style-name="gr3" draw:text-style-name="P2" draw:layer="layout" svg:width="1.411cm" svg:height="1.277cm" svg:x="0.803cm" svg:y="3.673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2.267cm" svg:y="3.673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3.731cm" svg:y="3.673cm">
            <text:list text:style-name="L8">
              <text:list-header>
                <text:p text:style-name="P6">32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5.195cm" svg:y="3.673cm">
            <text:list text:style-name="L8">
              <text:list-header>
                <text:p text:style-name="P6"><text:s/>6 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6.659cm" svg:y="3.673cm">
            <text:list text:style-name="L8">
              <text:list-header>
                <text:p text:style-name="P6">43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8.123cm" svg:y="3.673cm">
            <text:list text:style-name="L8">
              <text:list-header>
                <text:p text:style-name="P6">15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9.587cm" svg:y="3.673cm">
            <text:list text:style-name="L8">
              <text:list-header>
                <text:p text:style-name="P6"><text:s/>9 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11.051cm" svg:y="3.673cm">
            <text:list text:style-name="L8">
              <text:list-header>
                <text:p text:style-name="P6"><text:s/>1 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8" draw:id="id8">
          <draw:custom-shape draw:style-name="gr3" draw:text-style-name="P2" draw:layer="layout" svg:width="1.411cm" svg:height="1.277cm" svg:x="0.428cm" svg:y="6.734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1.892cm" svg:y="6.734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3.356cm" svg:y="6.734cm">
            <text:list text:style-name="L8">
              <text:list-header>
                <text:p text:style-name="P6">32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4.82cm" svg:y="6.734cm">
            <text:list text:style-name="L8">
              <text:list-header>
                <text:p text:style-name="P6"><text:s/>6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6.552cm" svg:y1="5.005cm" svg:x2="3.293cm" svg:y2="6.654cm">
            <text:p/>
          </draw:line>
        </draw:g>
        <draw:g xml:id="id9" draw:id="id9">
          <draw:custom-shape draw:style-name="gr3" draw:text-style-name="P2" draw:layer="layout" svg:width="1.411cm" svg:height="1.277cm" svg:x="6.531cm" svg:y="6.703cm">
            <text:list text:style-name="L8">
              <text:list-header>
                <text:p text:style-name="P6">43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7.995cm" svg:y="6.703cm">
            <text:list text:style-name="L8">
              <text:list-header>
                <text:p text:style-name="P6">15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9.459cm" svg:y="6.703cm">
            <text:list text:style-name="L8">
              <text:list-header>
                <text:p text:style-name="P6"><text:s/>9 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10.923cm" svg:y="6.703cm">
            <text:list text:style-name="L8">
              <text:list-header>
                <text:p text:style-name="P6"><text:s/>1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6.399cm" svg:y1="6.76cm" svg:x2="6.399cm" svg:y2="8.206cm">
            <text:p/>
          </draw:line>
          <draw:line draw:style-name="gr4" draw:text-style-name="P7" draw:layer="layout" svg:x1="6.522cm" svg:y1="5.076cm" svg:x2="9.406cm" svg:y2="6.619cm">
            <text:p/>
          </draw:line>
        </draw:g>
        <draw:g xml:id="id10" draw:id="id10">
          <draw:custom-shape draw:style-name="gr3" draw:text-style-name="P2" draw:layer="layout" svg:width="1.411cm" svg:height="1.277cm" svg:x="0.234cm" svg:y="9.732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1.698cm" svg:y="9.732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3.162cm" svg:y1="9.701cm" svg:x2="3.162cm" svg:y2="11.148cm">
            <text:p/>
          </draw:line>
          <draw:line draw:style-name="gr4" draw:text-style-name="P7" draw:layer="layout" svg:x1="3.258cm" svg:y1="8.096cm" svg:x2="1.613cm" svg:y2="9.776cm">
            <text:p/>
          </draw:line>
        </draw:g>
        <draw:g xml:id="id11" draw:id="id11">
          <draw:custom-shape draw:style-name="gr3" draw:text-style-name="P2" draw:layer="layout" svg:width="1.411cm" svg:height="1.277cm" svg:x="3.338cm" svg:y="9.732cm">
            <text:list text:style-name="L8">
              <text:list-header>
                <text:p text:style-name="P6">32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4.802cm" svg:y="9.732cm">
            <text:list text:style-name="L8">
              <text:list-header>
                <text:p text:style-name="P6"><text:s/>6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3.224cm" svg:y1="8.096cm" svg:x2="4.873cm" svg:y2="9.675cm">
            <text:p/>
          </draw:line>
        </draw:g>
        <draw:g xml:id="id54" draw:id="id54">
          <draw:line draw:style-name="gr4" draw:text-style-name="P7" draw:layer="layout" svg:x1="9.437cm" svg:y1="8.026cm" svg:x2="7.893cm" svg:y2="9.675cm">
            <text:p/>
          </draw:line>
          <draw:custom-shape draw:style-name="gr3" draw:text-style-name="P2" draw:layer="layout" svg:width="1.411cm" svg:height="1.277cm" svg:x="6.438cm" svg:y="9.737cm">
            <text:list text:style-name="L8">
              <text:list-header>
                <text:p text:style-name="P6">43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7.902cm" svg:y="9.737cm">
            <text:list text:style-name="L8">
              <text:list-header>
                <text:p text:style-name="P6">15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9.362cm" svg:y1="9.697cm" svg:x2="9.362cm" svg:y2="11.143cm">
            <text:p/>
          </draw:line>
        </draw:g>
        <draw:g xml:id="id55" draw:id="id55">
          <draw:custom-shape draw:style-name="gr3" draw:text-style-name="P2" draw:layer="layout" svg:width="1.411cm" svg:height="1.277cm" svg:x="9.503cm" svg:y="9.737cm">
            <text:list text:style-name="L8">
              <text:list-header>
                <text:p text:style-name="P6"><text:s/>9 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11cm" svg:height="1.277cm" svg:x="10.967cm" svg:y="9.737cm">
            <text:list text:style-name="L8">
              <text:list-header>
                <text:p text:style-name="P6"><text:s/>1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9.472cm" svg:y1="8.096cm" svg:x2="11.051cm" svg:y2="9.706cm">
            <text:p/>
          </draw:line>
        </draw:g>
        <draw:g xml:id="id13" draw:id="id13">
          <draw:custom-shape draw:style-name="gr2" draw:text-style-name="P2" draw:layer="layout" svg:width="1.349cm" svg:height="1.277cm" svg:x="1.711cm" svg:y="12.409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1.68cm" svg:y1="10.976cm" svg:x2="2.231cm" svg:y2="12.352cm">
            <text:p/>
          </draw:line>
        </draw:g>
        <draw:g xml:id="id12" draw:id="id12">
          <draw:custom-shape draw:style-name="gr2" draw:text-style-name="P2" draw:layer="layout" svg:width="1.349cm" svg:height="1.277cm" svg:x="0.137cm" svg:y="12.409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1.68cm" svg:y1="10.945cm" svg:x2="0.684cm" svg:y2="12.387cm">
            <text:p/>
          </draw:line>
          <draw:line draw:style-name="gr5" draw:text-style-name="P7" draw:layer="layout" svg:x1="1.561cm" svg:y1="12.422cm" svg:x2="1.561cm" svg:y2="13.869cm">
            <text:p/>
          </draw:line>
        </draw:g>
        <draw:g xml:id="id29" draw:id="id29">
          <draw:custom-shape draw:style-name="gr2" draw:text-style-name="P2" draw:layer="layout" svg:width="1.349cm" svg:height="1.277cm" svg:x="4.864cm" svg:y="12.409cm">
            <text:list text:style-name="L8">
              <text:list-header>
                <text:p text:style-name="P6"><text:s/>6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4.771cm" svg:y1="10.976cm" svg:x2="5.49cm" svg:y2="12.387cm">
            <text:p/>
          </draw:line>
        </draw:g>
        <draw:g xml:id="id28" draw:id="id28">
          <draw:custom-shape draw:style-name="gr2" draw:text-style-name="P2" draw:layer="layout" svg:width="1.349cm" svg:height="1.277cm" svg:x="3.29cm" svg:y="12.409cm">
            <text:list text:style-name="L8">
              <text:list-header>
                <text:p text:style-name="P6">32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4.735cm" svg:y1="11.011cm" svg:x2="3.738cm" svg:y2="12.418cm">
            <text:p/>
          </draw:line>
          <draw:line draw:style-name="gr5" draw:text-style-name="P7" draw:layer="layout" svg:x1="4.732cm" svg:y1="12.4cm" svg:x2="4.732cm" svg:y2="13.847cm">
            <text:p/>
          </draw:line>
        </draw:g>
        <draw:g xml:id="id57" draw:id="id57">
          <draw:custom-shape draw:style-name="gr2" draw:text-style-name="P2" draw:layer="layout" svg:width="1.349cm" svg:height="1.277cm" svg:x="8.017cm" svg:y="12.409cm">
            <text:list text:style-name="L8">
              <text:list-header>
                <text:p text:style-name="P6">15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7.858cm" svg:y1="11.082cm" svg:x2="8.683cm" svg:y2="12.418cm">
            <text:p/>
          </draw:line>
        </draw:g>
        <draw:g xml:id="id56" draw:id="id56">
          <draw:custom-shape draw:style-name="gr2" draw:text-style-name="P2" draw:layer="layout" svg:width="1.349cm" svg:height="1.277cm" svg:x="6.443cm" svg:y="12.409cm">
            <text:list text:style-name="L8">
              <text:list-header>
                <text:p text:style-name="P6">43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7.823cm" svg:y1="10.976cm" svg:x2="7.069cm" svg:y2="12.418cm">
            <text:p/>
          </draw:line>
          <draw:line draw:style-name="gr5" draw:text-style-name="P7" draw:layer="layout" svg:x1="7.898cm" svg:y1="12.374cm" svg:x2="7.898cm" svg:y2="13.82cm">
            <text:p/>
          </draw:line>
        </draw:g>
        <draw:g xml:id="id73" draw:id="id73">
          <draw:custom-shape draw:style-name="gr2" draw:text-style-name="P2" draw:layer="layout" svg:width="1.349cm" svg:height="1.277cm" svg:x="11.17cm" svg:y="12.409cm">
            <text:list text:style-name="L8">
              <text:list-header>
                <text:p text:style-name="P6"><text:s/>1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11.051cm" svg:y1="11.082cm" svg:x2="11.875cm" svg:y2="12.418cm">
            <text:p/>
          </draw:line>
        </draw:g>
        <draw:g xml:id="id72" draw:id="id72">
          <draw:g>
            <draw:custom-shape draw:style-name="gr2" draw:text-style-name="P2" draw:layer="layout" svg:width="1.349cm" svg:height="1.277cm" svg:x="9.596cm" svg:y="12.409cm">
              <text:list text:style-name="L8">
                <text:list-header>
                  <text:p text:style-name="P6"><text:s/>9 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" draw:text-style-name="P7" draw:layer="layout" svg:x1="10.985cm" svg:y1="11.082cm" svg:x2="10.195cm" svg:y2="12.387cm">
              <text:p/>
            </draw:line>
          </draw:g>
          <draw:line draw:style-name="gr5" draw:text-style-name="P7" draw:layer="layout" svg:x1="11.068cm" svg:y1="12.453cm" svg:x2="11.068cm" svg:y2="13.899cm">
            <text:p/>
          </draw:line>
        </draw:g>
        <draw:g xml:id="id14" draw:id="id14">
          <draw:custom-shape draw:style-name="gr2" draw:text-style-name="P2" draw:layer="layout" svg:width="1.349cm" svg:height="1.277cm" svg:x="0.031cm" svg:y="14.561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0.688cm" svg:y1="13.763cm" svg:x2="0.688cm" svg:y2="14.552cm">
            <text:p/>
          </draw:line>
        </draw:g>
        <draw:g xml:id="id18" draw:id="id18">
          <draw:custom-shape draw:style-name="gr2" draw:text-style-name="P2" draw:layer="layout" svg:width="1.349cm" svg:height="1.277cm" svg:x="1.614cm" svg:y="14.561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2.35cm" svg:y1="13.776cm" svg:x2="2.35cm" svg:y2="14.565cm">
            <text:p/>
          </draw:line>
        </draw:g>
        <draw:g xml:id="id30" draw:id="id30">
          <draw:custom-shape draw:style-name="gr2" draw:text-style-name="P2" draw:layer="layout" svg:width="1.349cm" svg:height="1.277cm" svg:x="3.202cm" svg:y="14.561cm">
            <text:list text:style-name="L8">
              <text:list-header>
                <text:p text:style-name="P6">32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3.872cm" svg:y1="13.785cm" svg:x2="3.872cm" svg:y2="14.574cm">
            <text:p/>
          </draw:line>
        </draw:g>
        <draw:g xml:id="id34" draw:id="id34">
          <draw:custom-shape draw:style-name="gr2" draw:text-style-name="P2" draw:layer="layout" svg:width="1.349cm" svg:height="1.277cm" svg:x="4.789cm" svg:y="14.561cm">
            <text:list text:style-name="L8">
              <text:list-header>
                <text:p text:style-name="P6"><text:s/>6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5.428cm" svg:y1="13.727cm" svg:x2="5.428cm" svg:y2="14.517cm">
            <text:p/>
          </draw:line>
        </draw:g>
        <draw:g xml:id="id58" draw:id="id58">
          <draw:custom-shape draw:style-name="gr2" draw:text-style-name="P2" draw:layer="layout" svg:width="1.349cm" svg:height="1.277cm" svg:x="6.377cm" svg:y="14.561cm">
            <text:list text:style-name="L8">
              <text:list-header>
                <text:p text:style-name="P6">43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7.122cm" svg:y1="13.807cm" svg:x2="7.122cm" svg:y2="14.596cm">
            <text:p/>
          </draw:line>
        </draw:g>
        <draw:g xml:id="id62" draw:id="id62">
          <draw:custom-shape draw:style-name="gr2" draw:text-style-name="P2" draw:layer="layout" svg:width="1.349cm" svg:height="1.277cm" svg:x="7.964cm" svg:y="14.561cm">
            <text:list text:style-name="L8">
              <text:list-header>
                <text:p text:style-name="P6">15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8.678cm" svg:y1="13.75cm" svg:x2="8.678cm" svg:y2="14.539cm">
            <text:p/>
          </draw:line>
        </draw:g>
        <draw:g xml:id="id74" draw:id="id74">
          <draw:custom-shape draw:style-name="gr2" draw:text-style-name="P2" draw:layer="layout" svg:width="1.349cm" svg:height="1.277cm" svg:x="9.552cm" svg:y="14.561cm">
            <text:list text:style-name="L8">
              <text:list-header>
                <text:p text:style-name="P6"><text:s/>9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10.235cm" svg:y1="13.727cm" svg:x2="10.235cm" svg:y2="14.517cm">
            <text:p/>
          </draw:line>
        </draw:g>
        <draw:g xml:id="id78" draw:id="id78">
          <draw:custom-shape draw:style-name="gr2" draw:text-style-name="P2" draw:layer="layout" svg:width="1.349cm" svg:height="1.277cm" svg:x="11.139cm" svg:y="14.561cm">
            <text:list text:style-name="L8">
              <text:list-header>
                <text:p text:style-name="P6"><text:s/>1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11.858cm" svg:y1="13.772cm" svg:x2="11.858cm" svg:y2="14.561cm">
            <text:p/>
          </draw:line>
        </draw:g>
        <draw:custom-shape draw:style-name="gr2" draw:text-style-name="P2" xml:id="id15" draw:id="id15" draw:layer="layout" svg:width="1.349cm" svg:height="1.277cm" svg:x="12.912cm" svg:y="12.383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9" draw:id="id19" draw:layer="layout" svg:width="1.349cm" svg:height="1.277cm" svg:x="14.495cm" svg:y="12.383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31" draw:id="id31" draw:layer="layout" svg:width="1.349cm" svg:height="1.277cm" svg:x="16.082cm" svg:y="12.383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35" draw:id="id35" draw:layer="layout" svg:width="1.349cm" svg:height="1.277cm" svg:x="17.67cm" svg:y="12.383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59" draw:id="id59" draw:layer="layout" svg:width="1.412cm" svg:height="1.277cm" svg:x="19.226cm" svg:y="12.383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63" draw:id="id63" draw:layer="layout" svg:width="1.349cm" svg:height="1.277cm" svg:x="20.845cm" svg:y="12.383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75" draw:id="id75" draw:layer="layout" svg:width="1.349cm" svg:height="1.277cm" svg:x="22.432cm" svg:y="12.383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79" draw:id="id79" draw:layer="layout" svg:width="1.349cm" svg:height="1.277cm" svg:x="24.02cm" svg:y="12.383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24" draw:id="id24" draw:layer="layout" svg:width="1.349cm" svg:height="1.277cm" svg:x="13.132cm" svg:y="9.781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26" draw:id="id26" draw:layer="layout" svg:width="1.349cm" svg:height="1.277cm" svg:x="14.548cm" svg:y="9.781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42" draw:id="id42" draw:layer="layout" svg:width="1.349cm" svg:height="1.277cm" svg:x="17.608cm" svg:y="9.781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40" draw:id="id40" draw:layer="layout" svg:width="1.349cm" svg:height="1.277cm" svg:x="16.21cm" svg:y="9.781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68" draw:id="id68" draw:layer="layout" svg:width="1.618cm" svg:height="1.277cm" svg:x="19.315cm" svg:y="9.781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70" draw:id="id70" draw:layer="layout" svg:width="1.618cm" svg:height="1.277cm" svg:x="20.748cm" svg:y="9.781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84" draw:id="id84" draw:layer="layout" svg:width="1.349cm" svg:height="1.277cm" svg:x="22.618cm" svg:y="9.816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86" draw:id="id86" draw:layer="layout" svg:width="1.349cm" svg:height="1.277cm" svg:x="24.02cm" svg:y="9.816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46" draw:id="id46" draw:layer="layout" svg:width="1.349cm" svg:height="1.277cm" svg:x="13.062cm" svg:y="6.809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48" draw:id="id48" draw:layer="layout" svg:width="1.349cm" svg:height="1.277cm" svg:x="14.477cm" svg:y="6.809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50" draw:id="id50" draw:layer="layout" svg:width="1.349cm" svg:height="1.277cm" svg:x="15.862cm" svg:y="6.804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52" draw:id="id52" draw:layer="layout" svg:width="1.349cm" svg:height="1.277cm" svg:x="17.238cm" svg:y="6.804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g xml:id="id44" draw:id="id44">
          <draw:line draw:style-name="gr4" draw:text-style-name="P7" draw:layer="layout" svg:x1="14.349cm" svg:y1="9.44cm" svg:x2="15.822cm" svg:y2="8.069cm">
            <text:p/>
          </draw:line>
          <draw:line draw:style-name="gr4" draw:text-style-name="P7" draw:layer="layout" svg:x1="17.401cm" svg:y1="9.475cm" svg:x2="15.791cm" svg:y2="8.1cm">
            <text:p/>
          </draw:line>
        </draw:g>
        <draw:custom-shape draw:style-name="gr2" draw:text-style-name="P2" xml:id="id90" draw:id="id90" draw:layer="layout" svg:width="1.349cm" svg:height="1.277cm" svg:x="19.399cm" svg:y="6.839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92" draw:id="id92" draw:layer="layout" svg:width="1.349cm" svg:height="1.277cm" svg:x="20.796cm" svg:y="6.839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94" draw:id="id94" draw:layer="layout" svg:width="1.618cm" svg:height="1.277cm" svg:x="22.168cm" svg:y="6.839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96" draw:id="id96" draw:layer="layout" svg:width="1.618cm" svg:height="1.277cm" svg:x="23.676cm" svg:y="6.839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g xml:id="id88" draw:id="id88">
          <draw:line draw:style-name="gr4" draw:text-style-name="P7" draw:layer="layout" svg:x1="20.748cm" svg:y1="9.418cm" svg:x2="22.154cm" svg:y2="8.113cm">
            <text:p/>
          </draw:line>
          <draw:line draw:style-name="gr4" draw:text-style-name="P7" draw:layer="layout" svg:x1="23.692cm" svg:y1="9.453cm" svg:x2="22.083cm" svg:y2="8.078cm">
            <text:p/>
          </draw:line>
        </draw:g>
        <draw:custom-shape draw:style-name="gr2" draw:text-style-name="P2" xml:id="id100" draw:id="id100" draw:layer="layout" svg:width="1.349cm" svg:height="1.277cm" svg:x="13.304cm" svg:y="3.731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02" draw:id="id102" draw:layer="layout" svg:width="1.349cm" svg:height="1.277cm" svg:x="14.715cm" svg:y="3.731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04" draw:id="id104" draw:layer="layout" svg:width="1.349cm" svg:height="1.277cm" svg:x="16.14cm" svg:y="3.731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106" draw:id="id106" draw:layer="layout" svg:width="1.619cm" svg:height="1.277cm" svg:x="17.546cm" svg:y="3.731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08" draw:id="id108" draw:layer="layout" svg:width="1.349cm" svg:height="1.277cm" svg:x="19.191cm" svg:y="3.731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10" draw:id="id110" draw:layer="layout" svg:width="1.349cm" svg:height="1.277cm" svg:x="20.58cm" svg:y="3.731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12" draw:id="id112" draw:layer="layout" svg:width="1.349cm" svg:height="1.277cm" svg:x="21.991cm" svg:y="3.731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114" draw:id="id114" draw:layer="layout" svg:width="1.619cm" svg:height="1.277cm" svg:x="23.305cm" svg:y="3.731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g xml:id="id98" draw:id="id98">
          <draw:line draw:style-name="gr4" draw:text-style-name="P7" draw:layer="layout" svg:x1="15.822cm" svg:y1="6.765cm" svg:x2="19.151cm" svg:y2="5.049cm">
            <text:p/>
          </draw:line>
          <draw:line draw:style-name="gr4" draw:text-style-name="P7" draw:layer="layout" svg:x1="22.171cm" svg:y1="6.831cm" svg:x2="19.19cm" svg:y2="5.049cm">
            <text:p/>
          </draw:line>
        </draw:g>
        <draw:g xml:id="id22" draw:id="id22">
          <draw:line draw:style-name="gr4" draw:text-style-name="P7" draw:layer="layout" svg:x1="13.489cm" svg:y1="12.355cm" svg:x2="14.486cm" svg:y2="11.12cm">
            <text:p/>
          </draw:line>
          <draw:line draw:style-name="gr4" draw:text-style-name="P7" draw:layer="layout" svg:x1="15.205cm" svg:y1="12.391cm" svg:x2="14.451cm" svg:y2="11.121cm">
            <text:p/>
          </draw:line>
        </draw:g>
        <draw:g xml:id="id38" draw:id="id38">
          <draw:line draw:style-name="gr4" draw:text-style-name="P7" draw:layer="layout" svg:x1="16.589cm" svg:y1="12.227cm" svg:x2="17.586cm" svg:y2="10.992cm">
            <text:p/>
          </draw:line>
          <draw:line draw:style-name="gr4" draw:text-style-name="P7" draw:layer="layout" svg:x1="18.336cm" svg:y1="12.299cm" svg:x2="17.582cm" svg:y2="11.029cm">
            <text:p/>
          </draw:line>
        </draw:g>
        <draw:g xml:id="id66" draw:id="id66">
          <draw:line draw:style-name="gr4" draw:text-style-name="P7" draw:layer="layout" svg:x1="19.654cm" svg:y1="12.272cm" svg:x2="20.651cm" svg:y2="11.038cm">
            <text:p/>
          </draw:line>
          <draw:line draw:style-name="gr4" draw:text-style-name="P7" draw:layer="layout" svg:x1="21.506cm" svg:y1="12.383cm" svg:x2="20.752cm" svg:y2="11.113cm">
            <text:p/>
          </draw:line>
        </draw:g>
        <draw:g xml:id="id82" draw:id="id82">
          <draw:line draw:style-name="gr4" draw:text-style-name="P7" draw:layer="layout" svg:x1="22.961cm" svg:y1="12.28cm" svg:x2="23.958cm" svg:y2="11.045cm">
            <text:p/>
          </draw:line>
          <draw:line draw:style-name="gr4" draw:text-style-name="P7" draw:layer="layout" svg:x1="24.708cm" svg:y1="12.431cm" svg:x2="23.954cm" svg:y2="11.161cm">
            <text:p/>
          </draw:line>
        </draw:g>
        <draw:custom-shape draw:style-name="gr6" draw:text-style-name="P2" xml:id="id16" draw:id="id16" draw:layer="layout" svg:width="1.349cm" svg:height="1.277cm" svg:x="0.031cm" svg:y="14.526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20" draw:id="id20" draw:layer="layout" svg:width="1.349cm" svg:height="1.277cm" svg:x="1.636cm" svg:y="14.526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7" draw:id="id17" draw:layer="layout" svg:width="1.349cm" svg:height="1.277cm" svg:x="0.102cm" svg:y="12.44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21" draw:id="id21" draw:layer="layout" svg:width="1.349cm" svg:height="1.277cm" svg:x="1.72cm" svg:y="12.409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g xml:id="id27" draw:id="id27">
          <draw:custom-shape draw:style-name="gr7" draw:text-style-name="P2" draw:layer="layout" svg:width="1.411cm" svg:height="1.277cm" svg:x="0.278cm" svg:y="9.71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1.742cm" svg:y="9.71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3.206cm" svg:y1="9.679cm" svg:x2="3.206cm" svg:y2="11.126cm">
            <text:p/>
          </draw:line>
          <draw:line draw:style-name="gr4" draw:text-style-name="P7" draw:layer="layout" svg:x1="3.302cm" svg:y1="8.074cm" svg:x2="1.657cm" svg:y2="9.754cm">
            <text:p/>
          </draw:line>
        </draw:g>
        <draw:custom-shape draw:style-name="gr6" draw:text-style-name="P2" xml:id="id32" draw:id="id32" draw:layer="layout" svg:width="1.349cm" svg:height="1.277cm" svg:x="3.188cm" svg:y="14.526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33" draw:id="id33" draw:layer="layout" svg:width="1.349cm" svg:height="1.277cm" svg:x="3.294cm" svg:y="12.427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36" draw:id="id36" draw:layer="layout" svg:width="1.349cm" svg:height="1.277cm" svg:x="4.807cm" svg:y="14.521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37" draw:id="id37" draw:layer="layout" svg:width="1.349cm" svg:height="1.277cm" svg:x="4.877cm" svg:y="12.431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g xml:id="id43" draw:id="id43">
          <draw:custom-shape draw:style-name="gr7" draw:text-style-name="P2" draw:layer="layout" svg:width="1.411cm" svg:height="1.277cm" svg:x="3.315cm" svg:y="9.745cm">
            <text:list text:style-name="L8">
              <text:list-header>
                <text:p text:style-name="P6">32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4.779cm" svg:y="9.745cm">
            <text:list text:style-name="L8">
              <text:list-header>
                <text:p text:style-name="P6"><text:s/>6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3.201cm" svg:y1="8.109cm" svg:x2="4.85cm" svg:y2="9.688cm">
            <text:p/>
          </draw:line>
        </draw:g>
        <draw:g xml:id="id53" draw:id="id53">
          <draw:custom-shape draw:style-name="gr7" draw:text-style-name="P2" draw:layer="layout" svg:width="1.411cm" svg:height="1.277cm" svg:x="0.437cm" svg:y="6.716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1.901cm" svg:y="6.716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3.365cm" svg:y="6.716cm">
            <text:list text:style-name="L8">
              <text:list-header>
                <text:p text:style-name="P6">32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4.829cm" svg:y="6.716cm">
            <text:list text:style-name="L8">
              <text:list-header>
                <text:p text:style-name="P6"><text:s/>6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6.561cm" svg:y1="4.987cm" svg:x2="3.302cm" svg:y2="6.636cm">
            <text:p/>
          </draw:line>
        </draw:g>
        <draw:custom-shape draw:style-name="gr6" draw:text-style-name="P2" xml:id="id60" draw:id="id60" draw:layer="layout" svg:width="1.349cm" svg:height="1.277cm" svg:x="6.368cm" svg:y="14.521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61" draw:id="id61" draw:layer="layout" svg:width="1.349cm" svg:height="1.277cm" svg:x="6.447cm" svg:y="12.44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64" draw:id="id64" draw:layer="layout" svg:width="1.349cm" svg:height="1.277cm" svg:x="7.951cm" svg:y="14.556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65" draw:id="id65" draw:layer="layout" svg:width="1.349cm" svg:height="1.277cm" svg:x="8.021cm" svg:y="12.396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g xml:id="id71" draw:id="id71">
          <draw:line draw:style-name="gr4" draw:text-style-name="P7" draw:layer="layout" svg:x1="9.483cm" svg:y1="8.004cm" svg:x2="7.94cm" svg:y2="9.653cm">
            <text:p/>
          </draw:line>
          <draw:custom-shape draw:style-name="gr7" draw:text-style-name="P2" draw:layer="layout" svg:width="1.41cm" svg:height="1.277cm" svg:x="6.487cm" svg:y="9.715cm">
            <text:list text:style-name="L8">
              <text:list-header>
                <text:p text:style-name="P6">43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cm" svg:height="1.277cm" svg:x="7.95cm" svg:y="9.715cm">
            <text:list text:style-name="L8">
              <text:list-header>
                <text:p text:style-name="P6">15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9.41cm" svg:y1="9.675cm" svg:x2="9.41cm" svg:y2="11.121cm">
            <text:p/>
          </draw:line>
        </draw:g>
        <draw:custom-shape draw:style-name="gr6" draw:text-style-name="P2" xml:id="id76" draw:id="id76" draw:layer="layout" svg:width="1.349cm" svg:height="1.277cm" svg:x="9.538cm" svg:y="14.556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77" draw:id="id77" draw:layer="layout" svg:width="1.349cm" svg:height="1.277cm" svg:x="9.618cm" svg:y="12.409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80" draw:id="id80" draw:layer="layout" svg:width="1.349cm" svg:height="1.277cm" svg:x="11.152cm" svg:y="14.526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81" draw:id="id81" draw:layer="layout" svg:width="1.349cm" svg:height="1.277cm" svg:x="11.166cm" svg:y="12.409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g xml:id="id87" draw:id="id87">
          <draw:custom-shape draw:style-name="gr7" draw:text-style-name="P2" draw:layer="layout" svg:width="1.411cm" svg:height="1.277cm" svg:x="9.521cm" svg:y="9.719cm">
            <text:list text:style-name="L8">
              <text:list-header>
                <text:p text:style-name="P6"><text:s/>9 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10.985cm" svg:y="9.719cm">
            <text:list text:style-name="L8">
              <text:list-header>
                <text:p text:style-name="P6"><text:s/>1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9.49cm" svg:y1="8.079cm" svg:x2="11.069cm" svg:y2="9.688cm">
            <text:p/>
          </draw:line>
        </draw:g>
        <draw:g xml:id="id97" draw:id="id97">
          <draw:custom-shape draw:style-name="gr7" draw:text-style-name="P2" draw:layer="layout" svg:width="1.411cm" svg:height="1.277cm" svg:x="6.544cm" svg:y="6.716cm">
            <text:list text:style-name="L8">
              <text:list-header>
                <text:p text:style-name="P6">43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8.008cm" svg:y="6.716cm">
            <text:list text:style-name="L8">
              <text:list-header>
                <text:p text:style-name="P6">15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9.472cm" svg:y="6.716cm">
            <text:list text:style-name="L8">
              <text:list-header>
                <text:p text:style-name="P6"><text:s/>9 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10.936cm" svg:y="6.716cm">
            <text:list text:style-name="L8">
              <text:list-header>
                <text:p text:style-name="P6"><text:s/>1 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6.412cm" svg:y1="6.773cm" svg:x2="6.412cm" svg:y2="8.219cm">
            <text:p/>
          </draw:line>
          <draw:line draw:style-name="gr4" draw:text-style-name="P7" draw:layer="layout" svg:x1="6.535cm" svg:y1="5.089cm" svg:x2="9.419cm" svg:y2="6.632cm">
            <text:p/>
          </draw:line>
        </draw:g>
        <draw:g xml:id="id115" draw:id="id115">
          <draw:custom-shape draw:style-name="gr7" draw:text-style-name="P2" draw:layer="layout" svg:width="1.411cm" svg:height="1.277cm" svg:x="0.816cm" svg:y="3.687cm">
            <text:list text:style-name="L8">
              <text:list-header>
                <text:p text:style-name="P6">18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2.28cm" svg:y="3.687cm">
            <text:list text:style-name="L8">
              <text:list-header>
                <text:p text:style-name="P6">26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3.744cm" svg:y="3.687cm">
            <text:list text:style-name="L8">
              <text:list-header>
                <text:p text:style-name="P6">32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5.208cm" svg:y="3.687cm">
            <text:list text:style-name="L8">
              <text:list-header>
                <text:p text:style-name="P6"><text:s/>6 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6.672cm" svg:y="3.687cm">
            <text:list text:style-name="L8">
              <text:list-header>
                <text:p text:style-name="P6">43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8.136cm" svg:y="3.687cm">
            <text:list text:style-name="L8">
              <text:list-header>
                <text:p text:style-name="P6">15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9.6cm" svg:y="3.687cm">
            <text:list text:style-name="L8">
              <text:list-header>
                <text:p text:style-name="P6"><text:s/>9 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411cm" svg:height="1.277cm" svg:x="11.064cm" svg:y="3.687cm">
            <text:list text:style-name="L8">
              <text:list-header>
                <text:p text:style-name="P6"><text:s/>1 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xml:id="id23" draw:id="id23" draw:layer="layout" svg:width="1.349cm" svg:height="1.277cm" svg:x="12.89cm" svg:y="12.391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25" draw:id="id25" draw:layer="layout" svg:width="1.349cm" svg:height="1.277cm" svg:x="14.473cm" svg:y="12.36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39" draw:id="id39" draw:layer="layout" svg:width="1.349cm" svg:height="1.277cm" svg:x="17.63cm" svg:y="12.405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41" draw:id="id41" draw:layer="layout" svg:width="1.349cm" svg:height="1.277cm" svg:x="16.109cm" svg:y="12.365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45" draw:id="id45" draw:layer="layout" svg:width="1.349cm" svg:height="1.277cm" svg:x="16.197cm" svg:y="9.772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49" draw:id="id49" draw:layer="layout" svg:width="1.349cm" svg:height="1.277cm" svg:x="14.539cm" svg:y="9.768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51" draw:id="id51" draw:layer="layout" svg:width="1.349cm" svg:height="1.277cm" svg:x="17.591cm" svg:y="9.768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47" draw:id="id47" draw:layer="layout" svg:width="1.349cm" svg:height="1.277cm" svg:x="13.15cm" svg:y="9.772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67" draw:id="id67" draw:layer="layout" svg:width="1.481cm" svg:height="1.277cm" svg:x="20.801cm" svg:y="12.33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69" draw:id="id69" draw:layer="layout" svg:width="1.517cm" svg:height="1.277cm" svg:x="19.173cm" svg:y="12.396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83" draw:id="id83" draw:layer="layout" svg:width="1.349cm" svg:height="1.277cm" svg:x="24.02cm" svg:y="12.369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85" draw:id="id85" draw:layer="layout" svg:width="1.349cm" svg:height="1.277cm" svg:x="22.446cm" svg:y="12.4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89" draw:id="id89" draw:layer="layout" svg:width="1.349cm" svg:height="1.277cm" svg:x="22.604cm" svg:y="9.803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91" draw:id="id91" draw:layer="layout" svg:width="1.349cm" svg:height="1.277cm" svg:x="24.02cm" svg:y="9.803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93" draw:id="id93" draw:layer="layout" svg:width="1.618cm" svg:height="1.277cm" svg:x="19.328cm" svg:y="9.768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95" draw:id="id95" draw:layer="layout" svg:width="1.618cm" svg:height="1.277cm" svg:x="20.761cm" svg:y="9.772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99" draw:id="id99" draw:layer="layout" svg:width="1.349cm" svg:height="1.277cm" svg:x="19.39cm" svg:y="6.835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101" draw:id="id101" draw:layer="layout" svg:width="1.349cm" svg:height="1.277cm" svg:x="13.079cm" svg:y="6.795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103" draw:id="id103" draw:layer="layout" svg:width="1.349cm" svg:height="1.277cm" svg:x="20.783cm" svg:y="6.831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105" draw:id="id105" draw:layer="layout" svg:width="1.618cm" svg:height="1.277cm" svg:x="22.159cm" svg:y="6.831cm">
          <text:list text:style-name="L8">
            <text:list-header>
              <text:p text:style-name="P6">1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107" draw:id="id107" draw:layer="layout" svg:width="1.349cm" svg:height="1.277cm" svg:x="14.464cm" svg:y="6.831cm">
          <text:list text:style-name="L8">
            <text:list-header>
              <text:p text:style-name="P6">1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109" draw:id="id109" draw:layer="layout" svg:width="1.349cm" svg:height="1.277cm" svg:x="15.853cm" svg:y="6.8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111" draw:id="id111" draw:layer="layout" svg:width="1.349cm" svg:height="1.277cm" svg:x="17.264cm" svg:y="6.795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113" draw:id="id113" draw:layer="layout" svg:width="1.618cm" svg:height="1.277cm" svg:x="23.782cm" svg:y="6.835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751cm" svg:height="1.108cm" svg:x="3.867cm" svg:y="2.381cm">
          <text:list text:style-name="L9">
            <text:list-header>
              <text:p text:style-name="P1"><text:span text:style-name="T14">Original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243cm" svg:height="1.108cm" svg:x="16.029cm" svg:y="2.456cm">
          <text:list text:style-name="L9">
            <text:list-header>
              <text:p text:style-name="P1"><text:span text:style-name="T14">Sorted Sequenc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2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24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8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1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32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36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40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41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42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5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46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47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48" smil:attributeName="visibility" smil:to="visible"/>
                </anim:par>
              </anim:par>
              <anim:par smil:begin="2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49" smil:attributeName="visibility" smil:to="visible"/>
                </anim:par>
              </anim:par>
              <anim:par smil:begin="2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50" smil:attributeName="visibility" smil:to="visible"/>
                </anim:par>
              </anim:par>
              <anim:par smil:begin="3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51" smil:attributeName="visibility" smil:to="visible"/>
                </anim:par>
              </anim:par>
              <anim:par smil:begin="3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52" smil:attributeName="visibility" smil:to="visibl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4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6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9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60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3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64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7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68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69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2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5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76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9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80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2" smil:attributeName="visibility" smil:to="visible"/>
                  <anim:transitionFilter smil:dur="0.5s" smil:targetElement="id8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3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84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85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86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8" smil:attributeName="visibility" smil:to="visible"/>
                  <anim:transitionFilter smil:dur="0.5s" smil:targetElement="id8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9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90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91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92" smil:attributeName="visibility" smil:to="visible"/>
                </anim:par>
              </anim:par>
              <anim:par smil:begin="2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93" smil:attributeName="visibility" smil:to="visible"/>
                </anim:par>
              </anim:par>
              <anim:par smil:begin="2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94" smil:attributeName="visibility" smil:to="visible"/>
                </anim:par>
              </anim:par>
              <anim:par smil:begin="3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95" smil:attributeName="visibility" smil:to="visible"/>
                </anim:par>
              </anim:par>
              <anim:par smil:begin="3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96" smil:attributeName="visibility" smil:to="visibl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8" smil:attributeName="visibility" smil:to="visible"/>
                  <anim:transitionFilter smil:dur="0.5s" smil:targetElement="id9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99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0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1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2" smil:attributeName="visibility" smil:to="visible"/>
                </anim:par>
              </anim:par>
              <anim:par smil:begin="2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3" smil:attributeName="visibility" smil:to="visible"/>
                </anim:par>
              </anim:par>
              <anim:par smil:begin="2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4" smil:attributeName="visibility" smil:to="visible"/>
                </anim:par>
              </anim:par>
              <anim:par smil:begin="3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5" smil:attributeName="visibility" smil:to="visible"/>
                </anim:par>
              </anim:par>
              <anim:par smil:begin="3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6" smil:attributeName="visibility" smil:to="visible"/>
                </anim:par>
              </anim:par>
              <anim:par smil:begin="4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7" smil:attributeName="visibility" smil:to="visible"/>
                </anim:par>
              </anim:par>
              <anim:par smil:begin="4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8" smil:attributeName="visibility" smil:to="visible"/>
                </anim:par>
              </anim:par>
              <anim:par smil:begin="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09" smil:attributeName="visibility" smil:to="visible"/>
                </anim:par>
              </anim:par>
              <anim:par smil:begin="5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10" smil:attributeName="visibility" smil:to="visible"/>
                </anim:par>
              </anim:par>
              <anim:par smil:begin="6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11" smil:attributeName="visibility" smil:to="visible"/>
                </anim:par>
              </anim:par>
              <anim:par smil:begin="6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12" smil:attributeName="visibility" smil:to="visible"/>
                </anim:par>
              </anim:par>
              <anim:par smil:begin="7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13" smil:attributeName="visibility" smil:to="visible"/>
                </anim:par>
              </anim:par>
              <anim:par smil:begin="7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14" smil:attributeName="visibility" smil:to="visible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317cm" svg:height="9.988cm" svg:x="3.483cm" svg:y="1.998cm" draw:page-number="5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Merge-Sort (A, p, r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Merge-Sort (A, p, r)</text:p>
              </text:list-header>
            </text:list>
          </draw:text-box>
        </draw:frame>
        <draw:frame presentation:style-name="pr9" draw:text-style-name="P2" draw:layer="layout" svg:width="23.178cm" svg:height="2.884cm" svg:x="1.199cm" svg:y="2.8cm" presentation:class="outline" presentation:user-transformed="true">
          <draw:text-box>
            <text:list text:style-name="L4">
              <text:list-header>
                <text:p text:style-name="P4"><text:span text:style-name="T11">INPUT: </text:span><text:span text:style-name="T15">a sequence of </text:span><text:span text:style-name="T16">n</text:span><text:span text:style-name="T15"> numbers stored in array A</text:span></text:p>
                <text:p text:style-name="P4"><text:span text:style-name="T11">OUTPUT: </text:span><text:span text:style-name="T15">an ordered sequence of </text:span><text:span text:style-name="T16">n</text:span><text:span text:style-name="T15"> numbers</text:span></text:p>
              </text:list-header>
            </text:list>
            <text:list text:style-name="L10">
              <text:list-header>
                <text:p text:style-name="P4"><text:span text:style-name="T15"/></text:p>
              </text:list-header>
            </text:list>
          </draw:text-box>
        </draw:frame>
        <draw:custom-shape draw:style-name="gr11" draw:text-style-name="P2" draw:layer="layout" svg:width="21.828cm" svg:height="1.27cm" svg:x="1.53cm" svg:y="6.16cm">
          <text:list text:style-name="L8">
            <text:list-header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0.377cm" svg:height="6.357cm" svg:x="1.601cm" svg:y="6.782cm">
          <text:list text:style-name="L8">
            <text:list-header>
              <text:p text:style-name="P8"><text:span text:style-name="T17">MergeSort </text:span><text:span text:style-name="T18">(</text:span><text:span text:style-name="T17">A</text:span><text:span text:style-name="T18">, </text:span><text:span text:style-name="T17">p</text:span><text:span text:style-name="T18">, </text:span><text:span text:style-name="T17">r</text:span><text:span text:style-name="T18">) <text:s text:c="2"/>// </text:span><text:span text:style-name="T19">sort </text:span><text:span text:style-name="T20">A</text:span><text:span text:style-name="T19">[</text:span><text:span text:style-name="T20">p..r</text:span><text:span text:style-name="T19">] by divide &amp; conquer</text:span></text:p>
            </text:list-header>
          </text:list>
          <text:list text:style-name="L11">
            <text:list-item>
              <text:p text:style-name="P1"><text:span text:style-name="T18">if</text:span><text:span text:style-name="T17"> </text:span><text:span text:style-name="T21">p</text:span><text:span text:style-name="T22"> &lt; </text:span><text:span text:style-name="T21">r</text:span></text:p>
            </text:list-item>
            <text:list-item>
              <text:p text:style-name="P1"><text:span text:style-name="T18"><text:s text:c="4"/></text:span><text:span text:style-name="T18">then</text:span><text:span text:style-name="T22"> </text:span><text:span text:style-name="T21">q</text:span><text:span text:style-name="T22"> </text:span><text:span text:style-name="T23"></text:span><text:span text:style-name="T22"> </text:span><text:span text:style-name="T23"></text:span><text:span text:style-name="T22">(</text:span><text:span text:style-name="T21">p</text:span><text:span text:style-name="T22">+</text:span><text:span text:style-name="T21">r</text:span><text:span text:style-name="T22">)/2</text:span><text:span text:style-name="T23"></text:span></text:p>
            </text:list-item>
            <text:list-item>
              <text:p text:style-name="P1"><text:span text:style-name="T22"><text:s text:c="9"/></text:span><text:span text:style-name="T21">MergeSort</text:span><text:span text:style-name="T22"> (</text:span><text:span text:style-name="T21">A</text:span><text:span text:style-name="T22">, </text:span><text:span text:style-name="T21">p</text:span><text:span text:style-name="T22">, </text:span><text:span text:style-name="T21">q</text:span><text:span text:style-name="T22">)</text:span></text:p>
            </text:list-item>
            <text:list-item>
              <text:p text:style-name="P1"><text:span text:style-name="T22"><text:s text:c="9"/></text:span><text:span text:style-name="T21">MergeSort</text:span><text:span text:style-name="T22"> (</text:span><text:span text:style-name="T21">A</text:span><text:span text:style-name="T22">, </text:span><text:span text:style-name="T21">q</text:span><text:span text:style-name="T22">+1, </text:span><text:span text:style-name="T21">r</text:span><text:span text:style-name="T22">)</text:span></text:p>
            </text:list-item>
            <text:list-item>
              <text:p text:style-name="P1"><text:span text:style-name="T22"><text:s text:c="9"/></text:span><text:span text:style-name="T21">Merge</text:span><text:span text:style-name="T22"> (</text:span><text:span text:style-name="T21">A</text:span><text:span text:style-name="T22">, </text:span><text:span text:style-name="T21">p</text:span><text:span text:style-name="T22">, </text:span><text:span text:style-name="T21">q</text:span><text:span text:style-name="T22">, </text:span><text:span text:style-name="T21">r</text:span><text:span text:style-name="T22">) // </text:span><text:span text:style-name="T19">merges </text:span><text:span text:style-name="T20">A</text:span><text:span text:style-name="T19">[</text:span><text:span text:style-name="T20">p..q</text:span><text:span text:style-name="T19">] with </text:span><text:span text:style-name="T20">A</text:span><text:span text:style-name="T19">[</text:span><text:span text:style-name="T20">q+1..r</text:span><text:span text:style-name="T19">]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0.996cm" svg:height="1.277cm" svg:x="1.707cm" svg:y="14.336cm">
          <text:list text:style-name="L9">
            <text:list-header>
              <text:p text:style-name="P1"><text:span text:style-name="T24">Initial Call:</text:span><text:span text:style-name="T22"> MergeSort(</text:span><text:span text:style-name="T21">A</text:span><text:span text:style-name="T22">, 1, </text:span><text:span text:style-name="T21">n</text:span><text:span text:style-name="T22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317cm" svg:height="9.988cm" svg:x="3.484cm" svg:y="1.998cm" draw:page-number="6" presentation:class="page"/>
          <draw:frame presentation:style-name="pr6" draw:text-style-name="P2" draw:layer="layout" svg:width="14.869cm" svg:height="11.986cm" svg:x="2.707cm" svg:y="12.651cm">
            <draw:text-box>
              <text:p/>
            </draw:text-box>
          </draw:frame>
        </presentation:notes>
      </draw:page>
      <draw:page draw:name="Procedure Merg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396cm" svg:height="2.54cm" svg:x="0cm" svg:y="-0.498cm" presentation:class="title" presentation:user-transformed="true">
          <draw:text-box>
            <text:list text:style-name="L1">
              <text:list-header>
                <text:p text:style-name="P1">Procedure Merge</text:p>
              </text:list-header>
            </text:list>
          </draw:text-box>
        </draw:frame>
        <draw:frame presentation:style-name="pr10" draw:text-style-name="P2" draw:layer="layout" svg:width="10.706cm" svg:height="15.924cm" svg:x="0.803cm" svg:y="1.843cm" presentation:class="outline" presentation:user-transformed="true">
          <draw:text-box>
            <text:list text:style-name="L12">
              <text:list-header>
                <text:p text:style-name="P9"><text:span text:style-name="T25">Merge(</text:span><text:span text:style-name="T26">A</text:span><text:span text:style-name="T25">, </text:span><text:span text:style-name="T26">p</text:span><text:span text:style-name="T25">, </text:span><text:span text:style-name="T26">q</text:span><text:span text:style-name="T25">, </text:span><text:span text:style-name="T26">r</text:span><text:span text:style-name="T25">)</text:span></text:p>
              </text:list-header>
            </text:list>
            <text:list text:style-name="L7">
              <text:list-header>
                <text:p text:style-name="P9"><text:span text:style-name="T27">1 <text:s/></text:span><text:span text:style-name="T28">n</text:span><text:span text:style-name="T29">1</text:span><text:span text:style-name="T27"> </text:span><text:span text:style-name="T30"></text:span><text:span text:style-name="T31"> </text:span><text:span text:style-name="T32">q </text:span><text:span text:style-name="T33">– </text:span><text:span text:style-name="T32">p </text:span><text:span text:style-name="T31">+ 1</text:span></text:p>
                <text:p text:style-name="P9"><text:span text:style-name="T27">2 <text:s/></text:span><text:span text:style-name="T28">n</text:span><text:span text:style-name="T29">2</text:span><text:span text:style-name="T27"> </text:span><text:span text:style-name="T30"></text:span><text:span text:style-name="T31"> </text:span><text:span text:style-name="T32">r </text:span><text:span text:style-name="T33">–</text:span><text:span text:style-name="T31"> </text:span><text:span text:style-name="T32">q</text:span></text:p>
              </text:list-header>
            </text:list>
            <text:list text:style-name="L13">
              <text:list-item>
                <text:p text:style-name="P10"><text:span text:style-name="T34">for</text:span><text:span text:style-name="T27"> </text:span><text:span text:style-name="T28">i </text:span><text:span text:style-name="T30"></text:span><text:span text:style-name="T27"> 1 </text:span><text:span text:style-name="T34">to</text:span><text:span text:style-name="T27"> </text:span><text:span text:style-name="T28">n</text:span><text:span text:style-name="T29">1</text:span><text:span text:style-name="T27"> </text:span></text:p>
              </text:list-item>
            </text:list>
            <text:list text:style-name="L14">
              <text:list-item>
                <text:p text:style-name="P10"><text:span text:style-name="T27"><text:s text:c="4"/></text:span><text:span text:style-name="T34">do</text:span><text:span text:style-name="T27"> </text:span><text:span text:style-name="T28">L</text:span><text:span text:style-name="T27">[</text:span><text:span text:style-name="T28">i</text:span><text:span text:style-name="T27">] </text:span><text:span text:style-name="T30"></text:span><text:span text:style-name="T31"> </text:span><text:span text:style-name="T32">A</text:span><text:span text:style-name="T31">[</text:span><text:span text:style-name="T32">p </text:span><text:span text:style-name="T31">+ </text:span><text:span text:style-name="T32">i </text:span><text:span text:style-name="T33">–</text:span><text:span text:style-name="T31"> 1]</text:span></text:p>
              </text:list-item>
            </text:list>
            <text:list text:style-name="L13">
              <text:list-item>
                <text:p text:style-name="P10"><text:span text:style-name="T34">for</text:span><text:span text:style-name="T27"> </text:span><text:span text:style-name="T28">j </text:span><text:span text:style-name="T30"></text:span><text:span text:style-name="T27"> 1 </text:span><text:span text:style-name="T34">to</text:span><text:span text:style-name="T27"> </text:span><text:span text:style-name="T28">n</text:span><text:span text:style-name="T29">2</text:span><text:span text:style-name="T27"> </text:span></text:p>
              </text:list-item>
            </text:list>
            <text:list text:style-name="L14">
              <text:list-item>
                <text:p text:style-name="P10"><text:span text:style-name="T27"><text:s text:c="4"/></text:span><text:span text:style-name="T34">do</text:span><text:span text:style-name="T27"> </text:span><text:span text:style-name="T28">R</text:span><text:span text:style-name="T27">[</text:span><text:span text:style-name="T28">j</text:span><text:span text:style-name="T27">] </text:span><text:span text:style-name="T30"></text:span><text:span text:style-name="T31"> </text:span><text:span text:style-name="T32">A</text:span><text:span text:style-name="T31">[</text:span><text:span text:style-name="T32">q </text:span><text:span text:style-name="T31">+ </text:span><text:span text:style-name="T32">j</text:span><text:span text:style-name="T31">]</text:span></text:p>
              </text:list-item>
            </text:list>
            <text:list text:style-name="L15">
              <text:list-item>
                <text:p text:style-name="P10"><text:span text:style-name="T32">L</text:span><text:span text:style-name="T31">[</text:span><text:span text:style-name="T28">n</text:span><text:span text:style-name="T35">1</text:span><text:span text:style-name="T27">+1] </text:span><text:span text:style-name="T30"></text:span><text:span text:style-name="T31"> </text:span><text:span text:style-name="T30"></text:span></text:p>
              </text:list-item>
              <text:list-item>
                <text:p text:style-name="P10"><text:span text:style-name="T32">R</text:span><text:span text:style-name="T31">[</text:span><text:span text:style-name="T28">n</text:span><text:span text:style-name="T35">2</text:span><text:span text:style-name="T27">+1] </text:span><text:span text:style-name="T30"></text:span><text:span text:style-name="T31"> </text:span><text:span text:style-name="T30"></text:span></text:p>
              </text:list-item>
              <text:list-item>
                <text:p text:style-name="P10"><text:span text:style-name="T32">i</text:span><text:span text:style-name="T31"> </text:span><text:span text:style-name="T30"></text:span><text:span text:style-name="T31"> 1</text:span></text:p>
              </text:list-item>
              <text:list-item>
                <text:p text:style-name="P10"><text:span text:style-name="T32">j</text:span><text:span text:style-name="T31"> </text:span><text:span text:style-name="T30"></text:span><text:span text:style-name="T31"> 1</text:span></text:p>
              </text:list-item>
            </text:list>
            <text:list text:style-name="L13">
              <text:list-item>
                <text:p text:style-name="P10"><text:span text:style-name="T34">for</text:span><text:span text:style-name="T36"> </text:span><text:span text:style-name="T32">k </text:span><text:span text:style-name="T30"></text:span><text:span text:style-name="T32">p </text:span><text:span text:style-name="T34">to</text:span><text:span text:style-name="T36"> </text:span><text:span text:style-name="T32">r</text:span></text:p>
              </text:list-item>
            </text:list>
            <text:list text:style-name="L15">
              <text:list-item>
                <text:p text:style-name="P10"><text:span text:style-name="T31"><text:s text:c="4"/></text:span><text:span text:style-name="T34">do</text:span><text:span text:style-name="T36"> </text:span><text:span text:style-name="T34">if</text:span><text:span text:style-name="T36"> </text:span><text:span text:style-name="T32">L</text:span><text:span text:style-name="T31">[</text:span><text:span text:style-name="T32">i</text:span><text:span text:style-name="T31">] </text:span><text:span text:style-name="T30"></text:span><text:span text:style-name="T31"> </text:span><text:span text:style-name="T32">R</text:span><text:span text:style-name="T31">[</text:span><text:span text:style-name="T32">j</text:span><text:span text:style-name="T31">]</text:span></text:p>
              </text:list-item>
              <text:list-item>
                <text:p text:style-name="P10"><text:span text:style-name="T31"><text:s text:c="8"/></text:span><text:span text:style-name="T34">then</text:span><text:span text:style-name="T31"> </text:span><text:span text:style-name="T32">A</text:span><text:span text:style-name="T31">[</text:span><text:span text:style-name="T32">k</text:span><text:span text:style-name="T31">] </text:span><text:span text:style-name="T30"></text:span><text:span text:style-name="T31"> </text:span><text:span text:style-name="T32">L</text:span><text:span text:style-name="T31">[</text:span><text:span text:style-name="T32">i</text:span><text:span text:style-name="T31">]</text:span></text:p>
              </text:list-item>
              <text:list-item>
                <text:p text:style-name="P10"><text:span text:style-name="T31"><text:s text:c="17"/></text:span><text:span text:style-name="T32">i </text:span><text:span text:style-name="T30"></text:span><text:span text:style-name="T31"> </text:span><text:span text:style-name="T32">i</text:span><text:span text:style-name="T31"> + 1</text:span></text:p>
              </text:list-item>
              <text:list-item>
                <text:p text:style-name="P10"><text:span text:style-name="T31"><text:s text:c="8"/></text:span><text:span text:style-name="T34">else</text:span><text:span text:style-name="T31"> </text:span><text:span text:style-name="T32">A</text:span><text:span text:style-name="T37">[</text:span><text:span text:style-name="T38">k</text:span><text:span text:style-name="T37">] </text:span><text:span text:style-name="T30"></text:span><text:span text:style-name="T31"> </text:span><text:span text:style-name="T32">R</text:span><text:span text:style-name="T31">[</text:span><text:span text:style-name="T32">j</text:span><text:span text:style-name="T31">]</text:span></text:p>
              </text:list-item>
              <text:list-item>
                <text:p text:style-name="P10"><text:span text:style-name="T31"><text:s text:c="17"/></text:span><text:span text:style-name="T32">j </text:span><text:span text:style-name="T30"></text:span><text:span text:style-name="T31"> </text:span><text:span text:style-name="T32">j</text:span><text:span text:style-name="T31"> + 1</text:span></text:p>
                <text:p text:style-name="P10"><text:span text:style-name="T31"/></text:p>
                <text:p text:style-name="P10"><text:span text:style-name="T32"/></text:p>
              </text:list-item>
            </text:list>
            <text:list text:style-name="L14">
              <text:list-header>
                <text:p text:style-name="P10"><text:span text:style-name="T39"/></text:p>
              </text:list-header>
            </text:list>
            <text:list text:style-name="L7">
              <text:list-header>
                <text:p text:style-name="P9"><text:span text:style-name="T27"><text:s text:c="2"/></text:span></text:p>
              </text:list-header>
            </text:list>
          </draw:text-box>
        </draw:frame>
        <draw:g xml:id="id116" draw:id="id116">
          <draw:custom-shape draw:style-name="gr13" draw:text-style-name="P2" draw:layer="layout" svg:width="10.323cm" svg:height="3.309cm" svg:x="14.442cm" svg:y="11.875cm">
            <text:list text:style-name="L9">
              <text:list-header>
                <text:p text:style-name="P1"><text:span text:style-name="T40">Sentinels</text:span><text:span text:style-name="T22">, to avoid having to</text:span></text:p>
              </text:list-header>
            </text:list>
            <text:list text:style-name="L8">
              <text:list-header>
                <text:p text:style-name="P1"><text:span text:style-name="T22">check if either subarray is</text:span></text:p>
                <text:p text:style-name="P1"><text:span text:style-name="T22">fully copied at </text:span><text:span text:style-name="T24">each step</text:span><text:span text:style-name="T22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2" draw:layer="layout" svg:width="7.77cm" svg:height="3.704cm" svg:x="6.623cm" svg:y="9.036cm">
            <text:p/>
            <draw:enhanced-geometry svg:viewBox="0 0 1762 840" draw:type="non-primitive" draw:enhanced-path="M 1762 840  L 0 0  N"/>
          </draw:custom-shape>
          <draw:custom-shape draw:style-name="gr14" draw:text-style-name="P2" draw:layer="layout" svg:width="7.726cm" svg:height="2.95cm" svg:x="6.707cm" svg:y="9.869cm">
            <text:p/>
            <draw:enhanced-geometry svg:viewBox="0 0 1752 669" draw:type="non-primitive" draw:enhanced-path="M 1752 669  L 0 0  N"/>
          </draw:custom-shape>
          <draw:custom-shape draw:style-name="gr14" draw:text-style-name="P2" draw:layer="layout" svg:width="6.434cm" svg:height="0.172cm" svg:x="7.999cm" svg:y="13.657cm">
            <text:p/>
            <draw:enhanced-geometry svg:viewBox="0 0 1459 39" draw:type="non-primitive" draw:enhanced-path="M 1459 39  L 0 0  N"/>
          </draw:custom-shape>
        </draw:g>
        <draw:custom-shape draw:style-name="gr11" draw:text-style-name="P2" draw:layer="layout" svg:width="9.433cm" svg:height="5.87cm" svg:x="14.071cm" svg:y="3.144cm">
          <text:list text:style-name="L8">
            <text:list-header>
              <text:p text:style-name="P11"><text:span text:style-name="T22">Input: Array containing sorted subarrays </text:span><text:span text:style-name="T21">A</text:span><text:span text:style-name="T22">[</text:span><text:span text:style-name="T21">p..q</text:span><text:span text:style-name="T22">] and </text:span><text:span text:style-name="T21">A</text:span><text:span text:style-name="T22">[</text:span><text:span text:style-name="T21">q+1..r</text:span><text:span text:style-name="T22">].</text:span></text:p>
              <text:p text:style-name="P11"><text:span text:style-name="T22">Output: Merged sorted subarray in </text:span><text:span text:style-name="T21">A</text:span><text:span text:style-name="T22">[</text:span><text:span text:style-name="T21">p..r</text:span><text:span text:style-name="T22">]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317cm" svg:height="9.988cm" svg:x="3.483cm" svg:y="1.998cm" draw:page-number="7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Merge – Example " draw:style-name="dp1" draw:master-page-name="Default" presentation:presentation-page-layout-name="AL2T1">
        <draw:custom-shape draw:style-name="gr15" draw:text-style-name="P2" draw:layer="layout" svg:width="7.633cm" svg:height="1.277cm" svg:x="13.547cm" svg:y="10.632cm">
          <text:list text:style-name="L16">
            <text:list-header>
              <text:p text:style-name="P1"><text:span text:style-name="T41"><text:s text:c="2"/></text:span><text:span text:style-name="T41">j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Merge – Example </text:p>
              </text:list-header>
            </text:list>
          </draw:text-box>
        </draw:frame>
        <draw:custom-shape draw:style-name="gr2" draw:text-style-name="P2" draw:layer="layout" svg:width="1.349cm" svg:height="1.277cm" svg:x="6.937cm" svg:y="3.731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8.348cm" svg:y="3.731cm">
          <text:list text:style-name="L8">
            <text:list-header>
              <text:p text:style-name="P6"><text:s/>8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9.772cm" svg:y="3.731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18cm" svg:height="1.277cm" svg:x="11.179cm" svg:y="3.731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2.824cm" svg:y="3.731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4.213cm" svg:y="3.731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5.624cm" svg:y="3.731cm">
          <text:list text:style-name="L8">
            <text:list-header>
              <text:p text:style-name="P6">4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18cm" svg:height="1.277cm" svg:x="16.938cm" svg:y="3.731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511cm" svg:height="1.27cm" svg:x="6.368cm" svg:y="3.885cm">
          <text:list text:style-name="L8">
            <text:list-header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056cm" svg:height="1.277cm" svg:x="3.872cm" svg:y="3.731cm">
          <text:list text:style-name="L8">
            <text:list-header>
              <text:p text:style-name="P1"><text:s text:c="3"/>…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056cm" svg:height="1.277cm" svg:x="18.578cm" svg:y="3.735cm">
          <text:list text:style-name="L8">
            <text:list-header>
              <text:p text:style-name="P1"><text:s text:c="3"/>…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319cm" svg:height="1.615cm" svg:x="1.283cm" svg:y="3.572cm">
          <text:list text:style-name="L8">
            <text:list-header>
              <text:p text:style-name="P1"><text:span text:style-name="T4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1.72cm" svg:height="1.277cm" svg:x="6.989cm" svg:y="5.424cm">
          <text:list text:style-name="L16">
            <text:list-header>
              <text:p text:style-name="P1"><text:span text:style-name="T41">k <text:s text:c="50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4.194cm" svg:y="9.071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5.605cm" svg:y="9.071cm">
          <text:list text:style-name="L8">
            <text:list-header>
              <text:p text:style-name="P6"><text:s/>8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7.029cm" svg:y="9.071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18cm" svg:height="1.277cm" svg:x="8.436cm" svg:y="9.071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3.582cm" svg:y="9.106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4.971cm" svg:y="9.106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49cm" svg:height="1.277cm" svg:x="16.382cm" svg:y="9.106cm">
          <text:list text:style-name="L8">
            <text:list-header>
              <text:p text:style-name="P6">4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19cm" svg:height="1.277cm" svg:x="17.696cm" svg:y="9.106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20" draw:id="id120" draw:layer="layout" svg:width="11.721cm" svg:height="1.277cm" svg:x="7.205cm" svg:y="5.424cm">
          <text:list text:style-name="L16">
            <text:list-header>
              <text:p text:style-name="P1"><text:span text:style-name="T41"><text:s text:c="7"/></text:span><text:span text:style-name="T41">k <text:s text:c="4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24" draw:id="id124" draw:layer="layout" svg:width="11.932cm" svg:height="1.277cm" svg:x="6.712cm" svg:y="5.424cm">
          <text:list text:style-name="L16">
            <text:list-header>
              <text:p text:style-name="P1"><text:span text:style-name="T41"><text:s text:c="15"/></text:span><text:span text:style-name="T41">k <text:s text:c="36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28" draw:id="id128" draw:layer="layout" svg:width="11.297cm" svg:height="1.277cm" svg:x="7.135cm" svg:y="5.424cm">
          <text:list text:style-name="L16">
            <text:list-header>
              <text:p text:style-name="P1"><text:span text:style-name="T41"><text:s text:c="21"/></text:span><text:span text:style-name="T41">k <text:s text:c="27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32" draw:id="id132" draw:layer="layout" svg:width="13.202cm" svg:height="1.277cm" svg:x="6.712cm" svg:y="5.424cm">
          <text:list text:style-name="L16">
            <text:list-header>
              <text:p text:style-name="P1"><text:span text:style-name="T41"><text:s text:c="30"/></text:span><text:span text:style-name="T41">k <text:s text:c="27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36" draw:id="id136" draw:layer="layout" svg:width="13.202cm" svg:height="1.277cm" svg:x="6.712cm" svg:y="5.424cm">
          <text:list text:style-name="L16">
            <text:list-header>
              <text:p text:style-name="P1"><text:span text:style-name="T41"><text:s text:c="36"/></text:span><text:span text:style-name="T41">k <text:s text:c="21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40" draw:id="id140" draw:layer="layout" svg:width="13.626cm" svg:height="1.277cm" svg:x="6.712cm" svg:y="5.424cm">
          <text:list text:style-name="L16">
            <text:list-header>
              <text:p text:style-name="P1"><text:span text:style-name="T41"><text:s text:c="43"/></text:span><text:span text:style-name="T41">k <text:s text:c="16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44" draw:id="id144" draw:layer="layout" svg:width="14.26cm" svg:height="1.277cm" svg:x="6.712cm" svg:y="5.424cm">
          <text:list text:style-name="L16">
            <text:list-header>
              <text:p text:style-name="P1"><text:span text:style-name="T41"><text:s text:c="50"/></text:span><text:span text:style-name="T41">k <text:s text:c="1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6.242cm" svg:height="1.277cm" svg:x="4.158cm" svg:y="10.632cm">
          <text:list text:style-name="L16">
            <text:list-header>
              <text:p text:style-name="P1"><text:span text:style-name="T41">i <text:s text:c="25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23" draw:id="id123" draw:layer="layout" svg:width="7.935cm" svg:height="1.277cm" svg:x="4.158cm" svg:y="10.632cm">
          <text:list text:style-name="L16">
            <text:list-header>
              <text:p text:style-name="P1"><text:span text:style-name="T41"><text:s text:c="8"/></text:span><text:span text:style-name="T41">i <text:s text:c="25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27" draw:id="id127" draw:layer="layout" svg:width="6.242cm" svg:height="1.277cm" svg:x="4.158cm" svg:y="10.632cm">
          <text:list text:style-name="L16">
            <text:list-header>
              <text:p text:style-name="P1"><text:span text:style-name="T41"><text:s text:c="15"/></text:span><text:span text:style-name="T41">i <text:s text:c="10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35" draw:id="id135" draw:layer="layout" svg:width="6.031cm" svg:height="1.277cm" svg:x="4.158cm" svg:y="10.632cm">
          <text:list text:style-name="L16">
            <text:list-header>
              <text:p text:style-name="P1"><text:span text:style-name="T41"><text:s text:c="22"/></text:span><text:span text:style-name="T41">i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10.041cm" svg:y="9.071cm">
          <text:list text:style-name="L8">
            <text:list-header>
              <text:p text:style-name="P6"><text:span text:style-name="T43"><text:s/></text:span><text:span text:style-name="T44"></text:span><text:span text:style-name="T4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11cm" svg:height="1.277cm" svg:x="19.381cm" svg:y="9.106cm">
          <text:list text:style-name="L8">
            <text:list-header>
              <text:p text:style-name="P6"><text:span text:style-name="T43"><text:s/></text:span><text:span text:style-name="T44"></text:span><text:span text:style-name="T4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39" draw:id="id139" draw:layer="layout" svg:width="7.089cm" svg:height="1.277cm" svg:x="4.582cm" svg:y="10.632cm">
          <text:list text:style-name="L16">
            <text:list-header>
              <text:p text:style-name="P1"><text:span text:style-name="T41"><text:s text:c="27"/></text:span><text:span text:style-name="T41">i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19" draw:id="id119" draw:layer="layout" svg:width="7.089cm" svg:height="1.277cm" svg:x="13.45cm" svg:y="10.632cm">
          <text:list text:style-name="L16">
            <text:list-header>
              <text:p text:style-name="P1"><text:span text:style-name="T41"><text:s text:c="8"/></text:span><text:span text:style-name="T41">j <text:s text:c="21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31" draw:id="id131" draw:layer="layout" svg:width="6.242cm" svg:height="1.277cm" svg:x="13.45cm" svg:y="10.632cm">
          <text:list text:style-name="L16">
            <text:list-header>
              <text:p text:style-name="P1"><text:span text:style-name="T41"><text:s text:c="15"/></text:span><text:span text:style-name="T41">j <text:s text:c="10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xml:id="id143" draw:id="id143" draw:layer="layout" svg:width="6.031cm" svg:height="1.277cm" svg:x="13.45cm" svg:y="10.632cm">
          <text:list text:style-name="L16">
            <text:list-header>
              <text:p text:style-name="P1"><text:span text:style-name="T41"><text:s text:c="22"/></text:span><text:span text:style-name="T41">j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147" draw:id="id147" draw:layer="layout" svg:width="7.634cm" svg:height="1.277cm" svg:x="13.123cm" svg:y="10.632cm">
          <text:list text:style-name="L16">
            <text:list-header>
              <text:p text:style-name="P1"><text:span text:style-name="T41"><text:s text:c="30"/></text:span><text:span text:style-name="T41">j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22" draw:id="id122" draw:layer="layout" svg:width="1.349cm" svg:height="1.277cm" svg:x="4.198cm" svg:y="9.075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26" draw:id="id126" draw:layer="layout" svg:width="1.349cm" svg:height="1.277cm" svg:x="5.609cm" svg:y="9.075cm">
          <text:list text:style-name="L8">
            <text:list-header>
              <text:p text:style-name="P6"><text:s/>8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34" draw:id="id134" draw:layer="layout" svg:width="1.349cm" svg:height="1.277cm" svg:x="7.034cm" svg:y="9.075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xml:id="id138" draw:id="id138" draw:layer="layout" svg:width="1.619cm" svg:height="1.277cm" svg:x="8.44cm" svg:y="9.075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18" draw:id="id118" draw:layer="layout" svg:width="1.349cm" svg:height="1.277cm" svg:x="13.547cm" svg:y="9.115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30" draw:id="id130" draw:layer="layout" svg:width="1.349cm" svg:height="1.277cm" svg:x="14.936cm" svg:y="9.115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42" draw:id="id142" draw:layer="layout" svg:width="1.349cm" svg:height="1.277cm" svg:x="16.347cm" svg:y="9.115cm">
          <text:list text:style-name="L8">
            <text:list-header>
              <text:p text:style-name="P6">4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xml:id="id146" draw:id="id146" draw:layer="layout" svg:width="1.618cm" svg:height="1.277cm" svg:x="17.661cm" svg:y="9.115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xml:id="id117" draw:id="id117" draw:layer="layout" svg:width="1.349cm" svg:height="1.277cm" svg:x="6.945cm" svg:y="3.739cm">
          <text:list text:style-name="L8">
            <text:list-header>
              <text:p text:style-name="P6"><text:s/>1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xml:id="id121" draw:id="id121" draw:layer="layout" svg:width="1.349cm" svg:height="1.277cm" svg:x="8.357cm" svg:y="3.739cm">
          <text:list text:style-name="L8">
            <text:list-header>
              <text:p text:style-name="P6"><text:s/>6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xml:id="id125" draw:id="id125" draw:layer="layout" svg:width="1.349cm" svg:height="1.277cm" svg:x="9.781cm" svg:y="3.739cm">
          <text:list text:style-name="L8">
            <text:list-header>
              <text:p text:style-name="P6"><text:s/>8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xml:id="id129" draw:id="id129" draw:layer="layout" svg:width="1.619cm" svg:height="1.277cm" svg:x="11.187cm" svg:y="3.739cm">
          <text:list text:style-name="L8">
            <text:list-header>
              <text:p text:style-name="P6"><text:s/>9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xml:id="id133" draw:id="id133" draw:layer="layout" svg:width="1.349cm" svg:height="1.277cm" svg:x="12.832cm" svg:y="3.739cm">
          <text:list text:style-name="L8">
            <text:list-header>
              <text:p text:style-name="P6">2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xml:id="id137" draw:id="id137" draw:layer="layout" svg:width="1.349cm" svg:height="1.277cm" svg:x="14.221cm" svg:y="3.739cm">
          <text:list text:style-name="L8">
            <text:list-header>
              <text:p text:style-name="P6">3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xml:id="id141" draw:id="id141" draw:layer="layout" svg:width="1.349cm" svg:height="1.277cm" svg:x="15.633cm" svg:y="3.739cm">
          <text:list text:style-name="L8">
            <text:list-header>
              <text:p text:style-name="P6">4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xml:id="id145" draw:id="id145" draw:layer="layout" svg:width="1.618cm" svg:height="1.277cm" svg:x="16.947cm" svg:y="3.739cm">
          <text:list text:style-name="L8">
            <text:list-header>
              <text:p text:style-name="P6">4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148" draw:id="id148" draw:layer="layout" svg:width="14.892cm" svg:height="2.293cm" svg:x="6.513cm" svg:y="5.424cm">
          <text:list text:style-name="L16">
            <text:list-header>
              <text:p text:style-name="P1"><text:span text:style-name="T41"><text:s text:c="57"/></text:span><text:span text:style-name="T41">k <text:s text:c="1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133cm" svg:height="1.615cm" svg:x="2.95cm" svg:y="8.864cm">
          <text:list text:style-name="L8">
            <text:list-header>
              <text:p text:style-name="P1"><text:span text:style-name="T45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192cm" svg:height="1.615cm" svg:x="12.374cm" svg:y="8.996cm">
          <text:list text:style-name="L8">
            <text:list-header>
              <text:p text:style-name="P1"><text:span text:style-name="T45">R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7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18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19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1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22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23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5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26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27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9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30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31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3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34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35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7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38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39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1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42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43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5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46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47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317cm" svg:height="9.988cm" svg:x="3.483cm" svg:y="1.998cm" draw:page-number="8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Correctness of Merge" draw:style-name="dp1" draw:master-page-name="Default" presentation:presentation-page-layout-name="AL2T1">
        <draw:frame presentation:style-name="pr4" draw:text-style-name="P2" draw:layer="layout" svg:width="25.396cm" svg:height="2.54cm" svg:x="0cm" svg:y="-0.498cm" presentation:class="title" presentation:user-transformed="true">
          <draw:text-box>
            <text:list text:style-name="L1">
              <text:list-header>
                <text:p text:style-name="P1">Correctness of Merge</text:p>
              </text:list-header>
            </text:list>
          </draw:text-box>
        </draw:frame>
        <draw:frame presentation:style-name="pr10" draw:text-style-name="P2" draw:layer="layout" svg:width="10.706cm" svg:height="15.924cm" svg:x="0.803cm" svg:y="1.843cm" presentation:class="outline" presentation:user-transformed="true">
          <draw:text-box>
            <text:list text:style-name="L12">
              <text:list-header>
                <text:p text:style-name="P9"><text:span text:style-name="T25">Merge(</text:span><text:span text:style-name="T26">A</text:span><text:span text:style-name="T25">, </text:span><text:span text:style-name="T26">p</text:span><text:span text:style-name="T25">, </text:span><text:span text:style-name="T26">q</text:span><text:span text:style-name="T25">, </text:span><text:span text:style-name="T26">r</text:span><text:span text:style-name="T25">)</text:span></text:p>
              </text:list-header>
            </text:list>
            <text:list text:style-name="L7">
              <text:list-header>
                <text:p text:style-name="P9"><text:span text:style-name="T27">1 <text:s/></text:span><text:span text:style-name="T28">n</text:span><text:span text:style-name="T29">1</text:span><text:span text:style-name="T27"> </text:span><text:span text:style-name="T30"></text:span><text:span text:style-name="T31"> </text:span><text:span text:style-name="T32">q </text:span><text:span text:style-name="T33">– </text:span><text:span text:style-name="T32">p </text:span><text:span text:style-name="T31">+ 1</text:span></text:p>
                <text:p text:style-name="P9"><text:span text:style-name="T27">2 <text:s/></text:span><text:span text:style-name="T28">n</text:span><text:span text:style-name="T29">2</text:span><text:span text:style-name="T27"> </text:span><text:span text:style-name="T30"></text:span><text:span text:style-name="T31"> </text:span><text:span text:style-name="T32">r </text:span><text:span text:style-name="T33">–</text:span><text:span text:style-name="T31"> </text:span><text:span text:style-name="T32">q</text:span></text:p>
              </text:list-header>
            </text:list>
            <text:list text:style-name="L13">
              <text:list-item>
                <text:p text:style-name="P10"><text:span text:style-name="T34">for</text:span><text:span text:style-name="T27"> </text:span><text:span text:style-name="T28">i </text:span><text:span text:style-name="T30"></text:span><text:span text:style-name="T27"> 1 </text:span><text:span text:style-name="T34">to</text:span><text:span text:style-name="T27"> </text:span><text:span text:style-name="T28">n</text:span><text:span text:style-name="T29">1</text:span><text:span text:style-name="T27"> </text:span></text:p>
              </text:list-item>
            </text:list>
            <text:list text:style-name="L14">
              <text:list-item>
                <text:p text:style-name="P10"><text:span text:style-name="T27"><text:s text:c="4"/></text:span><text:span text:style-name="T34">do</text:span><text:span text:style-name="T27"> </text:span><text:span text:style-name="T28">L</text:span><text:span text:style-name="T27">[</text:span><text:span text:style-name="T28">i</text:span><text:span text:style-name="T27">] </text:span><text:span text:style-name="T30"></text:span><text:span text:style-name="T31"> </text:span><text:span text:style-name="T32">A</text:span><text:span text:style-name="T31">[</text:span><text:span text:style-name="T32">p </text:span><text:span text:style-name="T31">+ </text:span><text:span text:style-name="T32">i </text:span><text:span text:style-name="T33">–</text:span><text:span text:style-name="T31"> 1]</text:span></text:p>
              </text:list-item>
            </text:list>
            <text:list text:style-name="L13">
              <text:list-item>
                <text:p text:style-name="P10"><text:span text:style-name="T34">for</text:span><text:span text:style-name="T27"> </text:span><text:span text:style-name="T28">j </text:span><text:span text:style-name="T30"></text:span><text:span text:style-name="T27"> 1 </text:span><text:span text:style-name="T34">to</text:span><text:span text:style-name="T27"> </text:span><text:span text:style-name="T28">n</text:span><text:span text:style-name="T29">2</text:span><text:span text:style-name="T27"> </text:span></text:p>
              </text:list-item>
            </text:list>
            <text:list text:style-name="L14">
              <text:list-item>
                <text:p text:style-name="P10"><text:span text:style-name="T27"><text:s text:c="4"/></text:span><text:span text:style-name="T34">do</text:span><text:span text:style-name="T27"> </text:span><text:span text:style-name="T28">R</text:span><text:span text:style-name="T27">[</text:span><text:span text:style-name="T28">j</text:span><text:span text:style-name="T27">] </text:span><text:span text:style-name="T30"></text:span><text:span text:style-name="T31"> </text:span><text:span text:style-name="T32">A</text:span><text:span text:style-name="T31">[</text:span><text:span text:style-name="T32">q </text:span><text:span text:style-name="T31">+ </text:span><text:span text:style-name="T32">j</text:span><text:span text:style-name="T31">]</text:span></text:p>
              </text:list-item>
            </text:list>
            <text:list text:style-name="L15">
              <text:list-item>
                <text:p text:style-name="P10"><text:span text:style-name="T32">L</text:span><text:span text:style-name="T31">[</text:span><text:span text:style-name="T28">n</text:span><text:span text:style-name="T35">1</text:span><text:span text:style-name="T27">+1] </text:span><text:span text:style-name="T30"></text:span><text:span text:style-name="T31"> </text:span><text:span text:style-name="T30"></text:span></text:p>
              </text:list-item>
              <text:list-item>
                <text:p text:style-name="P10"><text:span text:style-name="T32">R</text:span><text:span text:style-name="T31">[</text:span><text:span text:style-name="T28">n</text:span><text:span text:style-name="T35">2</text:span><text:span text:style-name="T27">+1] </text:span><text:span text:style-name="T30"></text:span><text:span text:style-name="T31"> </text:span><text:span text:style-name="T30"></text:span></text:p>
              </text:list-item>
              <text:list-item>
                <text:p text:style-name="P10"><text:span text:style-name="T32">i</text:span><text:span text:style-name="T31"> </text:span><text:span text:style-name="T30"></text:span><text:span text:style-name="T31"> 1</text:span></text:p>
              </text:list-item>
              <text:list-item>
                <text:p text:style-name="P10"><text:span text:style-name="T32">j</text:span><text:span text:style-name="T31"> </text:span><text:span text:style-name="T30"></text:span><text:span text:style-name="T31"> 1</text:span></text:p>
              </text:list-item>
            </text:list>
            <text:list text:style-name="L13">
              <text:list-item>
                <text:p text:style-name="P10"><text:span text:style-name="T34">for</text:span><text:span text:style-name="T36"> </text:span><text:span text:style-name="T32">k </text:span><text:span text:style-name="T30"></text:span><text:span text:style-name="T32">p </text:span><text:span text:style-name="T34">to</text:span><text:span text:style-name="T36"> </text:span><text:span text:style-name="T32">r</text:span></text:p>
              </text:list-item>
            </text:list>
            <text:list text:style-name="L15">
              <text:list-item>
                <text:p text:style-name="P10"><text:span text:style-name="T31"><text:s text:c="4"/></text:span><text:span text:style-name="T34">do</text:span><text:span text:style-name="T36"> </text:span><text:span text:style-name="T34">if</text:span><text:span text:style-name="T36"> </text:span><text:span text:style-name="T32">L</text:span><text:span text:style-name="T31">[</text:span><text:span text:style-name="T32">i</text:span><text:span text:style-name="T31">] </text:span><text:span text:style-name="T30"></text:span><text:span text:style-name="T31"> </text:span><text:span text:style-name="T32">R</text:span><text:span text:style-name="T31">[</text:span><text:span text:style-name="T32">j</text:span><text:span text:style-name="T31">]</text:span></text:p>
              </text:list-item>
              <text:list-item>
                <text:p text:style-name="P10"><text:span text:style-name="T31"><text:s text:c="8"/></text:span><text:span text:style-name="T34">then</text:span><text:span text:style-name="T31"> </text:span><text:span text:style-name="T32">A</text:span><text:span text:style-name="T31">[</text:span><text:span text:style-name="T32">k</text:span><text:span text:style-name="T31">] </text:span><text:span text:style-name="T30"></text:span><text:span text:style-name="T31"> </text:span><text:span text:style-name="T32">L</text:span><text:span text:style-name="T31">[</text:span><text:span text:style-name="T32">i</text:span><text:span text:style-name="T31">]</text:span></text:p>
              </text:list-item>
              <text:list-item>
                <text:p text:style-name="P10"><text:span text:style-name="T31"><text:s text:c="17"/></text:span><text:span text:style-name="T32">i </text:span><text:span text:style-name="T30"></text:span><text:span text:style-name="T31"> </text:span><text:span text:style-name="T32">i</text:span><text:span text:style-name="T31"> + 1</text:span></text:p>
              </text:list-item>
              <text:list-item>
                <text:p text:style-name="P10"><text:span text:style-name="T31"><text:s text:c="8"/></text:span><text:span text:style-name="T34">else</text:span><text:span text:style-name="T31"> </text:span><text:span text:style-name="T32">A</text:span><text:span text:style-name="T37">[</text:span><text:span text:style-name="T38">k</text:span><text:span text:style-name="T37">] </text:span><text:span text:style-name="T30"></text:span><text:span text:style-name="T31"> </text:span><text:span text:style-name="T32">R</text:span><text:span text:style-name="T31">[</text:span><text:span text:style-name="T32">j</text:span><text:span text:style-name="T31">]</text:span></text:p>
              </text:list-item>
              <text:list-item>
                <text:p text:style-name="P10"><text:span text:style-name="T31"><text:s text:c="17"/></text:span><text:span text:style-name="T32">j </text:span><text:span text:style-name="T30"></text:span><text:span text:style-name="T31"> </text:span><text:span text:style-name="T32">j</text:span><text:span text:style-name="T31"> + 1</text:span></text:p>
                <text:p text:style-name="P10"><text:span text:style-name="T31"/></text:p>
                <text:p text:style-name="P10"><text:span text:style-name="T32"/></text:p>
              </text:list-item>
            </text:list>
            <text:list text:style-name="L14">
              <text:list-header>
                <text:p text:style-name="P10"><text:span text:style-name="T39"/></text:p>
              </text:list-header>
            </text:list>
            <text:list text:style-name="L7">
              <text:list-header>
                <text:p text:style-name="P9"><text:span text:style-name="T27"><text:s text:c="2"/></text:span></text:p>
              </text:list-header>
            </text:list>
          </draw:text-box>
        </draw:frame>
        <draw:custom-shape draw:style-name="gr10" draw:text-style-name="P2" draw:layer="layout" svg:width="0.511cm" svg:height="1.27cm" svg:x="11.946cm" svg:y="2.055cm">
          <text:list text:style-name="L8">
            <text:list-header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3.097cm" svg:height="7.884cm" svg:x="11.986cm" svg:y="1.98cm">
          <text:list text:style-name="L1">
            <text:list-header>
              <text:p text:style-name="P1"><text:span text:style-name="T46">Loop Invariant for the </text:span><text:span text:style-name="T47">for</text:span><text:span text:style-name="T46"> loop</text:span></text:p>
            </text:list-header>
          </text:list>
          <text:list text:style-name="L9">
            <text:list-header>
              <text:p text:style-name="P1"><text:span text:style-name="T48">At the start of each iteration of the <text:s text:c="2"/></text:span></text:p>
              <text:p text:style-name="P1"><text:span text:style-name="T48">for loop: </text:span></text:p>
            </text:list-header>
          </text:list>
          <text:list text:style-name="L8">
            <text:list-header>
              <text:p text:style-name="P1"><text:span text:style-name="T19"><text:s text:c="22"/></text:span><text:span text:style-name="T19">Subarray </text:span><text:span text:style-name="T20">A</text:span><text:span text:style-name="T19">[</text:span><text:span text:style-name="T20">p</text:span><text:span text:style-name="T19">..</text:span><text:span text:style-name="T20">k </text:span><text:span text:style-name="T49">–</text:span><text:span text:style-name="T19"> 1] </text:span></text:p>
              <text:p text:style-name="P1"><text:span text:style-name="T19">contains the </text:span><text:span text:style-name="T20">k </text:span><text:span text:style-name="T49">–</text:span><text:span text:style-name="T19"> </text:span><text:span text:style-name="T20">p</text:span><text:span text:style-name="T19"> smallest elements</text:span></text:p>
              <text:p text:style-name="P1"><text:span text:style-name="T19">of </text:span><text:span text:style-name="T20">L</text:span><text:span text:style-name="T19"> and </text:span><text:span text:style-name="T20">R </text:span><text:span text:style-name="T19">in sorted order. </text:span></text:p>
              <text:p text:style-name="P1"><text:span text:style-name="T20">L</text:span><text:span text:style-name="T19">[</text:span><text:span text:style-name="T20">i</text:span><text:span text:style-name="T19">] and </text:span><text:span text:style-name="T20">R</text:span><text:span text:style-name="T19">[</text:span><text:span text:style-name="T20">j</text:span><text:span text:style-name="T19">] are the smallest elements of </text:span></text:p>
              <text:p text:style-name="P1"><text:span text:style-name="T20">L</text:span><text:span text:style-name="T19"> and </text:span><text:span text:style-name="T20">R</text:span><text:span text:style-name="T19"> that have not been copied back into </text:span></text:p>
              <text:p text:style-name="P1"><text:span text:style-name="T20">A</text:span><text:span text:style-name="T19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1.189cm" svg:height="5.343cm" svg:x="12.034cm" svg:y="11.227cm">
          <text:list text:style-name="L1">
            <text:list-header>
              <text:p text:style-name="P1"><text:span text:style-name="T50">Initialization:</text:span></text:p>
            </text:list-header>
          </text:list>
          <text:list text:style-name="L9">
            <text:list-header>
              <text:p text:style-name="P1"><text:span text:style-name="T51">Before the first iteration: </text:span></text:p>
            </text:list-header>
          </text:list>
          <text:list text:style-name="L17">
            <text:list-item>
              <text:p text:style-name="P1"><text:span text:style-name="T28">A</text:span><text:span text:style-name="T27">[</text:span><text:span text:style-name="T28">p</text:span><text:span text:style-name="T27">..</text:span><text:span text:style-name="T28">k </text:span><text:span text:style-name="T52">–</text:span><text:span text:style-name="T27"> 1] is empty.</text:span></text:p>
            </text:list-item>
            <text:list-item>
              <text:p text:style-name="P1"><text:span text:style-name="T28">i </text:span><text:span text:style-name="T27">= </text:span><text:span text:style-name="T28">j </text:span><text:span text:style-name="T27">= 1.</text:span></text:p>
            </text:list-item>
            <text:list-item>
              <text:p text:style-name="P1"><text:span text:style-name="T28">L</text:span><text:span text:style-name="T27">[1] and </text:span><text:span text:style-name="T28">R</text:span><text:span text:style-name="T27">[1] are the smallest </text:span></text:p>
            </text:list-item>
          </text:list>
          <text:list text:style-name="L8">
            <text:list-header>
              <text:p text:style-name="P1"><text:span text:style-name="T27"><text:s/></text:span><text:span text:style-name="T27">elements of </text:span><text:span text:style-name="T28">L</text:span><text:span text:style-name="T27"> and </text:span><text:span text:style-name="T28">R</text:span><text:span text:style-name="T27"> not copied to </text:span><text:span text:style-name="T28">A.</text:span><text:span text:style-name="T27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17cm" svg:height="9.988cm" svg:x="3.483cm" svg:y="1.998cm" draw:page-number="9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396cm" svg:height="2.54cm" svg:x="0cm" svg:y="-0.498cm" presentation:class="title" presentation:user-transformed="true">
          <draw:text-box>
            <text:list text:style-name="L1">
              <text:list-header>
                <text:p text:style-name="P1">Correctness of Merge</text:p>
              </text:list-header>
            </text:list>
          </draw:text-box>
        </draw:frame>
        <draw:frame presentation:style-name="pr10" draw:text-style-name="P2" draw:layer="layout" svg:width="10.706cm" svg:height="15.924cm" svg:x="0.803cm" svg:y="1.843cm" presentation:class="outline" presentation:user-transformed="true">
          <draw:text-box>
            <text:list text:style-name="L12">
              <text:list-header>
                <text:p text:style-name="P9"><text:span text:style-name="T25">Merge(</text:span><text:span text:style-name="T26">A</text:span><text:span text:style-name="T25">, </text:span><text:span text:style-name="T26">p</text:span><text:span text:style-name="T25">, </text:span><text:span text:style-name="T26">q</text:span><text:span text:style-name="T25">, </text:span><text:span text:style-name="T26">r</text:span><text:span text:style-name="T25">)</text:span></text:p>
              </text:list-header>
            </text:list>
            <text:list text:style-name="L7">
              <text:list-header>
                <text:p text:style-name="P9"><text:span text:style-name="T27">1 <text:s/></text:span><text:span text:style-name="T28">n</text:span><text:span text:style-name="T29">1</text:span><text:span text:style-name="T27"> </text:span><text:span text:style-name="T30"></text:span><text:span text:style-name="T31"> </text:span><text:span text:style-name="T32">q </text:span><text:span text:style-name="T33">– </text:span><text:span text:style-name="T32">p </text:span><text:span text:style-name="T31">+ 1</text:span></text:p>
                <text:p text:style-name="P9"><text:span text:style-name="T27">2 <text:s/></text:span><text:span text:style-name="T28">n</text:span><text:span text:style-name="T29">2</text:span><text:span text:style-name="T27"> </text:span><text:span text:style-name="T30"></text:span><text:span text:style-name="T31"> </text:span><text:span text:style-name="T32">r </text:span><text:span text:style-name="T33">–</text:span><text:span text:style-name="T31"> </text:span><text:span text:style-name="T32">q</text:span></text:p>
              </text:list-header>
            </text:list>
            <text:list text:style-name="L13">
              <text:list-item>
                <text:p text:style-name="P10"><text:span text:style-name="T34">for</text:span><text:span text:style-name="T27"> </text:span><text:span text:style-name="T28">i </text:span><text:span text:style-name="T30"></text:span><text:span text:style-name="T27"> 1 </text:span><text:span text:style-name="T34">to</text:span><text:span text:style-name="T27"> </text:span><text:span text:style-name="T28">n</text:span><text:span text:style-name="T29">1</text:span><text:span text:style-name="T27"> </text:span></text:p>
              </text:list-item>
            </text:list>
            <text:list text:style-name="L14">
              <text:list-item>
                <text:p text:style-name="P10"><text:span text:style-name="T27"><text:s text:c="4"/></text:span><text:span text:style-name="T34">do</text:span><text:span text:style-name="T27"> </text:span><text:span text:style-name="T28">L</text:span><text:span text:style-name="T27">[</text:span><text:span text:style-name="T28">i</text:span><text:span text:style-name="T27">] </text:span><text:span text:style-name="T30"></text:span><text:span text:style-name="T31"> </text:span><text:span text:style-name="T32">A</text:span><text:span text:style-name="T31">[</text:span><text:span text:style-name="T32">p </text:span><text:span text:style-name="T31">+ </text:span><text:span text:style-name="T32">i </text:span><text:span text:style-name="T33">–</text:span><text:span text:style-name="T31"> 1]</text:span></text:p>
              </text:list-item>
            </text:list>
            <text:list text:style-name="L13">
              <text:list-item>
                <text:p text:style-name="P10"><text:span text:style-name="T34">for</text:span><text:span text:style-name="T27"> </text:span><text:span text:style-name="T28">j </text:span><text:span text:style-name="T30"></text:span><text:span text:style-name="T27"> 1 </text:span><text:span text:style-name="T34">to</text:span><text:span text:style-name="T27"> </text:span><text:span text:style-name="T28">n</text:span><text:span text:style-name="T29">2</text:span><text:span text:style-name="T27"> </text:span></text:p>
              </text:list-item>
            </text:list>
            <text:list text:style-name="L14">
              <text:list-item>
                <text:p text:style-name="P10"><text:span text:style-name="T27"><text:s text:c="4"/></text:span><text:span text:style-name="T34">do</text:span><text:span text:style-name="T27"> </text:span><text:span text:style-name="T28">R</text:span><text:span text:style-name="T27">[</text:span><text:span text:style-name="T28">j</text:span><text:span text:style-name="T27">] </text:span><text:span text:style-name="T30"></text:span><text:span text:style-name="T31"> </text:span><text:span text:style-name="T32">A</text:span><text:span text:style-name="T31">[</text:span><text:span text:style-name="T32">q </text:span><text:span text:style-name="T31">+ </text:span><text:span text:style-name="T32">j</text:span><text:span text:style-name="T31">]</text:span></text:p>
              </text:list-item>
            </text:list>
            <text:list text:style-name="L15">
              <text:list-item>
                <text:p text:style-name="P10"><text:span text:style-name="T32">L</text:span><text:span text:style-name="T31">[</text:span><text:span text:style-name="T28">n</text:span><text:span text:style-name="T35">1</text:span><text:span text:style-name="T27">+1] </text:span><text:span text:style-name="T30"></text:span><text:span text:style-name="T31"> </text:span><text:span text:style-name="T30"></text:span></text:p>
              </text:list-item>
              <text:list-item>
                <text:p text:style-name="P10"><text:span text:style-name="T32">R</text:span><text:span text:style-name="T31">[</text:span><text:span text:style-name="T28">n</text:span><text:span text:style-name="T35">2</text:span><text:span text:style-name="T27">+1] </text:span><text:span text:style-name="T30"></text:span><text:span text:style-name="T31"> </text:span><text:span text:style-name="T30"></text:span></text:p>
              </text:list-item>
              <text:list-item>
                <text:p text:style-name="P10"><text:span text:style-name="T32">i</text:span><text:span text:style-name="T31"> </text:span><text:span text:style-name="T30"></text:span><text:span text:style-name="T31"> 1</text:span></text:p>
              </text:list-item>
              <text:list-item>
                <text:p text:style-name="P10"><text:span text:style-name="T32">j</text:span><text:span text:style-name="T31"> </text:span><text:span text:style-name="T30"></text:span><text:span text:style-name="T31"> 1</text:span></text:p>
              </text:list-item>
            </text:list>
            <text:list text:style-name="L13">
              <text:list-item>
                <text:p text:style-name="P10"><text:span text:style-name="T34">for</text:span><text:span text:style-name="T36"> </text:span><text:span text:style-name="T32">k </text:span><text:span text:style-name="T30"></text:span><text:span text:style-name="T32">p </text:span><text:span text:style-name="T34">to</text:span><text:span text:style-name="T36"> </text:span><text:span text:style-name="T32">r</text:span></text:p>
              </text:list-item>
            </text:list>
            <text:list text:style-name="L15">
              <text:list-item>
                <text:p text:style-name="P10"><text:span text:style-name="T31"><text:s text:c="4"/></text:span><text:span text:style-name="T34">do</text:span><text:span text:style-name="T36"> </text:span><text:span text:style-name="T34">if</text:span><text:span text:style-name="T36"> </text:span><text:span text:style-name="T32">L</text:span><text:span text:style-name="T31">[</text:span><text:span text:style-name="T32">i</text:span><text:span text:style-name="T31">] </text:span><text:span text:style-name="T30"></text:span><text:span text:style-name="T31"> </text:span><text:span text:style-name="T32">R</text:span><text:span text:style-name="T31">[</text:span><text:span text:style-name="T32">j</text:span><text:span text:style-name="T31">]</text:span></text:p>
              </text:list-item>
              <text:list-item>
                <text:p text:style-name="P10"><text:span text:style-name="T31"><text:s text:c="8"/></text:span><text:span text:style-name="T34">then</text:span><text:span text:style-name="T31"> </text:span><text:span text:style-name="T32">A</text:span><text:span text:style-name="T31">[</text:span><text:span text:style-name="T32">k</text:span><text:span text:style-name="T31">] </text:span><text:span text:style-name="T30"></text:span><text:span text:style-name="T31"> </text:span><text:span text:style-name="T32">L</text:span><text:span text:style-name="T31">[</text:span><text:span text:style-name="T32">i</text:span><text:span text:style-name="T31">]</text:span></text:p>
              </text:list-item>
              <text:list-item>
                <text:p text:style-name="P10"><text:span text:style-name="T31"><text:s text:c="17"/></text:span><text:span text:style-name="T32">i </text:span><text:span text:style-name="T30"></text:span><text:span text:style-name="T31"> </text:span><text:span text:style-name="T32">i</text:span><text:span text:style-name="T31"> + 1</text:span></text:p>
              </text:list-item>
              <text:list-item>
                <text:p text:style-name="P10"><text:span text:style-name="T31"><text:s text:c="8"/></text:span><text:span text:style-name="T34">else</text:span><text:span text:style-name="T31"> </text:span><text:span text:style-name="T32">A</text:span><text:span text:style-name="T37">[</text:span><text:span text:style-name="T38">k</text:span><text:span text:style-name="T37">] </text:span><text:span text:style-name="T30"></text:span><text:span text:style-name="T31"> </text:span><text:span text:style-name="T32">R</text:span><text:span text:style-name="T31">[</text:span><text:span text:style-name="T32">j</text:span><text:span text:style-name="T31">]</text:span></text:p>
              </text:list-item>
              <text:list-item>
                <text:p text:style-name="P10"><text:span text:style-name="T31"><text:s text:c="17"/></text:span><text:span text:style-name="T32">j </text:span><text:span text:style-name="T30"></text:span><text:span text:style-name="T31"> </text:span><text:span text:style-name="T32">j</text:span><text:span text:style-name="T31"> + 1</text:span></text:p>
                <text:p text:style-name="P10"><text:span text:style-name="T31"/></text:p>
                <text:p text:style-name="P10"><text:span text:style-name="T32"/></text:p>
              </text:list-item>
            </text:list>
            <text:list text:style-name="L14">
              <text:list-header>
                <text:p text:style-name="P10"><text:span text:style-name="T39"/></text:p>
              </text:list-header>
            </text:list>
            <text:list text:style-name="L7">
              <text:list-header>
                <text:p text:style-name="P9"><text:span text:style-name="T27"><text:s text:c="2"/></text:span></text:p>
              </text:list-header>
            </text:list>
          </draw:text-box>
        </draw:frame>
        <draw:custom-shape draw:style-name="gr10" draw:text-style-name="P2" draw:layer="layout" svg:width="0.511cm" svg:height="1.27cm" svg:x="11.946cm" svg:y="2.055cm">
          <text:list text:style-name="L8">
            <text:list-header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2.942cm" svg:height="9.747cm" svg:x="11.783cm" svg:y="1.892cm">
          <text:list text:style-name="L1">
            <text:list-header>
              <text:p text:style-name="P1"><text:span text:style-name="T50">Maintenance:</text:span></text:p>
            </text:list-header>
          </text:list>
          <text:list text:style-name="L9">
            <text:list-header>
              <text:p text:style-name="P1"><text:span text:style-name="T53">Case 1</text:span><text:span text:style-name="T54">:</text:span> <text:span text:style-name="T28">L</text:span><text:span text:style-name="T27">[</text:span><text:span text:style-name="T28">i</text:span><text:span text:style-name="T27">] </text:span><text:span text:style-name="T55"></text:span><text:span text:style-name="T27"> </text:span><text:span text:style-name="T28">R</text:span><text:span text:style-name="T27">[</text:span><text:span text:style-name="T28">j</text:span><text:span text:style-name="T27">]</text:span></text:p>
            </text:list-header>
          </text:list>
          <text:list text:style-name="L17">
            <text:list-item>
              <text:p text:style-name="P1"><text:span text:style-name="T27">By LI, </text:span><text:span text:style-name="T28">A</text:span><text:span text:style-name="T27"> contains </text:span><text:span text:style-name="T28">p </text:span><text:span text:style-name="T52">– </text:span><text:span text:style-name="T56">k</text:span><text:span text:style-name="T52"> smallest elements <text:s text:c="3"/>of </text:span><text:span text:style-name="T56">L</text:span><text:span text:style-name="T52"> and </text:span><text:span text:style-name="T56">R </text:span><text:span text:style-name="T52">in sorted order</text:span><text:span text:style-name="T56">.</text:span></text:p>
            </text:list-item>
            <text:list-item>
              <text:p text:style-name="P1"><text:span text:style-name="T52">By LI, </text:span><text:span text:style-name="T28">L</text:span><text:span text:style-name="T27">[</text:span><text:span text:style-name="T28">i</text:span><text:span text:style-name="T27">] and </text:span><text:span text:style-name="T28">R</text:span><text:span text:style-name="T27">[</text:span><text:span text:style-name="T28">j</text:span><text:span text:style-name="T27">] are the smallest elements of </text:span><text:span text:style-name="T28">L</text:span><text:span text:style-name="T27"> and </text:span><text:span text:style-name="T28">R</text:span><text:span text:style-name="T27"> not yet copied into </text:span><text:span text:style-name="T28">A</text:span><text:span text:style-name="T27">.</text:span></text:p>
            </text:list-item>
            <text:list-item>
              <text:p text:style-name="P1"><text:span text:style-name="T27">Line 13 results in </text:span><text:span text:style-name="T28">A</text:span><text:span text:style-name="T27"> containing </text:span><text:span text:style-name="T28">p </text:span><text:span text:style-name="T52">– </text:span><text:span text:style-name="T56">k</text:span><text:span text:style-name="T52"> + 1 smallest elements (again in sorted order).</text:span></text:p>
            </text:list-item>
          </text:list>
          <text:list text:style-name="L8">
            <text:list-header>
              <text:p text:style-name="P1"><text:span text:style-name="T52">Incrementing </text:span><text:span text:style-name="T56">i </text:span><text:span text:style-name="T52">and </text:span><text:span text:style-name="T56">k</text:span><text:span text:style-name="T52"> reestablishes the LI for the next iteration.</text:span></text:p>
            </text:list-header>
          </text:list>
          <text:list text:style-name="L9">
            <text:list-header>
              <text:p text:style-name="P1"><text:span text:style-name="T57">Similarly for </text:span><text:span text:style-name="T58">L</text:span><text:span text:style-name="T53">[</text:span><text:span text:style-name="T58">i</text:span><text:span text:style-name="T53">] &gt; </text:span><text:span text:style-name="T58">R</text:span><text:span text:style-name="T53">[</text:span><text:span text:style-name="T58">j</text:span><text:span text:style-name="T53">]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3.205cm" svg:height="6.19cm" svg:x="11.915cm" svg:y="11.606cm">
          <text:list text:style-name="L1">
            <text:list-header>
              <text:p text:style-name="P1"><text:span text:style-name="T50">Termination:</text:span></text:p>
            </text:list-header>
          </text:list>
          <text:list text:style-name="L17">
            <text:list-item>
              <text:p text:style-name="P1"><text:span text:style-name="T27">On termination, </text:span><text:span text:style-name="T28">k </text:span><text:span text:style-name="T27">= </text:span><text:span text:style-name="T28">r </text:span><text:span text:style-name="T27">+ 1.</text:span></text:p>
            </text:list-item>
            <text:list-item>
              <text:p text:style-name="P1"><text:span text:style-name="T27">By LI, </text:span><text:span text:style-name="T28">A</text:span><text:span text:style-name="T27"> contains </text:span><text:span text:style-name="T28">r – p + </text:span><text:span text:style-name="T27">1 smallest</text:span></text:p>
            </text:list-item>
          </text:list>
          <text:list text:style-name="L8">
            <text:list-header>
              <text:p text:style-name="P1"><text:span text:style-name="T27"><text:s text:c="2"/></text:span><text:span text:style-name="T27">elements of </text:span><text:span text:style-name="T28">L</text:span><text:span text:style-name="T27"> and </text:span><text:span text:style-name="T28">R</text:span><text:span text:style-name="T27"> in sorted order.</text:span></text:p>
            </text:list-header>
          </text:list>
          <text:list text:style-name="L17">
            <text:list-item>
              <text:p text:style-name="P1"><text:span text:style-name="T28">L</text:span><text:span text:style-name="T27"> and </text:span><text:span text:style-name="T28">R </text:span><text:span text:style-name="T27">together contain </text:span><text:span text:style-name="T28">r</text:span><text:span text:style-name="T27"> – </text:span><text:span text:style-name="T28">p </text:span><text:span text:style-name="T27">+ 3 elements.</text:span></text:p>
            </text:list-item>
          </text:list>
          <text:list text:style-name="L8">
            <text:list-header>
              <text:p text:style-name="P1"><text:span text:style-name="T27"><text:s/></text:span><text:span text:style-name="T27">All but the two sentinels have been copied </text:span></text:p>
              <text:p text:style-name="P1"><text:span text:style-name="T27"><text:s/></text:span><text:span text:style-name="T27">back into </text:span><text:span text:style-name="T28">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17cm" svg:height="9.988cm" svg:x="3.483cm" svg:y="1.998cm" draw:page-number="10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Analysis of Merge Sort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Analysis of Merge Sort</text:p>
              </text:list-header>
            </text:list>
          </draw:text-box>
        </draw:frame>
        <draw:frame presentation:style-name="pr11" draw:text-style-name="P2" draw:layer="layout" svg:width="23.178cm" svg:height="11.43cm" svg:x="1.261cm" svg:y="3.003cm" presentation:class="outline" presentation:user-transformed="true">
          <draw:text-box>
            <text:list text:style-name="L6">
              <text:list-item>
                <text:p text:style-name="P12"><text:span text:style-name="T59">Running time </text:span><text:span text:style-name="T60">T</text:span><text:span text:style-name="T61">(</text:span><text:span text:style-name="T60">n</text:span><text:span text:style-name="T61">)</text:span><text:span text:style-name="T59"> of Merge Sort:</text:span></text:p>
              </text:list-item>
            </text:list>
            <text:list text:style-name="L2">
              <text:list-item>
                <text:p text:style-name="P12"><text:span text:style-name="T62">Divide: computing the middle takes </text:span><text:span text:style-name="T63"></text:span><text:span text:style-name="T59">(1)</text:span><text:span text:style-name="T64"> </text:span></text:p>
              </text:list-item>
              <text:list-item>
                <text:p text:style-name="P12"><text:span text:style-name="T62">Conquer: solving 2 subproblems takes </text:span><text:span text:style-name="T59">2</text:span><text:span text:style-name="T65">T</text:span><text:span text:style-name="T59">(</text:span><text:span text:style-name="T65">n</text:span><text:span text:style-name="T59">/2)</text:span><text:span text:style-name="T64"> </text:span></text:p>
              </text:list-item>
              <text:list-item>
                <text:p text:style-name="P12"><text:span text:style-name="T62">Combine: merging </text:span><text:span text:style-name="T66">n</text:span><text:span text:style-name="T62"> elements takes </text:span><text:span text:style-name="T63"></text:span><text:span text:style-name="T59">(</text:span><text:span text:style-name="T65">n</text:span><text:span text:style-name="T59">)</text:span><text:span text:style-name="T64"> </text:span></text:p>
              </text:list-item>
              <text:list-item>
                <text:p text:style-name="P13"><text:span text:style-name="T62">Total</text:span><text:span text:style-name="T22">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14"><text:span text:style-name="T65">T</text:span><text:span text:style-name="T59">(</text:span><text:span text:style-name="T65">n</text:span><text:span text:style-name="T59">)</text:span><text:span text:style-name="T65"> = </text:span><text:span text:style-name="T63"></text:span><text:span text:style-name="T59">(1)</text:span><text:span text:style-name="T65"> </text:span><text:span text:style-name="T65"><text:tab/></text:span><text:span text:style-name="T65"><text:tab/></text:span><text:span text:style-name="T65"><text:tab/></text:span><text:span text:style-name="T59">if</text:span><text:span text:style-name="T65"> n = </text:span><text:span text:style-name="T59">1</text:span></text:p>
                        <text:p text:style-name="P14"><text:span text:style-name="T65">T</text:span><text:span text:style-name="T59">(</text:span><text:span text:style-name="T65">n</text:span><text:span text:style-name="T59">)</text:span><text:span text:style-name="T65"> = </text:span><text:span text:style-name="T59">2</text:span><text:span text:style-name="T65">T</text:span><text:span text:style-name="T59">(</text:span><text:span text:style-name="T65">n</text:span><text:span text:style-name="T59">/2)</text:span><text:span text:style-name="T65"> + </text:span><text:span text:style-name="T63"></text:span><text:span text:style-name="T59">(</text:span><text:span text:style-name="T65">n</text:span><text:span text:style-name="T59">)</text:span><text:span text:style-name="T65"> </text:span><text:span text:style-name="T65"><text:tab/></text:span><text:span text:style-name="T59">if</text:span><text:span text:style-name="T65"> n &gt; </text:span><text:span text:style-name="T59">1</text:span></text:p>
                        <text:p text:style-name="P15"><text:span text:style-name="T67"/></text:p>
                      </text:list-header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header>
                    <text:p text:style-name="P16"><text:span text:style-name="T68"></text:span><text:span text:style-name="T69"> </text:span><text:span text:style-name="T70">T</text:span><text:span text:style-name="T69">(</text:span><text:span text:style-name="T70">n</text:span><text:span text:style-name="T69">)</text:span><text:span text:style-name="T70"> = </text:span><text:span text:style-name="T68"></text:span><text:span text:style-name="T69">(</text:span><text:span text:style-name="T70">n </text:span><text:span text:style-name="T69">lg</text:span><text:span text:style-name="T70"> n</text:span><text:span text:style-name="T69">) </text:span><text:span text:style-name="T70"><text:s/></text:span><text:span text:style-name="T69">(CLRS, Chapter 4)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layer="layout" svg:width="13.317cm" svg:height="9.988cm" svg:x="3.484cm" svg:y="1.998cm" draw:page-number="11" presentation:class="page"/>
          <draw:frame presentation:style-name="pr6" draw:text-style-name="P2" draw:layer="layout" svg:width="14.869cm" svg:height="11.986cm" svg:x="2.707cm" svg:y="12.651cm">
            <draw:text-box>
              <text:p/>
            </draw:text-box>
          </draw:frame>
        </presentation:notes>
      </draw:page>
      <draw:page draw:name="Recurrences – I" draw:style-name="dp1" draw:master-page-name="Title1" presentation:presentation-page-layout-name="AL1T0">
        <draw:frame presentation:style-name="pr12" draw:text-style-name="P2" draw:layer="layout" svg:width="21.59cm" svg:height="4.053cm" svg:x="1.905cm" svg:y="4.929cm" presentation:class="title" presentation:user-transformed="true">
          <draw:text-box>
            <text:list text:style-name="L1">
              <text:list-header>
                <text:p text:style-name="P1"><text:span text:style-name="T1">Recurrences – I</text:span></text:p>
              </text:list-header>
            </text:list>
          </draw:text-box>
        </draw:frame>
        <draw:frame presentation:style-name="pr2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317cm" svg:height="9.988cm" svg:x="3.483cm" svg:y="1.998cm" draw:page-number="12" presentation:class="page"/>
          <draw:frame presentation:style-name="pr3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Recurrence Relations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Recurrence Relations</text:p>
              </text:list-header>
            </text:list>
          </draw:text-box>
        </draw:frame>
        <draw:frame presentation:style-name="pr13" draw:text-style-name="P2" draw:layer="layout" svg:width="22.327cm" svg:height="13.803cm" svg:x="1.714cm" svg:y="3.112cm" presentation:class="outline" presentation:user-transformed="true">
          <draw:text-box>
            <text:list text:style-name="L20">
              <text:list-item>
                <text:p text:style-name="P12"><text:span text:style-name="T8">Equation or an inequality that characterizes a function by its values on smaller inputs.</text:span></text:p>
              </text:list-item>
            </text:list>
            <text:list text:style-name="L6">
              <text:list-item>
                <text:p text:style-name="P12"><text:span text:style-name="T11">Solution Methods</text:span><text:span text:style-name="T2"> (Chapter 4)</text:span></text:p>
              </text:list-item>
            </text:list>
            <text:list text:style-name="L21">
              <text:list-item>
                <text:list>
                  <text:list-item>
                    <text:p text:style-name="P17"><text:span text:style-name="T71">Substitution Method.</text:span></text:p>
                  </text:list-item>
                  <text:list-item>
                    <text:p text:style-name="P17"><text:span text:style-name="T71">Recursion-tree Method.</text:span></text:p>
                  </text:list-item>
                  <text:list-item>
                    <text:p text:style-name="P17"><text:span text:style-name="T71">Master Method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">Recurrence relations </text:span><text:span text:style-name="T11">arise when we analyze the running time of iterative or recursive algorithms</text:span><text:span text:style-name="T2">.</text:span></text:p>
              </text:list-item>
            </text:list>
            <text:list text:style-name="L22">
              <text:list-item>
                <text:list>
                  <text:list-item>
                    <text:p text:style-name="P17"><text:span text:style-name="T72">Ex:</text:span><text:span text:style-name="T71"> Divide and Conquer.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18"><text:span text:style-name="T73">T</text:span><text:span text:style-name="T74">(</text:span><text:span text:style-name="T73">n</text:span><text:span text:style-name="T74">)</text:span><text:span text:style-name="T73"> = </text:span><text:span text:style-name="T75"></text:span><text:span text:style-name="T74">(1)</text:span><text:span text:style-name="T73"><text:tab/></text:span><text:span text:style-name="T73"><text:tab/></text:span><text:span text:style-name="T73"><text:tab/></text:span><text:span text:style-name="T73"><text:tab/></text:span><text:span text:style-name="T74">if</text:span><text:span text:style-name="T73"> n </text:span><text:span text:style-name="T75"></text:span><text:span text:style-name="T74"> </text:span><text:span text:style-name="T73"><text:s/>c</text:span></text:p>
                        <text:p text:style-name="P18"><text:span text:style-name="T73">T</text:span><text:span text:style-name="T74">(</text:span><text:span text:style-name="T73">n</text:span><text:span text:style-name="T74">)</text:span><text:span text:style-name="T73"> = a T</text:span><text:span text:style-name="T74">(</text:span><text:span text:style-name="T73">n</text:span><text:span text:style-name="T74">/</text:span><text:span text:style-name="T73">b</text:span><text:span text:style-name="T74">)</text:span><text:span text:style-name="T73"> + D</text:span><text:span text:style-name="T74">(</text:span><text:span text:style-name="T73">n</text:span><text:span text:style-name="T74">)</text:span><text:span text:style-name="T73"> + C</text:span><text:span text:style-name="T74">(</text:span><text:span text:style-name="T73">n</text:span><text:span text:style-name="T74">)</text:span><text:span text:style-name="T73"> </text:span><text:span text:style-name="T73"><text:tab/></text:span><text:span text:style-name="T74">otherwis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17cm" svg:height="9.988cm" svg:x="3.484cm" svg:y="1.998cm" draw:page-number="13" presentation:class="page"/>
          <draw:frame presentation:style-name="pr6" draw:text-style-name="P2" draw:layer="layout" svg:width="14.869cm" svg:height="11.986cm" svg:x="2.707cm" svg:y="12.651cm">
            <draw:text-box>
              <text:p/>
            </draw:text-box>
          </draw:frame>
        </presentation:notes>
      </draw:page>
      <draw:page draw:name="Substitution Method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Substitution Method</text:p>
              </text:list-header>
            </text:list>
          </draw:text-box>
        </draw:frame>
        <draw:frame presentation:style-name="pr14" draw:text-style-name="P2" draw:layer="layout" svg:width="21.59cm" svg:height="14.385cm" svg:x="1.826cm" svg:y="2.905cm" presentation:class="outline" presentation:user-transformed="true">
          <draw:text-box>
            <text:list text:style-name="L6">
              <text:list-item>
                <text:p text:style-name="P19"><text:span text:style-name="T6">Guess</text:span><text:span text:style-name="T2"> the form of the solution, then </text:span><text:span text:style-name="T2"><text:line-break/></text:span><text:span text:style-name="T6">use mathematical induction</text:span><text:span text:style-name="T2"> to show it correct.</text:span></text:p>
              </text:list-item>
            </text:list>
            <text:list text:style-name="L22">
              <text:list-item>
                <text:list>
                  <text:list-item>
                    <text:p text:style-name="P20"><text:span text:style-name="T76">Substitute guessed answer</text:span><text:span text:style-name="T71"> for the function when the inductive hypothesis is applied to smaller values – hence, the name.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2">Works well when the solution is easy to guess.</text:span></text:p>
              </text:list-item>
              <text:list-item>
                <text:p text:style-name="P19"><text:span text:style-name="T2">No general way to guess the correct solution.</text:span></text:p>
              </text:list-item>
            </text:list>
          </draw:text-box>
        </draw:frame>
        <presentation:notes draw:style-name="dp3">
          <draw:page-thumbnail draw:layer="layout" svg:width="13.317cm" svg:height="9.988cm" svg:x="3.484cm" svg:y="1.998cm" draw:page-number="14" presentation:class="page"/>
          <draw:frame presentation:style-name="pr15" draw:text-style-name="P2" draw:layer="layout" svg:width="14.869cm" svg:height="11.986cm" svg:x="2.707cm" svg:y="12.651cm">
            <draw:text-box>
              <text:list text:style-name="L8">
                <text:list-header>
                  <text:p text:style-name="P21">Talk about how mathematical induction works.</text:p>
                </text:list-header>
              </text:list>
            </draw:text-box>
          </draw:frame>
        </presentation:notes>
      </draw:page>
      <draw:page draw:name="Example – Exact Function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Example – Exact Function</text:p>
              </text:list-header>
            </text:list>
          </draw:text-box>
        </draw:frame>
        <draw:frame presentation:style-name="pr16" draw:text-style-name="P2" draw:layer="layout" svg:width="23.495cm" svg:height="2.889cm" svg:x="0.802cm" svg:y="2.799cm" presentation:class="outline" presentation:user-transformed="true">
          <draw:text-box>
            <text:list text:style-name="L23">
              <text:list-item>
                <text:list>
                  <text:list-header>
                    <text:p text:style-name="P22"><text:span text:style-name="T74">Recurrence: <text:s/></text:span><text:span text:style-name="T77">T</text:span>(<text:span text:style-name="T77">n</text:span>) = 1 <text:s text:c="24"/>if <text:s text:c="2"/><text:span text:style-name="T77">n</text:span> = 1</text:p>
                  </text:list-header>
                </text:list>
              </text:list-item>
            </text:list>
            <text:list text:style-name="L24">
              <text:list-item>
                <text:list>
                  <text:list-header>
                    <text:p text:style-name="P22"><text:span text:style-name="T77"><text:s text:c="22"/></text:span><text:span text:style-name="T77">T</text:span>(<text:span text:style-name="T77">n</text:span>) = 2<text:span text:style-name="T77">T</text:span>(<text:span text:style-name="T77">n</text:span>/2) + <text:span text:style-name="T77">n <text:s text:c="2"/></text:span><text:s text:c="6"/>if <text:s text:c="2"/><text:span text:style-name="T77">n</text:span> &gt; 1</text:p>
                  </text:list-header>
                </text:list>
              </text:list-item>
            </text:list>
          </draw:text-box>
        </draw:frame>
        <draw:custom-shape draw:style-name="gr10" draw:text-style-name="P2" draw:layer="layout" svg:width="21.031cm" svg:height="11.466cm" svg:x="1.826cm" svg:y="5.578cm">
          <text:list text:style-name="L25">
            <text:list-item>
              <text:list>
                <text:list-item>
                  <text:p xml:id="id149" text:id="id149" text:style-name="P23"><text:span text:style-name="T78">Guess:</text:span><text:span text:style-name="T79"> <text:s/></text:span><text:span text:style-name="T80">T</text:span><text:span text:style-name="T79">(</text:span><text:span text:style-name="T80">n</text:span><text:span text:style-name="T79">) = </text:span><text:span text:style-name="T80">n </text:span><text:span text:style-name="T79">lg </text:span><text:span text:style-name="T80">n</text:span><text:span text:style-name="T79"> + </text:span><text:span text:style-name="T80">n</text:span><text:span text:style-name="T79">.</text:span></text:p>
                </text:list-item>
                <text:list-item>
                  <text:p xml:id="id150" text:id="id150" text:style-name="P23"><text:span text:style-name="T78">Induction:</text:span><text:span text:style-name="T81"> </text:span></text:p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p xml:id="id151" text:id="id151" text:style-name="P24"><text:span text:style-name="T82">Basis: </text:span><text:span text:style-name="T83">n = </text:span><text:span text:style-name="T84">1 </text:span><text:span text:style-name="T85"></text:span><text:span text:style-name="T84"> </text:span><text:span text:style-name="T83">n </text:span><text:span text:style-name="T84">lg</text:span><text:span text:style-name="T83">n</text:span><text:span text:style-name="T84"> + </text:span><text:span text:style-name="T83">n</text:span><text:span text:style-name="T84"> = 1 = </text:span><text:span text:style-name="T83">T</text:span><text:span text:style-name="T84">(</text:span><text:span text:style-name="T83">n</text:span><text:span text:style-name="T84">).</text:span></text:p>
                    </text:list-item>
                    <text:list-item>
                      <text:p xml:id="id152" text:id="id152" text:style-name="P24"><text:span text:style-name="T82">Hypothesis:</text:span><text:span text:style-name="T84"> </text:span><text:span text:style-name="T83">T</text:span><text:span text:style-name="T84">(</text:span><text:span text:style-name="T83">k</text:span><text:span text:style-name="T84">) = </text:span><text:span text:style-name="T83">k </text:span><text:span text:style-name="T84">lg </text:span><text:span text:style-name="T83">k</text:span><text:span text:style-name="T84"> + </text:span><text:span text:style-name="T83">k</text:span><text:span text:style-name="T84"> for all </text:span><text:span text:style-name="T83">k</text:span><text:span text:style-name="T84"> &lt; </text:span><text:span text:style-name="T83">n</text:span><text:span text:style-name="T84">.</text:span></text:p>
                    </text:list-item>
                    <text:list-item>
                      <text:p xml:id="id153" text:id="id153" text:style-name="P24"><text:span text:style-name="T82">Inductive Step: </text:span><text:span text:style-name="T83">T</text:span><text:span text:style-name="T84">(</text:span><text:span text:style-name="T83">n</text:span><text:span text:style-name="T84">) <text:s/>= 2 </text:span><text:span text:style-name="T83">T</text:span><text:span text:style-name="T84">(</text:span><text:span text:style-name="T83">n</text:span><text:span text:style-name="T84">/2) + </text:span><text:span text:style-name="T83">n</text:span></text:p>
                    </text:list-item>
                  </text:list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header>
                      <text:p xml:id="id154" text:id="id154" text:style-name="P25"><text:span text:style-name="T82"><text:s text:c="39"/></text:span><text:span text:style-name="T86">= </text:span><text:span text:style-name="T84">2 ((</text:span><text:span text:style-name="T83">n</text:span><text:span text:style-name="T84">/2)lg(</text:span><text:span text:style-name="T83">n</text:span><text:span text:style-name="T84">/2) + (</text:span><text:span text:style-name="T83">n</text:span><text:span text:style-name="T84">/2)) + </text:span><text:span text:style-name="T83">n</text:span></text:p>
                    </text:list-header>
                  </text:list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header>
                      <text:p xml:id="id155" text:id="id155" text:style-name="P25"><text:span text:style-name="T83"><text:s text:c="39"/></text:span><text:span text:style-name="T83">= n</text:span><text:span text:style-name="T84"> (lg(</text:span><text:span text:style-name="T83">n</text:span><text:span text:style-name="T84">/2)) + 2</text:span><text:span text:style-name="T83">n</text:span></text:p>
                      <text:p xml:id="id156" text:id="id156" text:style-name="P25"><text:span text:style-name="T84"><text:s text:c="39"/></text:span><text:span text:style-name="T84">= </text:span><text:span text:style-name="T83">n </text:span><text:span text:style-name="T84">lg </text:span><text:span text:style-name="T83">n</text:span><text:span text:style-name="T84"> – </text:span><text:span text:style-name="T83">n </text:span><text:span text:style-name="T84">+ 2</text:span><text:span text:style-name="T83">n</text:span></text:p>
                      <text:p xml:id="id157" text:id="id157" text:style-name="P25"><text:span text:style-name="T84"><text:s text:c="39"/></text:span><text:span text:style-name="T84">= </text:span><text:span text:style-name="T83">n</text:span><text:span text:style-name="T84"> lg </text:span><text:span text:style-name="T83">n</text:span><text:span text:style-name="T84"> + </text:span><text:span text:style-name="T83">n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317cm" svg:height="9.988cm" svg:x="3.483cm" svg:y="1.998cm" draw:page-number="15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Recursion-tree Method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Recursion-tree Method</text:p>
              </text:list-header>
            </text:list>
          </draw:text-box>
        </draw:frame>
        <draw:frame presentation:style-name="pr17" draw:text-style-name="P2" draw:layer="layout" svg:width="23.495cm" svg:height="14.464cm" svg:x="0.846cm" svg:y="2.968cm" presentation:class="outline" presentation:user-transformed="true">
          <draw:text-box>
            <text:list text:style-name="L2">
              <text:list-item>
                <text:p text:style-name="P26"><text:span text:style-name="T22">Making a </text:span><text:span text:style-name="T24">good guess</text:span><text:span text:style-name="T22"> is sometimes </text:span><text:span text:style-name="T24">difficult</text:span><text:span text:style-name="T22"> with the substitution method.</text:span></text:p>
              </text:list-item>
              <text:list-item>
                <text:p text:style-name="P26"><text:span text:style-name="T22">Use </text:span><text:span text:style-name="T40">recursion trees</text:span><text:span text:style-name="T22"> to devise good guesses.</text:span></text:p>
              </text:list-item>
              <text:list-item>
                <text:p text:style-name="P26"><text:span text:style-name="T22">Recursion Trees</text:span></text:p>
              </text:list-item>
            </text:list>
            <text:list text:style-name="L21">
              <text:list-item>
                <text:list>
                  <text:list-item>
                    <text:p text:style-name="P3"><text:span text:style-name="T22">Show successive expansions of recurrences using trees.</text:span></text:p>
                  </text:list-item>
                  <text:list-item>
                    <text:p text:style-name="P3"><text:span text:style-name="T22">Keep track of the time spent on the subproblems of a divide and conquer algorithm.</text:span></text:p>
                  </text:list-item>
                  <text:list-item>
                    <text:p text:style-name="P3"><text:span text:style-name="T22">Help organize the algebraic bookkeeping necessary to solve a recurrence.</text:span></text:p>
                    <text:p text:style-name="P3"><text:span text:style-name="T22"/></text:p>
                  </text:list-item>
                </text:list>
              </text:list-item>
            </text:list>
            <text:list text:style-name="L2">
              <text:list-header>
                <text:p text:style-name="P26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3.317cm" svg:height="9.988cm" svg:x="3.483cm" svg:y="1.998cm" draw:page-number="16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Recursion Tree – Example 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Recursion Tree – Example </text:p>
              </text:list-header>
            </text:list>
          </draw:text-box>
        </draw:frame>
        <draw:frame presentation:style-name="pr18" draw:text-style-name="P2" draw:layer="layout" svg:width="23.495cm" svg:height="13.546cm" svg:x="0.846cm" svg:y="3.387cm" presentation:class="outline" presentation:user-transformed="true">
          <draw:text-box>
            <text:list text:style-name="L2">
              <text:list-item>
                <text:p text:style-name="P26"><text:span text:style-name="T22">Running time of Merge Sort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27"><text:span text:style-name="T65">T</text:span><text:span text:style-name="T59">(</text:span><text:span text:style-name="T65">n</text:span><text:span text:style-name="T59">)</text:span><text:span text:style-name="T65"> = </text:span><text:span text:style-name="T63"></text:span><text:span text:style-name="T59">(1)</text:span><text:span text:style-name="T65"> </text:span><text:span text:style-name="T65"><text:tab/></text:span><text:span text:style-name="T65"><text:tab/></text:span><text:span text:style-name="T65"><text:tab/></text:span><text:span text:style-name="T59">if</text:span><text:span text:style-name="T65"> n = </text:span><text:span text:style-name="T59">1</text:span></text:p>
                        <text:p text:style-name="P27"><text:span text:style-name="T65">T</text:span><text:span text:style-name="T59">(</text:span><text:span text:style-name="T65">n</text:span><text:span text:style-name="T59">)</text:span><text:span text:style-name="T65"> = </text:span><text:span text:style-name="T59">2</text:span><text:span text:style-name="T65">T</text:span><text:span text:style-name="T59">(</text:span><text:span text:style-name="T65">n</text:span><text:span text:style-name="T59">/2)</text:span><text:span text:style-name="T65"> + </text:span><text:span text:style-name="T63"></text:span><text:span text:style-name="T59">(</text:span><text:span text:style-name="T65">n</text:span><text:span text:style-name="T59">)</text:span><text:span text:style-name="T65"> </text:span><text:span text:style-name="T65"><text:tab/></text:span><text:span text:style-name="T59">if</text:span><text:span text:style-name="T65"> n &gt; </text:span><text:span text:style-name="T59">1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 text:style-name="P26"><text:span text:style-name="T22">Rewrite the recurrence as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27"><text:span text:style-name="T65">T</text:span><text:span text:style-name="T59">(</text:span><text:span text:style-name="T65">n</text:span><text:span text:style-name="T59">)</text:span><text:span text:style-name="T65"> = </text:span><text:span text:style-name="T60">c</text:span><text:span text:style-name="T65"> </text:span><text:span text:style-name="T65"><text:tab/></text:span><text:span text:style-name="T65"><text:tab/></text:span><text:span text:style-name="T65"><text:tab/></text:span><text:span text:style-name="T59">if</text:span><text:span text:style-name="T65"> n = </text:span><text:span text:style-name="T59">1</text:span></text:p>
                        <text:p text:style-name="P27"><text:span text:style-name="T65">T</text:span><text:span text:style-name="T59">(</text:span><text:span text:style-name="T65">n</text:span><text:span text:style-name="T59">)</text:span><text:span text:style-name="T65"> = </text:span><text:span text:style-name="T59">2</text:span><text:span text:style-name="T65">T</text:span><text:span text:style-name="T59">(</text:span><text:span text:style-name="T65">n</text:span><text:span text:style-name="T59">/2)</text:span><text:span text:style-name="T65"> + </text:span><text:span text:style-name="T60">cn</text:span><text:span text:style-name="T65"> <text:s text:c="2"/></text:span><text:span text:style-name="T65"><text:tab/></text:span><text:span text:style-name="T59">if</text:span><text:span text:style-name="T65"> n &gt; </text:span><text:span text:style-name="T59">1</text:span></text:p>
                      </text:list-header>
                    </text:list>
                  </text:list-item>
                </text:list>
              </text:list-item>
            </text:list>
            <text:list text:style-name="L29">
              <text:list-item>
                <text:list>
                  <text:list-item>
                    <text:list>
                      <text:list-header>
                        <text:p text:style-name="P28"><text:span text:style-name="T60">c </text:span><text:span text:style-name="T61">&gt; 0</text:span><text:span text:style-name="T87">:</text:span><text:span text:style-name="T59"> <text:s/></text:span><text:span text:style-name="T62">Running time for the base case and</text:span></text:p>
                      </text:list-header>
                    </text:list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header>
                        <text:p text:style-name="P28"><text:span text:style-name="T62"><text:s text:c="5"/></text:span><text:span text:style-name="T62">time per array element for the divide and</text:span></text:p>
                        <text:p text:style-name="P28"><text:span text:style-name="T62"><text:s text:c="5"/></text:span><text:span text:style-name="T62">combine steps.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62"/></text:p>
              </text:list-header>
            </text:list>
          </draw:text-box>
        </draw:frame>
        <presentation:notes draw:style-name="dp2">
          <draw:page-thumbnail draw:style-name="gr1" draw:layer="layout" svg:width="13.317cm" svg:height="9.988cm" svg:x="3.483cm" svg:y="1.998cm" draw:page-number="17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Recursion Tree for Merge Sort" draw:style-name="dp1" draw:master-page-name="Default" presentation:presentation-page-layout-name="AL3T19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Recursion Tree for Merge Sort</text:p>
              </text:list-header>
            </text:list>
          </draw:text-box>
        </draw:frame>
        <draw:custom-shape draw:style-name="gr11" draw:text-style-name="P2" xml:id="id158" draw:id="id158" draw:layer="layout" svg:width="9.221cm" svg:height="5.341cm" svg:x="0.864cm" svg:y="3.263cm">
          <text:list text:style-name="L8">
            <text:list-header>
              <text:p text:style-name="P1"><text:span text:style-name="T22">For the original problem, we have a cost of </text:span><text:span text:style-name="T88">cn</text:span><text:span text:style-name="T22">, plus two subproblems each of size (</text:span><text:span text:style-name="T21">n</text:span><text:span text:style-name="T22">/2) and running time </text:span><text:span text:style-name="T21">T</text:span><text:span text:style-name="T22">(</text:span><text:span text:style-name="T21">n</text:span><text:span text:style-name="T22">/2)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59" draw:id="id159">
          <draw:custom-shape draw:style-name="gr10" draw:text-style-name="P2" draw:layer="layout" svg:width="1.349cm" svg:height="1.277cm" svg:x="4.701cm" svg:y="8.956cm">
            <text:list text:style-name="L1">
              <text:list-header>
                <text:p text:style-name="P1"><text:span text:style-name="T89">c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7" draw:layer="layout" svg:x1="5.208cm" svg:y1="10.191cm" svg:x2="2.628cm" svg:y2="13.48cm">
            <text:p/>
          </draw:line>
          <draw:line draw:style-name="gr21" draw:text-style-name="P7" xml:id="id2" draw:id="id2" draw:layer="layout" svg:x1="5.539cm" svg:y1="10.146cm" svg:x2="7.995cm" svg:y2="13.564cm">
            <draw:glue-point draw:id="4" svg:x="0cm" svg:y="0cm"/>
            <text:p/>
          </draw:line>
          <draw:custom-shape draw:style-name="gr10" draw:text-style-name="P2" draw:layer="layout" svg:width="2.716cm" svg:height="1.277cm" svg:x="0.997cm" svg:y="13.533cm">
            <text:list text:style-name="L1">
              <text:list-header>
                <text:p text:style-name="P1"><text:span text:style-name="T90">T</text:span><text:span text:style-name="T91">(</text:span><text:span text:style-name="T90">n</text:span><text:span text:style-name="T91">/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xml:id="id6" draw:id="id6" draw:layer="layout" svg:width="2.716cm" svg:height="1.277cm" svg:x="6.914cm" svg:y="13.538cm">
            <text:list text:style-name="L1">
              <text:list-header>
                <text:p text:style-name="P1"><text:span text:style-name="T90">T</text:span><text:span text:style-name="T91">(</text:span><text:span text:style-name="T90">n</text:span><text:span text:style-name="T91">/2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xml:id="id160" draw:id="id160" draw:layer="layout" svg:width="11.307cm" svg:height="4.325cm" svg:x="12.528cm" svg:y="3.426cm">
          <text:list text:style-name="L8">
            <text:list-header>
              <text:p text:style-name="P1"><text:span text:style-name="T22">Each of the size </text:span><text:span text:style-name="T21">n</text:span><text:span text:style-name="T22">/2 problems has a cost of </text:span><text:span text:style-name="T21">cn</text:span><text:span text:style-name="T22">/2 plus two subproblems, each costing </text:span><text:span text:style-name="T21">T</text:span><text:span text:style-name="T22">(</text:span><text:span text:style-name="T21">n</text:span><text:span text:style-name="T22">/4)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61" draw:id="id161">
          <draw:custom-shape draw:style-name="gr10" draw:text-style-name="P2" xml:id="id3" draw:id="id3" draw:layer="layout" svg:width="1.349cm" svg:height="1.277cm" svg:x="16.867cm" svg:y="7.042cm">
            <text:list text:style-name="L1">
              <text:list-header>
                <text:p text:style-name="P1"><text:span text:style-name="T89">c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7" draw:layer="layout" svg:x1="17.373cm" svg:y1="8.277cm" svg:x2="15.962cm" svg:y2="11.315cm">
            <text:p/>
          </draw:line>
          <draw:line draw:style-name="gr21" draw:text-style-name="P7" draw:layer="layout" svg:x1="17.705cm" svg:y1="8.233cm" svg:x2="19.204cm" svg:y2="11.196cm">
            <text:p/>
          </draw:line>
          <draw:custom-shape draw:style-name="gr10" draw:text-style-name="P2" xml:id="id4" draw:id="id4" draw:layer="layout" svg:width="2.009cm" svg:height="1.277cm" svg:x="15.042cm" svg:y="11.165cm">
            <text:list text:style-name="L1">
              <text:list-header>
                <text:p text:style-name="P1"><text:span text:style-name="T90">cn</text:span><text:span text:style-name="T91">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2.009cm" svg:height="1.277cm" svg:x="18.415cm" svg:y="11.081cm">
            <text:list text:style-name="L1">
              <text:list-header>
                <text:p text:style-name="P1"><text:span text:style-name="T90">cn</text:span><text:span text:style-name="T91">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7" draw:layer="layout" svg:x1="15.782cm" svg:y1="12.391cm" svg:x2="14.574cm" svg:y2="14.517cm">
            <text:p/>
          </draw:line>
          <draw:line draw:style-name="gr21" draw:text-style-name="P7" draw:layer="layout" svg:x1="15.99cm" svg:y1="12.391cm" svg:x2="17.158cm" svg:y2="14.517cm">
            <text:p/>
          </draw:line>
          <draw:line draw:style-name="gr21" draw:text-style-name="P7" draw:layer="layout" svg:x1="19.495cm" svg:y1="12.44cm" svg:x2="18.287cm" svg:y2="14.565cm">
            <text:p/>
          </draw:line>
          <draw:line draw:style-name="gr21" draw:text-style-name="P7" draw:layer="layout" svg:x1="19.703cm" svg:y1="12.44cm" svg:x2="20.871cm" svg:y2="14.565cm">
            <text:p/>
          </draw:line>
          <draw:custom-shape draw:style-name="gr10" draw:text-style-name="P2" xml:id="id7" draw:id="id7" draw:layer="layout" svg:width="2.352cm" svg:height="1.108cm" svg:x="13.119cm" svg:y="14.636cm">
            <text:list text:style-name="L1">
              <text:list-header>
                <text:p text:style-name="P1"><text:span text:style-name="T92">T</text:span><text:span text:style-name="T34">(</text:span><text:span text:style-name="T92">n</text:span><text:span text:style-name="T34">/4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2.352cm" svg:height="1.108cm" svg:x="15.584cm" svg:y="14.684cm">
            <text:list text:style-name="L1">
              <text:list-header>
                <text:p text:style-name="P1"><text:span text:style-name="T92">T</text:span><text:span text:style-name="T34">(</text:span><text:span text:style-name="T92">n</text:span><text:span text:style-name="T34">/4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2.352cm" svg:height="1.108cm" svg:x="17.705cm" svg:y="14.684cm">
            <text:list text:style-name="L1">
              <text:list-header>
                <text:p text:style-name="P1"><text:span text:style-name="T92">T</text:span><text:span text:style-name="T34">(</text:span><text:span text:style-name="T92">n</text:span><text:span text:style-name="T34">/4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2.352cm" svg:height="1.108cm" svg:x="20.082cm" svg:y="14.684cm">
            <text:list text:style-name="L1">
              <text:list-header>
                <text:p text:style-name="P1"><text:span text:style-name="T92">T</text:span><text:span text:style-name="T34">(</text:span><text:span text:style-name="T92">n</text:span><text:span text:style-name="T34">/4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62" draw:id="id162">
          <draw:custom-shape draw:style-name="gr16" draw:text-style-name="P2" xml:id="id1" draw:id="id1" draw:layer="layout" svg:width="5.031cm" svg:height="1.613cm" svg:x="8.846cm" svg:y="9.626cm">
            <text:list text:style-name="L9">
              <text:list-header>
                <text:p text:style-name="P1"><text:span text:style-name="T93">Cost of divide and merge.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2" draw:text-style-name="P7" draw:layer="layout" draw:type="curve" svg:x1="11.363cm" svg:y1="11.275cm" svg:x2="5.538cm" svg:y2="10.105cm" draw:start-shape="id1" draw:start-glue-point="2" draw:end-shape="id2" draw:end-glue-point="4" svg:d="M11363 11275c0 317-735 635-1470 635-736 0-1471-600-1471-1200s-721-1201-1442-1201-1442 298-1442 596" svg:viewBox="0 0 5826 2402">
            <text:p/>
          </draw:connector>
          <draw:connector draw:style-name="gr22" draw:text-style-name="P7" draw:layer="layout" draw:type="curve" svg:x1="13.877cm" svg:y1="10.451cm" svg:x2="16.867cm" svg:y2="7.677cm" draw:start-shape="id1" draw:start-glue-point="1" draw:end-shape="id3" draw:end-glue-point="3" svg:d="M13877 10451c747 0 1495-693 1495-1387s748-1387 1495-1387" svg:viewBox="0 0 2991 2775">
            <text:p/>
          </draw:connector>
          <draw:connector draw:style-name="gr22" draw:text-style-name="P7" draw:layer="layout" draw:type="curve" svg:x1="11.364cm" svg:y1="11.276cm" svg:x2="15.042cm" svg:y2="11.801cm" draw:start-shape="id1" draw:start-glue-point="2" draw:end-shape="id4" draw:end-glue-point="3" svg:d="M11364 11276c0 262 1839 525 3678 525" svg:viewBox="0 0 3679 526">
            <text:p/>
          </draw:connector>
        </draw:g>
        <draw:g xml:id="id163" draw:id="id163">
          <draw:custom-shape draw:style-name="gr16" draw:text-style-name="P2" xml:id="id5" draw:id="id5" draw:layer="layout" svg:width="5.031cm" svg:height="1.613cm" svg:x="7.682cm" svg:y="15.483cm">
            <text:list text:style-name="L9">
              <text:list-header>
                <text:p text:style-name="P1"><text:span text:style-name="T94">Cost of sorting subproblems.</text:span><text:span text:style-name="T95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2" draw:text-style-name="P7" draw:layer="layout" draw:type="curve" svg:x1="10.199cm" svg:y1="15.482cm" svg:x2="8.276cm" svg:y2="14.807cm" draw:start-shape="id5" draw:start-glue-point="0" draw:end-shape="id6" draw:end-glue-point="2" svg:d="M10199 15482c0-167-480-335-961-335s-962-170-962-340" svg:viewBox="0 0 1924 676">
            <text:p/>
          </draw:connector>
          <draw:connector draw:style-name="gr22" draw:text-style-name="P7" draw:layer="layout" draw:type="curve" svg:x1="12.712cm" svg:y1="16.306cm" svg:x2="14.296cm" svg:y2="15.737cm" draw:start-shape="id5" draw:start-glue-point="1" draw:end-shape="id7" draw:end-glue-point="2" svg:d="M12712 16306c792 0 1584-284 1584-569" svg:viewBox="0 0 1585 570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317cm" svg:height="9.988cm" svg:x="3.483cm" svg:y="1.998cm" draw:page-number="18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Recursion Tree for Merge Sort</text:p>
              </text:list-header>
            </text:list>
          </draw:text-box>
        </draw:frame>
        <draw:custom-shape draw:style-name="gr10" draw:text-style-name="P2" draw:layer="layout" svg:width="19.463cm" svg:height="1.277cm" svg:x="0.661cm" svg:y="2.302cm">
          <text:list text:style-name="L8">
            <text:list-header>
              <text:p text:style-name="P1">Continue expanding until the problem size reduces to 1.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0" draw:text-style-name="P2" draw:layer="layout" svg:width="1.349cm" svg:height="1.277cm" svg:x="6.914cm" svg:y="3.523cm">
            <text:list text:style-name="L1">
              <text:list-header>
                <text:p text:style-name="P1"><text:span text:style-name="T89">c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7" draw:layer="layout" svg:x1="7.419cm" svg:y1="4.757cm" svg:x2="6.26cm" svg:y2="7.297cm">
            <text:p/>
          </draw:line>
          <draw:line draw:style-name="gr21" draw:text-style-name="P7" draw:layer="layout" svg:x1="7.752cm" svg:y1="4.713cm" svg:x2="9.043cm" svg:y2="7.218cm">
            <text:p/>
          </draw:line>
          <draw:custom-shape draw:style-name="gr10" draw:text-style-name="P2" draw:layer="layout" svg:width="2.009cm" svg:height="1.277cm" svg:x="5.088cm" svg:y="7.646cm">
            <text:list text:style-name="L1">
              <text:list-header>
                <text:p text:style-name="P1"><text:span text:style-name="T90">cn</text:span><text:span text:style-name="T91">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2.009cm" svg:height="1.277cm" svg:x="8.462cm" svg:y="7.562cm">
            <text:list text:style-name="L1">
              <text:list-header>
                <text:p text:style-name="P1"><text:span text:style-name="T90">cn</text:span><text:span text:style-name="T91">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7" draw:layer="layout" svg:x1="5.827cm" svg:y1="8.872cm" svg:x2="4.62cm" svg:y2="10.997cm">
            <text:p/>
          </draw:line>
          <draw:line draw:style-name="gr21" draw:text-style-name="P7" draw:layer="layout" svg:x1="6.036cm" svg:y1="8.872cm" svg:x2="7.204cm" svg:y2="10.997cm">
            <text:p/>
          </draw:line>
          <draw:line draw:style-name="gr21" draw:text-style-name="P7" draw:layer="layout" svg:x1="9.54cm" svg:y1="8.92cm" svg:x2="8.333cm" svg:y2="11.046cm">
            <text:p/>
          </draw:line>
          <draw:line draw:style-name="gr21" draw:text-style-name="P7" draw:layer="layout" svg:x1="9.749cm" svg:y1="8.92cm" svg:x2="10.917cm" svg:y2="11.046cm">
            <text:p/>
          </draw:line>
          <draw:custom-shape draw:style-name="gr10" draw:text-style-name="P2" draw:layer="layout" svg:width="1.759cm" svg:height="1.108cm" svg:x="3.166cm" svg:y="11.116cm">
            <text:list text:style-name="L1">
              <text:list-header>
                <text:p text:style-name="P1"><text:span text:style-name="T92">cn</text:span><text:span text:style-name="T34">/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759cm" svg:height="1.108cm" svg:x="6.045cm" svg:y="11.165cm">
            <text:list text:style-name="L1">
              <text:list-header>
                <text:p text:style-name="P1"><text:span text:style-name="T92">cn</text:span><text:span text:style-name="T34">/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759cm" svg:height="1.108cm" svg:x="7.752cm" svg:y="11.165cm">
            <text:list text:style-name="L1">
              <text:list-header>
                <text:p text:style-name="P1"><text:span text:style-name="T92">cn</text:span><text:span text:style-name="T34">/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759cm" svg:height="1.108cm" svg:x="10.129cm" svg:y="11.165cm">
            <text:list text:style-name="L1">
              <text:list-header>
                <text:p text:style-name="P1"><text:span text:style-name="T92">cn</text:span><text:span text:style-name="T34">/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7" draw:layer="layout" svg:x1="3.914cm" svg:y1="12.117cm" svg:x2="3.166cm" svg:y2="13.991cm">
            <text:p/>
          </draw:line>
          <draw:line draw:style-name="gr21" draw:text-style-name="P7" draw:layer="layout" svg:x1="4.167cm" svg:y1="12.122cm" svg:x2="4.787cm" svg:y2="14.035cm">
            <text:p/>
          </draw:line>
          <draw:line draw:style-name="gr21" draw:text-style-name="P7" draw:layer="layout" svg:x1="6.833cm" svg:y1="12.17cm" svg:x2="6.084cm" svg:y2="14.044cm">
            <text:p/>
          </draw:line>
          <draw:line draw:style-name="gr21" draw:text-style-name="P7" draw:layer="layout" svg:x1="7.086cm" svg:y1="12.175cm" svg:x2="7.707cm" svg:y2="14.088cm">
            <text:p/>
          </draw:line>
          <draw:line draw:style-name="gr21" draw:text-style-name="P7" draw:layer="layout" svg:x1="8.795cm" svg:y1="12.21cm" svg:x2="8.046cm" svg:y2="14.084cm">
            <text:p/>
          </draw:line>
          <draw:line draw:style-name="gr21" draw:text-style-name="P7" draw:layer="layout" svg:x1="9.048cm" svg:y1="12.214cm" svg:x2="9.669cm" svg:y2="14.128cm">
            <text:p/>
          </draw:line>
          <draw:line draw:style-name="gr21" draw:text-style-name="P7" draw:layer="layout" svg:x1="11.079cm" svg:y1="12.166cm" svg:x2="10.33cm" svg:y2="14.04cm">
            <text:p/>
          </draw:line>
          <draw:line draw:style-name="gr21" draw:text-style-name="P7" draw:layer="layout" svg:x1="11.332cm" svg:y1="12.17cm" svg:x2="11.953cm" svg:y2="14.084cm">
            <text:p/>
          </draw:line>
          <draw:line draw:style-name="gr23" draw:text-style-name="P7" draw:layer="layout" svg:x1="3.249cm" svg:y1="14.745cm" svg:x2="3.249cm" svg:y2="15.83cm">
            <text:p/>
          </draw:line>
          <draw:line draw:style-name="gr23" draw:text-style-name="P7" draw:layer="layout" svg:x1="4.753cm" svg:y1="14.745cm" svg:x2="4.753cm" svg:y2="15.83cm">
            <text:p/>
          </draw:line>
          <draw:line draw:style-name="gr23" draw:text-style-name="P7" draw:layer="layout" svg:x1="6.094cm" svg:y1="14.745cm" svg:x2="6.094cm" svg:y2="15.83cm">
            <text:p/>
          </draw:line>
          <draw:line draw:style-name="gr23" draw:text-style-name="P7" draw:layer="layout" svg:x1="9.736cm" svg:y1="14.745cm" svg:x2="9.736cm" svg:y2="15.83cm">
            <text:p/>
          </draw:line>
          <draw:line draw:style-name="gr23" draw:text-style-name="P7" draw:layer="layout" svg:x1="10.662cm" svg:y1="14.745cm" svg:x2="10.662cm" svg:y2="15.83cm">
            <text:p/>
          </draw:line>
          <draw:line draw:style-name="gr23" draw:text-style-name="P7" draw:layer="layout" svg:x1="11.95cm" svg:y1="14.745cm" svg:x2="11.95cm" svg:y2="15.83cm">
            <text:p/>
          </draw:line>
          <draw:line draw:style-name="gr24" draw:text-style-name="P7" draw:layer="layout" svg:x1="7.373cm" svg:y1="15.323cm" svg:x2="9.118cm" svg:y2="15.323cm">
            <text:p/>
          </draw:line>
          <draw:custom-shape draw:style-name="gr10" draw:text-style-name="P2" draw:layer="layout" svg:width="0.879cm" svg:height="1.277cm" svg:x="2.783cm" svg:y="15.671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4.206cm" svg:y="15.671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5.631cm" svg:y="15.671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10.217cm" svg:y="15.671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9.304cm" svg:y="15.671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11.429cm" svg:y="15.671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draw:layer="layout" svg:width="13.128cm" svg:height="1.27cm" svg:x="11.32cm" svg:y="4.388cm">
          <text:list text:style-name="L8">
            <text:list-header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7" draw:layer="layout" svg:x1="8.952cm" svg:y1="4.379cm" svg:x2="20.276cm" svg:y2="4.379cm">
          <text:p/>
        </draw:line>
        <draw:line draw:style-name="gr25" draw:text-style-name="P7" draw:layer="layout" svg:x1="11.082cm" svg:y1="8.22cm" svg:x2="20.285cm" svg:y2="8.22cm">
          <text:p/>
        </draw:line>
        <draw:line draw:style-name="gr25" draw:text-style-name="P7" draw:layer="layout" svg:x1="12.211cm" svg:y1="11.646cm" svg:x2="20.289cm" svg:y2="11.686cm">
          <text:p/>
        </draw:line>
        <draw:line draw:style-name="gr25" draw:text-style-name="P7" draw:layer="layout" svg:x1="13.053cm" svg:y1="16.271cm" svg:x2="20.382cm" svg:y2="16.266cm">
          <text:p/>
        </draw:line>
        <draw:custom-shape draw:style-name="gr10" draw:text-style-name="P2" draw:layer="layout" svg:width="1.844cm" svg:height="1.277cm" svg:x="0.534cm" svg:y="9.675cm">
          <text:list text:style-name="L9">
            <text:list-header>
              <text:p text:style-name="P1"><text:span text:style-name="T40">lg </text:span><text:span text:style-name="T96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.411cm" svg:y1="9.159cm" svg:x2="1.411cm" svg:y2="3.995cm">
          <text:p/>
        </draw:line>
        <draw:line draw:style-name="gr4" draw:text-style-name="P7" draw:layer="layout" svg:x1="1.455cm" svg:y1="11.492cm" svg:x2="1.455cm" svg:y2="16.616cm">
          <text:p/>
        </draw:line>
        <draw:custom-shape draw:style-name="gr10" draw:text-style-name="P2" draw:layer="layout" svg:width="1.349cm" svg:height="1.277cm" svg:x="21.021cm" svg:y="3.638cm">
          <text:list text:style-name="L9">
            <text:list-header>
              <text:p text:style-name="P1"><text:span text:style-name="T96">c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349cm" svg:height="1.277cm" svg:x="21.021cm" svg:y="7.598cm">
          <text:list text:style-name="L9">
            <text:list-header>
              <text:p text:style-name="P1"><text:span text:style-name="T96">c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349cm" svg:height="1.277cm" svg:x="21.021cm" svg:y="11.099cm">
          <text:list text:style-name="L9">
            <text:list-header>
              <text:p text:style-name="P1"><text:span text:style-name="T96">c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349cm" svg:height="1.277cm" svg:x="21.021cm" svg:y="15.602cm">
          <text:list text:style-name="L9">
            <text:list-header>
              <text:p text:style-name="P1"><text:span text:style-name="T96">c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8.172cm" svg:height="1.277cm" svg:x="15.65cm" svg:y="16.797cm">
          <text:list text:style-name="L16">
            <text:list-header>
              <text:p text:style-name="P1"><text:span text:style-name="T97">Total <text:s text:c="10"/>: </text:span><text:span text:style-name="T98">cn</text:span><text:span text:style-name="T97">lg</text:span><text:span text:style-name="T98">n</text:span><text:span text:style-name="T97">+</text:span><text:span text:style-name="T98">c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17cm" svg:height="9.988cm" svg:x="3.483cm" svg:y="1.998cm" draw:page-number="19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Recursion Tree for Merge Sort</text:p>
              </text:list-header>
            </text:list>
          </draw:text-box>
        </draw:frame>
        <draw:custom-shape draw:style-name="gr10" draw:text-style-name="P2" draw:layer="layout" svg:width="19.463cm" svg:height="1.277cm" svg:x="0.745cm" svg:y="2.972cm">
          <text:list text:style-name="L8">
            <text:list-header>
              <text:p text:style-name="P1">Continue expanding until the problem size reduces to 1.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0" draw:text-style-name="P2" draw:layer="layout" svg:width="1.349cm" svg:height="1.277cm" svg:x="4.873cm" svg:y="3.898cm">
            <text:list text:style-name="L1">
              <text:list-header>
                <text:p text:style-name="P1"><text:span text:style-name="T89">c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7" draw:layer="layout" svg:x1="5.38cm" svg:y1="5.132cm" svg:x2="4.22cm" svg:y2="7.672cm">
            <text:p/>
          </draw:line>
          <draw:line draw:style-name="gr21" draw:text-style-name="P7" draw:layer="layout" svg:x1="5.711cm" svg:y1="5.088cm" svg:x2="7.003cm" svg:y2="7.593cm">
            <text:p/>
          </draw:line>
          <draw:custom-shape draw:style-name="gr10" draw:text-style-name="P2" draw:layer="layout" svg:width="2.009cm" svg:height="1.277cm" svg:x="3.047cm" svg:y="8.021cm">
            <text:list text:style-name="L1">
              <text:list-header>
                <text:p text:style-name="P1"><text:span text:style-name="T90">cn</text:span><text:span text:style-name="T91">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2.009cm" svg:height="1.277cm" svg:x="6.421cm" svg:y="7.937cm">
            <text:list text:style-name="L1">
              <text:list-header>
                <text:p text:style-name="P1"><text:span text:style-name="T90">cn</text:span><text:span text:style-name="T91">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7" draw:layer="layout" svg:x1="3.788cm" svg:y1="9.247cm" svg:x2="2.58cm" svg:y2="11.372cm">
            <text:p/>
          </draw:line>
          <draw:line draw:style-name="gr21" draw:text-style-name="P7" draw:layer="layout" svg:x1="3.995cm" svg:y1="9.247cm" svg:x2="5.164cm" svg:y2="11.372cm">
            <text:p/>
          </draw:line>
          <draw:line draw:style-name="gr21" draw:text-style-name="P7" draw:layer="layout" svg:x1="7.501cm" svg:y1="9.295cm" svg:x2="6.293cm" svg:y2="11.421cm">
            <text:p/>
          </draw:line>
          <draw:line draw:style-name="gr21" draw:text-style-name="P7" draw:layer="layout" svg:x1="7.708cm" svg:y1="9.295cm" svg:x2="8.877cm" svg:y2="11.421cm">
            <text:p/>
          </draw:line>
          <draw:custom-shape draw:style-name="gr10" draw:text-style-name="P2" draw:layer="layout" svg:width="1.759cm" svg:height="1.108cm" svg:x="1.125cm" svg:y="11.491cm">
            <text:list text:style-name="L1">
              <text:list-header>
                <text:p text:style-name="P1"><text:span text:style-name="T92">cn</text:span><text:span text:style-name="T34">/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759cm" svg:height="1.108cm" svg:x="4.004cm" svg:y="11.54cm">
            <text:list text:style-name="L1">
              <text:list-header>
                <text:p text:style-name="P1"><text:span text:style-name="T92">cn</text:span><text:span text:style-name="T34">/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759cm" svg:height="1.108cm" svg:x="5.711cm" svg:y="11.54cm">
            <text:list text:style-name="L1">
              <text:list-header>
                <text:p text:style-name="P1"><text:span text:style-name="T92">cn</text:span><text:span text:style-name="T34">/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759cm" svg:height="1.108cm" svg:x="8.088cm" svg:y="11.54cm">
            <text:list text:style-name="L1">
              <text:list-header>
                <text:p text:style-name="P1"><text:span text:style-name="T92">cn</text:span><text:span text:style-name="T34">/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7" draw:layer="layout" svg:x1="1.873cm" svg:y1="12.492cm" svg:x2="1.124cm" svg:y2="14.366cm">
            <text:p/>
          </draw:line>
          <draw:line draw:style-name="gr21" draw:text-style-name="P7" draw:layer="layout" svg:x1="2.126cm" svg:y1="12.497cm" svg:x2="2.747cm" svg:y2="14.41cm">
            <text:p/>
          </draw:line>
          <draw:line draw:style-name="gr21" draw:text-style-name="P7" draw:layer="layout" svg:x1="4.794cm" svg:y1="12.545cm" svg:x2="4.044cm" svg:y2="14.419cm">
            <text:p/>
          </draw:line>
          <draw:line draw:style-name="gr21" draw:text-style-name="P7" draw:layer="layout" svg:x1="5.045cm" svg:y1="12.55cm" svg:x2="5.667cm" svg:y2="14.463cm">
            <text:p/>
          </draw:line>
          <draw:line draw:style-name="gr21" draw:text-style-name="P7" draw:layer="layout" svg:x1="6.756cm" svg:y1="12.585cm" svg:x2="6.006cm" svg:y2="14.459cm">
            <text:p/>
          </draw:line>
          <draw:line draw:style-name="gr21" draw:text-style-name="P7" draw:layer="layout" svg:x1="7.007cm" svg:y1="12.589cm" svg:x2="7.629cm" svg:y2="14.503cm">
            <text:p/>
          </draw:line>
          <draw:line draw:style-name="gr21" draw:text-style-name="P7" draw:layer="layout" svg:x1="9.04cm" svg:y1="12.541cm" svg:x2="8.29cm" svg:y2="14.415cm">
            <text:p/>
          </draw:line>
          <draw:line draw:style-name="gr21" draw:text-style-name="P7" draw:layer="layout" svg:x1="9.291cm" svg:y1="12.545cm" svg:x2="9.913cm" svg:y2="14.459cm">
            <text:p/>
          </draw:line>
          <draw:line draw:style-name="gr23" draw:text-style-name="P7" draw:layer="layout" svg:x1="1.208cm" svg:y1="15.12cm" svg:x2="1.208cm" svg:y2="16.205cm">
            <text:p/>
          </draw:line>
          <draw:line draw:style-name="gr23" draw:text-style-name="P7" draw:layer="layout" svg:x1="2.712cm" svg:y1="15.12cm" svg:x2="2.712cm" svg:y2="16.205cm">
            <text:p/>
          </draw:line>
          <draw:line draw:style-name="gr23" draw:text-style-name="P7" draw:layer="layout" svg:x1="4.053cm" svg:y1="15.12cm" svg:x2="4.053cm" svg:y2="16.205cm">
            <text:p/>
          </draw:line>
          <draw:line draw:style-name="gr23" draw:text-style-name="P7" draw:layer="layout" svg:x1="7.695cm" svg:y1="15.12cm" svg:x2="7.695cm" svg:y2="16.205cm">
            <text:p/>
          </draw:line>
          <draw:line draw:style-name="gr23" draw:text-style-name="P7" draw:layer="layout" svg:x1="8.621cm" svg:y1="15.12cm" svg:x2="8.621cm" svg:y2="16.205cm">
            <text:p/>
          </draw:line>
          <draw:line draw:style-name="gr23" draw:text-style-name="P7" draw:layer="layout" svg:x1="9.909cm" svg:y1="15.12cm" svg:x2="9.909cm" svg:y2="16.205cm">
            <text:p/>
          </draw:line>
          <draw:line draw:style-name="gr24" draw:text-style-name="P7" draw:layer="layout" svg:x1="5.332cm" svg:y1="15.698cm" svg:x2="7.078cm" svg:y2="15.698cm">
            <text:p/>
          </draw:line>
          <draw:custom-shape draw:style-name="gr10" draw:text-style-name="P2" draw:layer="layout" svg:width="0.879cm" svg:height="1.277cm" svg:x="0.741cm" svg:y="16.046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2.165cm" svg:y="16.046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3.59cm" svg:y="16.046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8.176cm" svg:y="16.046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7.263cm" svg:y="16.046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79cm" svg:height="1.277cm" svg:x="9.388cm" svg:y="16.046cm">
            <text:list text:style-name="L1">
              <text:list-header>
                <text:p text:style-name="P1"><text:span text:style-name="T9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draw:layer="layout" svg:width="13.128cm" svg:height="1.27cm" svg:x="11.32cm" svg:y="4.388cm">
          <text:list text:style-name="L8">
            <text:list-header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85cm" svg:height="13.469cm" svg:x="11.527cm" svg:y="4.432cm">
          <text:list text:style-name="L17">
            <text:list-item>
              <text:p text:style-name="P1"><text:span text:style-name="T22">Each level has total cost </text:span><text:span text:style-name="T96">cn</text:span><text:span text:style-name="T22">.</text:span></text:p>
            </text:list-item>
            <text:list-item>
              <text:p text:style-name="P1"><text:span text:style-name="T22">Each time we go down one level, the number of subproblems doubles, but the cost per subproblem halves <text:s/></text:span><text:span text:style-name="T23"></text:span><text:span text:style-name="T22"> </text:span><text:span text:style-name="T88">cost per level remains the same</text:span><text:span text:style-name="T22">.</text:span></text:p>
            </text:list-item>
            <text:list-item>
              <text:p text:style-name="P1"><text:span text:style-name="T22">There are lg </text:span><text:span text:style-name="T21">n</text:span><text:span text:style-name="T22"> + 1 levels, height is lg </text:span><text:span text:style-name="T21">n</text:span><text:span text:style-name="T22">. (Assuming </text:span><text:span text:style-name="T21">n</text:span><text:span text:style-name="T22"> is a power of 2.)</text:span></text:p>
              <text:list>
                <text:list-item>
                  <text:p text:style-name="P29"><text:span text:style-name="T84">Can be proved by induction.</text:span></text:p>
                </text:list-item>
              </text:list>
            </text:list-item>
            <text:list-item>
              <text:p text:style-name="P1"><text:span text:style-name="T22">Total cost = sum of costs at each level = (lg </text:span><text:span text:style-name="T21">n</text:span><text:span text:style-name="T22"> + 1)</text:span><text:span text:style-name="T21">cn</text:span><text:span text:style-name="T22"> = </text:span><text:span text:style-name="T21">cn</text:span><text:span text:style-name="T22">lg</text:span><text:span text:style-name="T21">n</text:span><text:span text:style-name="T22"> + </text:span><text:span text:style-name="T21">cn</text:span><text:span text:style-name="T22"> = </text:span><text:span text:style-name="T23"></text:span><text:span text:style-name="T22">(</text:span><text:span text:style-name="T21">n </text:span><text:span text:style-name="T22">lg</text:span><text:span text:style-name="T21">n</text:span><text:span text:style-name="T22">).</text:span></text:p>
            </text:list-item>
          </text:list>
          <text:list text:style-name="L8">
            <text:list-header>
              <text:p text:style-name="P1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17cm" svg:height="9.988cm" svg:x="3.483cm" svg:y="1.998cm" draw:page-number="20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Other Examples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Other Examples</text:p>
              </text:list-header>
            </text:list>
          </draw:text-box>
        </draw:frame>
        <draw:frame presentation:style-name="pr19" draw:text-style-name="P2" draw:layer="layout" svg:width="23.495cm" svg:height="13.546cm" svg:x="0.846cm" svg:y="3.387cm" presentation:class="outline" presentation:user-transformed="true">
          <draw:text-box>
            <text:list text:style-name="L2">
              <text:list-item>
                <text:p text:style-name="P26">Use the recursion-tree method to determine a guess for the recurrences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73">T</text:span><text:span text:style-name="T74">(</text:span><text:span text:style-name="T73">n</text:span><text:span text:style-name="T74">) = 3</text:span><text:span text:style-name="T73">T</text:span><text:span text:style-name="T74">(</text:span><text:span text:style-name="T75"></text:span><text:span text:style-name="T73">n</text:span><text:span text:style-name="T74">/4</text:span><text:span text:style-name="T75"></text:span><text:span text:style-name="T74">) + </text:span><text:span text:style-name="T75"></text:span><text:span text:style-name="T74">(</text:span><text:span text:style-name="T73">n</text:span><text:span text:style-name="T99">2</text:span><text:span text:style-name="T74">).</text:span></text:p>
                  </text:list-item>
                  <text:list-item>
                    <text:p text:style-name="P3"><text:span text:style-name="T73">T</text:span><text:span text:style-name="T74">(</text:span><text:span text:style-name="T73">n</text:span><text:span text:style-name="T74">) = </text:span><text:span text:style-name="T73">T</text:span><text:span text:style-name="T74">(</text:span><text:span text:style-name="T73">n</text:span><text:span text:style-name="T74">/3) + </text:span><text:span text:style-name="T73">T</text:span><text:span text:style-name="T74">(2</text:span><text:span text:style-name="T73">n</text:span><text:span text:style-name="T74">/3) + </text:span><text:span text:style-name="T73">O</text:span><text:span text:style-name="T74">(</text:span><text:span text:style-name="T73">n</text:span><text:span text:style-name="T74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17cm" svg:height="9.988cm" svg:x="3.483cm" svg:y="1.998cm" draw:page-number="21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Recursion Trees – Caution Note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Recursion Trees – Caution Note</text:p>
              </text:list-header>
            </text:list>
          </draw:text-box>
        </draw:frame>
        <draw:frame presentation:style-name="pr19" draw:text-style-name="P2" draw:layer="layout" svg:width="23.495cm" svg:height="13.546cm" svg:x="0.846cm" svg:y="3.387cm" presentation:class="outline" presentation:user-transformed="true">
          <draw:text-box>
            <text:list text:style-name="L2">
              <text:list-item>
                <text:p text:style-name="P26">Recursion trees <text:span text:style-name="T74">only generate guesses</text:span>.</text:p>
              </text:list-item>
            </text:list>
            <text:list text:style-name="L21">
              <text:list-item>
                <text:list>
                  <text:list-item>
                    <text:p text:style-name="P3">Verify guesses using substitution method.</text:p>
                  </text:list-item>
                </text:list>
              </text:list-item>
            </text:list>
            <text:list text:style-name="L2">
              <text:list-item>
                <text:p text:style-name="P26">A small amount of “sloppiness” can be tolerated. <text:span text:style-name="T100">Why?</text:span></text:p>
              </text:list-item>
            </text:list>
            <text:list text:style-name="L6">
              <text:list-item>
                <text:p text:style-name="P26"><text:span text:style-name="T74">If careful</text:span><text:span text:style-name="T101"> when drawing out a recursion tree and summing the costs, </text:span><text:span text:style-name="T74">can be used as direct proof</text:span><text:span text:style-name="T101">.</text:span></text:p>
              </text:list-item>
            </text:list>
            <text:list text:style-name="L20">
              <text:list-header>
                <text:p text:style-name="P26"><text:span text:style-name="T101"/></text:p>
              </text:list-header>
            </text:list>
          </draw:text-box>
        </draw:frame>
        <presentation:notes draw:style-name="dp2">
          <draw:page-thumbnail draw:style-name="gr1" draw:layer="layout" svg:width="13.317cm" svg:height="9.988cm" svg:x="3.483cm" svg:y="1.998cm" draw:page-number="22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The Master Method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The Master Method</text:p>
              </text:list-header>
            </text:list>
          </draw:text-box>
        </draw:frame>
        <draw:frame presentation:style-name="pr20" draw:text-style-name="P2" draw:layer="layout" svg:width="23.495cm" svg:height="14.221cm" svg:x="0.846cm" svg:y="2.711cm" presentation:class="outline" presentation:user-transformed="true">
          <draw:text-box>
            <text:list text:style-name="L2">
              <text:list-item>
                <text:p text:style-name="P26"><text:span text:style-name="T22">Based on the </text:span><text:span text:style-name="T24">Master theorem</text:span><text:span text:style-name="T22">.</text:span></text:p>
              </text:list-item>
            </text:list>
            <text:list text:style-name="L6">
              <text:list-item>
                <text:p text:style-name="P26"><text:span text:style-name="T24">“</text:span><text:span text:style-name="T24">Cookbook”</text:span><text:span text:style-name="T22"> approach for solving recurrences of the form</text:span></text:p>
              </text:list-item>
            </text:list>
            <text:list text:style-name="L24">
              <text:list-item>
                <text:list>
                  <text:list-header>
                    <text:p text:style-name="P22"><text:span text:style-name="T22"><text:s text:c="4"/></text:span><text:span text:style-name="T70">T</text:span><text:span text:style-name="T69">(</text:span><text:span text:style-name="T70">n</text:span><text:span text:style-name="T69">) = </text:span><text:span text:style-name="T70">aT</text:span><text:span text:style-name="T69">(</text:span><text:span text:style-name="T70">n</text:span><text:span text:style-name="T69">/</text:span><text:span text:style-name="T70">b</text:span><text:span text:style-name="T69">) + </text:span><text:span text:style-name="T70">f</text:span><text:span text:style-name="T69">(</text:span><text:span text:style-name="T70">n</text:span><text:span text:style-name="T69">)</text:span></text:p>
                  </text:list-header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30"><text:span text:style-name="T21">a </text:span><text:span text:style-name="T23"></text:span><text:span text:style-name="T22"> 1, </text:span><text:span text:style-name="T21">b</text:span><text:span text:style-name="T22"> &gt; 1 are constants.</text:span></text:p>
                      </text:list-item>
                      <text:list-item>
                        <text:p text:style-name="P30"><text:span text:style-name="T21">f</text:span><text:span text:style-name="T22">(</text:span><text:span text:style-name="T21">n</text:span><text:span text:style-name="T22">) is asymptotically positive.</text:span></text:p>
                      </text:list-item>
                      <text:list-item>
                        <text:p text:style-name="P30"><text:span text:style-name="T21">n</text:span><text:span text:style-name="T22">/</text:span><text:span text:style-name="T21">b</text:span><text:span text:style-name="T22"> may not be an integer, but we ignore floors and ceilings. </text:span><text:span text:style-name="T102">Why?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p text:style-name="P26"><text:span text:style-name="T103">Requires memorization of three cases.</text:span></text:p>
              </text:list-item>
            </text:list>
          </draw:text-box>
        </draw:frame>
        <presentation:notes draw:style-name="dp2">
          <draw:page-thumbnail draw:style-name="gr1" draw:layer="layout" svg:width="13.317cm" svg:height="9.988cm" svg:x="3.483cm" svg:y="1.998cm" draw:page-number="23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draw:page draw:name="The Master Theorem" draw:style-name="dp1" draw:master-page-name="Default" presentation:presentation-page-layout-name="AL2T1">
        <draw:frame presentation:style-name="pr4" draw:text-style-name="P2" draw:layer="layout" svg:width="25.396cm" svg:height="2.54cm" svg:x="0cm" svg:y="0cm" presentation:class="title" presentation:user-transformed="true">
          <draw:text-box>
            <text:list text:style-name="L1">
              <text:list-header>
                <text:p text:style-name="P1">The Master Theorem</text:p>
              </text:list-header>
            </text:list>
          </draw:text-box>
        </draw:frame>
        <draw:custom-shape draw:style-name="gr11" draw:text-style-name="P2" draw:layer="layout" svg:width="22.829cm" svg:height="1.27cm" svg:x="1.702cm" svg:y="3.012cm">
          <text:list text:style-name="L8">
            <text:list-header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24.862cm" svg:height="11.097cm" svg:x="0.212cm" svg:y="2.902cm">
          <text:list text:style-name="L1">
            <text:list-header>
              <text:p text:style-name="P8"><text:span text:style-name="T104">Theorem 4.1</text:span></text:p>
            </text:list-header>
          </text:list>
          <text:list text:style-name="L8">
            <text:list-header>
              <text:p text:style-name="P8"><text:span text:style-name="T22">Let </text:span><text:span text:style-name="T65">a </text:span><text:span text:style-name="T63"></text:span><text:span text:style-name="T59"> 1</text:span><text:span text:style-name="T105"> and </text:span><text:span text:style-name="T65">b</text:span><text:span text:style-name="T59"> &gt; 1</text:span><text:span text:style-name="T21"> </text:span><text:span text:style-name="T22">be constants, let </text:span><text:span text:style-name="T88">f</text:span><text:span text:style-name="T24">(</text:span><text:span text:style-name="T88">n</text:span><text:span text:style-name="T24">) be a function</text:span><text:span text:style-name="T22">, and </text:span><text:span text:style-name="T22"><text:line-break/></text:span><text:span text:style-name="T22">Let </text:span><text:span text:style-name="T21">T</text:span><text:span text:style-name="T22">(</text:span><text:span text:style-name="T21">n</text:span><text:span text:style-name="T22">) be defined on nonnegative integers by the recurrence </text:span><text:span text:style-name="T22"><text:line-break/></text:span><text:span text:style-name="T88">T</text:span><text:span text:style-name="T24">(</text:span><text:span text:style-name="T88">n</text:span><text:span text:style-name="T24">) = </text:span><text:span text:style-name="T88">aT</text:span><text:span text:style-name="T24">(</text:span><text:span text:style-name="T88">n</text:span><text:span text:style-name="T24">/</text:span><text:span text:style-name="T88">b</text:span><text:span text:style-name="T24">) + </text:span><text:span text:style-name="T88">f</text:span><text:span text:style-name="T24">(</text:span><text:span text:style-name="T88">n</text:span><text:span text:style-name="T24">)</text:span><text:span text:style-name="T22">, where we can replace </text:span><text:span text:style-name="T21">n</text:span><text:span text:style-name="T22">/</text:span><text:span text:style-name="T21">b</text:span><text:span text:style-name="T22"> by </text:span><text:span text:style-name="T23"></text:span><text:span text:style-name="T21">n</text:span><text:span text:style-name="T22">/</text:span><text:span text:style-name="T21">b</text:span><text:span text:style-name="T23"></text:span><text:span text:style-name="T22"> or </text:span><text:span text:style-name="T23"></text:span><text:span text:style-name="T21">n</text:span><text:span text:style-name="T22">/</text:span><text:span text:style-name="T21">b</text:span><text:span text:style-name="T23"></text:span><text:span text:style-name="T22">. </text:span><text:span text:style-name="T22"><text:line-break/></text:span><text:span text:style-name="T21">T</text:span><text:span text:style-name="T22">(</text:span><text:span text:style-name="T21">n</text:span><text:span text:style-name="T22">) can be bounded asymptotically in three cases:</text:span></text:p>
            </text:list-header>
          </text:list>
          <text:list text:style-name="L31">
            <text:list-item>
              <text:p text:style-name="P1"><text:span text:style-name="T22">If <text:s/></text:span><text:span text:style-name="T106">f</text:span><text:span text:style-name="T107">(</text:span><text:span text:style-name="T106">n</text:span><text:span text:style-name="T107">) = </text:span><text:span text:style-name="T106">O</text:span><text:span text:style-name="T107">(</text:span><text:span text:style-name="T106">n</text:span><text:span text:style-name="T108">log</text:span><text:span text:style-name="T109">b</text:span><text:span text:style-name="T110">a</text:span><text:span text:style-name="T108">–</text:span><text:span text:style-name="T111"></text:span><text:span text:style-name="T107">)</text:span><text:span text:style-name="T22"> <text:s/>for some constant </text:span><text:span text:style-name="T23"></text:span><text:span text:style-name="T22"> &gt; 0, then </text:span><text:span text:style-name="T106">T</text:span><text:span text:style-name="T107">(</text:span><text:span text:style-name="T106">n</text:span><text:span text:style-name="T107">) = </text:span><text:span text:style-name="T112"></text:span><text:span text:style-name="T113">(</text:span><text:span text:style-name="T106">n</text:span><text:span text:style-name="T108">log</text:span><text:span text:style-name="T109">b</text:span><text:span text:style-name="T110">a</text:span><text:span text:style-name="T107">)</text:span><text:span text:style-name="T22">.</text:span></text:p>
            </text:list-item>
            <text:list-item>
              <text:p text:style-name="P1"><text:span text:style-name="T22">If <text:s/></text:span><text:span text:style-name="T106">f</text:span><text:span text:style-name="T107">(</text:span><text:span text:style-name="T106">n</text:span><text:span text:style-name="T107">) = </text:span><text:span text:style-name="T112"></text:span><text:span text:style-name="T107">(</text:span><text:span text:style-name="T106">n</text:span><text:span text:style-name="T108">log</text:span><text:span text:style-name="T109">b</text:span><text:span text:style-name="T110">a</text:span><text:span text:style-name="T107">)</text:span><text:span text:style-name="T22">, then </text:span><text:span text:style-name="T106">T</text:span><text:span text:style-name="T107">(</text:span><text:span text:style-name="T106">n</text:span><text:span text:style-name="T107">) = </text:span><text:span text:style-name="T112"></text:span><text:span text:style-name="T113">(</text:span><text:span text:style-name="T106">n</text:span><text:span text:style-name="T108">log</text:span><text:span text:style-name="T109">b</text:span><text:span text:style-name="T110">a</text:span><text:span text:style-name="T107">lg </text:span><text:span text:style-name="T106">n</text:span><text:span text:style-name="T107">)</text:span><text:span text:style-name="T22">.</text:span></text:p>
            </text:list-item>
            <text:list-item>
              <text:p text:style-name="P31"><text:span text:style-name="T22">If <text:s/></text:span><text:span text:style-name="T106">f</text:span><text:span text:style-name="T107">(</text:span><text:span text:style-name="T106">n</text:span><text:span text:style-name="T107">) = </text:span><text:span text:style-name="T114"></text:span><text:span text:style-name="T107">(</text:span><text:span text:style-name="T106">n</text:span><text:span text:style-name="T108">log</text:span><text:span text:style-name="T109">b</text:span><text:span text:style-name="T110">a</text:span><text:span text:style-name="T108">+</text:span><text:span text:style-name="T111"></text:span><text:span text:style-name="T107">)</text:span><text:span text:style-name="T22"> <text:s/>for some constant </text:span><text:span text:style-name="T23"></text:span><text:span text:style-name="T22"> &gt; 0, </text:span><text:span text:style-name="T22"><text:line-break/></text:span><text:span text:style-name="T22"><text:tab/></text:span><text:span text:style-name="T22">and if, for some constant </text:span><text:span text:style-name="T21">c </text:span><text:span text:style-name="T22">&lt; 1 and all sufficiently large </text:span><text:span text:style-name="T21">n</text:span><text:span text:style-name="T22">, </text:span><text:span text:style-name="T22"><text:line-break/></text:span><text:span text:style-name="T22"><text:tab/></text:span><text:span text:style-name="T22">we have </text:span><text:span text:style-name="T115">a</text:span><text:span text:style-name="T116">·</text:span><text:span text:style-name="T115">f</text:span><text:span text:style-name="T116">(</text:span><text:span text:style-name="T115">n</text:span><text:span text:style-name="T116">/</text:span><text:span text:style-name="T115">b</text:span><text:span text:style-name="T116">) </text:span><text:span text:style-name="T117"></text:span><text:span text:style-name="T116"> </text:span><text:span text:style-name="T115">c f</text:span><text:span text:style-name="T116">(</text:span><text:span text:style-name="T115">n</text:span><text:span text:style-name="T116">)</text:span><text:span text:style-name="T22">, then </text:span><text:span text:style-name="T106">T</text:span><text:span text:style-name="T107">(</text:span><text:span text:style-name="T106">n</text:span><text:span text:style-name="T107">) = </text:span><text:span text:style-name="T112"></text:span><text:span text:style-name="T107">(</text:span><text:span text:style-name="T106">f</text:span><text:span text:style-name="T107">(</text:span><text:span text:style-name="T106">n</text:span><text:span text:style-name="T107">))</text:span><text:span text:style-name="T22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9.998cm" svg:height="1.277cm" svg:x="2.377cm" svg:y="15.765cm">
          <text:list text:style-name="L8">
            <text:list-header>
              <text:p text:style-name="P11">We’ll return to recurrences as we need them…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17cm" svg:height="9.988cm" svg:x="3.483cm" svg:y="1.998cm" draw:page-number="24" presentation:class="page"/>
          <draw:frame presentation:style-name="pr8" draw:layer="layout" svg:width="14.869cm" svg:height="11.987cm" svg:x="2.707cm" svg:y="12.6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158cm" draw:distance="0.158cm"/>
    <draw:stroke-dash draw:name="Dashed_20__28_var_29__20_5" draw:display-name="Dashed (var) 5" draw:style="rect" draw:dots1="1" draw:dots1-length="0.079cm" draw:distance="0.079cm"/>
    <draw:stroke-dash draw:name="Dashed_20__28_var_29__20_6" draw:display-name="Dashed (var) 6" draw:style="rect" draw:dots1="1" draw:dots1-length="0.035cm" draw:distance="0.035cm"/>
    <draw:stroke-dash draw:name="Dashed_20__28_var_29__20_7" draw:display-name="Dashed (var) 7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" style:font-family-asian="'Droid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">
            <style:list-level-properties text:min-label-width="0.952cm"/>
            <style:text-properties fo:font-family="Wingdings" style:font-pitch="variable" style:font-charset="x-symbol" fo:color="#010000" fo:font-size="100%"/>
          </text:list-level-style-bullet>
          <text:list-level-style-bullet text:level="2" text:bullet-char="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381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333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1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4.286cm" text:min-label-width="0.635cm"/>
            <style:text-properties style:font-name="Times New Roman" fo:color="#010000" fo:font-size="100%"/>
          </text:list-level-style-bullet>
          <text:list-level-style-bullet text:level="2" text:bullet-char="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381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333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4.286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10000" fo:font-size="100%"/>
          </text:list-level-style-number>
          <text:list-level-style-bullet text:level="2" text:bullet-char="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38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33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4.286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1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0033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solid" style:text-underline-width="auto" style:text-underline-color="font-color" fo:font-weight="normal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cc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10000" fo:font-size="100%"/>
          </text:list-level-style-number>
          <text:list-level-style-bullet text:level="2" text:bullet-char="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38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33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4.286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1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">
            <style:list-level-properties/>
            <style:text-properties fo:font-family="Wingdings" style:font-pitch="variable" style:font-charset="x-symbol" fo:color="#01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38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33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4.286cm"/>
            <style:text-properties style:font-name="Times New Roman" fo:color="#000000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381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333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286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286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286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286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286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339933" draw:textarea-horizontal-align="justify" draw:textarea-vertical-align="top" draw:auto-grow-height="false" draw:auto-grow-width="false" fo:min-height="4.613cm" fo:min-width="0cm" fo:padding-top="0.128cm" fo:padding-bottom="0.128cm" fo:padding-left="0.256cm" fo:padding-right="0.256cm" fo:wrap-option="wrap" draw:shadow-color="#808000">
        <text:list-style style:name="Title1-subtitle">
          <text:list-level-style-number text:level="1" style:num-format="">
            <style:list-level-properties/>
            <style:text-properties fo:color="#010000" fo:font-size="100%"/>
          </text:list-level-style-number>
          <text:list-level-style-bullet text:level="2" text:bullet-char="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38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33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4.286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4.286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1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solid" svg:stroke-width="0.026cm" svg:stroke-color="#000000" draw:stroke-linejoin="miter" svg:stroke-linecap="square" draw:fill="solid" draw:fill-color="#66ccff" draw:textarea-horizontal-align="justify" draw:textarea-vertical-align="middle" draw:auto-grow-height="false" draw:auto-grow-width="false" fo:min-height="2.92cm" fo:min-width="0cm" fo:padding-top="0.128cm" fo:padding-bottom="0.128cm" fo:padding-left="0.256cm" fo:padding-right="0.256cm" fo:wrap-option="wrap" draw:shadow-color="#808000">
        <text:list-style style:name="Title1-title">
          <text:list-level-style-number text:level="1" style:num-format="">
            <style:list-level-properties/>
            <style:text-properties fo:color="#0033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332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4" style:family="graphic" style:parent-style-name="standard">
      <style:graphic-properties draw:stroke="none" draw:fill="none" draw:fill-color="#339933" draw:textarea-horizontal-align="left" draw:textarea-vertical-align="top" draw:auto-grow-height="true" fo:padding-top="0.13cm" fo:padding-bottom="0.13cm" fo:padding-left="0.25cm" fo:padding-right="0.25cm" fo:wrap-option="no-wrap" draw:shadow-color="#808000"/>
    </style:style>
    <style:style style:name="Mpr1" style:family="presentation" style:parent-style-name="Default-backgroundobjects">
      <style:graphic-properties draw:stroke="none" draw:fill="none" draw:fill-color="#339933" draw:textarea-horizontal-align="center" draw:auto-grow-height="false" draw:auto-grow-width="false" fo:min-height="1.271cm" fo:min-width="0cm" fo:wrap-option="no-wrap"/>
    </style:style>
    <style:style style:name="Mpr2" style:family="presentation" style:parent-style-name="Default-backgroundobjects">
      <style:graphic-properties draw:stroke="none" draw:fill="none" draw:fill-color="#339933" draw:auto-grow-height="false" draw:auto-grow-width="false" fo:min-height="1.063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339933" draw:auto-grow-height="false" draw:auto-grow-width="false" fo:min-height="1.271cm" fo:min-width="0cm" fo:wrap-option="no-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T1" style:family="text">
      <style:text-properties fo:color="#0033cc" fo:font-size="14pt" style:font-size-asian="14pt" style:font-size-complex="14pt"/>
    </style:style>
    <style:style style:name="MT2" style:family="text">
      <style:text-properties fo:color="#0000cc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0.29cm" svg:height="26.64cm" svg:x="0cm" svg:y="0cm">
        <text:p/>
      </draw:rect>
      <draw:page-thumbnail draw:layer="backgroundobjects" svg:width="8.644cm" svg:height="6.482cm" svg:x="1cm" svg:y="2.419cm"/>
      <draw:page-thumbnail draw:layer="backgroundobjects" svg:width="8.644cm" svg:height="6.482cm" svg:x="1cm" svg:y="10.077cm"/>
      <draw:page-thumbnail draw:layer="backgroundobjects" svg:width="8.644cm" svg:height="6.482cm" svg:x="1cm" svg:y="17.735cm"/>
      <draw:page-thumbnail draw:layer="backgroundobjects" svg:width="8.644cm" svg:height="6.482cm" svg:x="10.645cm" svg:y="2.419cm"/>
      <draw:page-thumbnail draw:layer="backgroundobjects" svg:width="8.644cm" svg:height="6.482cm" svg:x="10.645cm" svg:y="10.077cm"/>
      <draw:page-thumbnail draw:layer="backgroundobjects" svg:width="8.644cm" svg:height="6.482cm" svg:x="10.645cm" svg:y="17.735cm"/>
      <draw:frame draw:style-name="Mgr2" draw:text-style-name="MP2" draw:layer="backgroundobjects" svg:width="8.804cm" svg:height="1.331cm" svg:x="0cm" svg:y="0cm" presentation:class="header">
        <draw:text-box>
          <text:p text:style-name="MP2"><presentation:header/></text:p>
        </draw:text-box>
      </draw:frame>
      <draw:frame draw:style-name="Mgr2" draw:text-style-name="MP3" draw:layer="backgroundobjects" svg:width="8.804cm" svg:height="1.331cm" svg:x="11.485cm" svg:y="0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8.804cm" svg:height="1.331cm" svg:x="0cm" svg:y="25.308cm" presentation:class="footer">
        <draw:text-box>
          <text:p text:style-name="MP2"><presentation:footer/></text:p>
        </draw:text-box>
      </draw:frame>
      <draw:frame draw:style-name="Mgr3" draw:text-style-name="MP3" draw:layer="backgroundobjects" svg:width="8.804cm" svg:height="1.331cm" svg:x="11.485cm" svg:y="25.308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396cm" svg:height="2.54cm" svg:x="0cm" svg:y="0cm" presentation:class="title" presentation:placeholder="true">
        <draw:text-box/>
      </draw:frame>
      <draw:frame presentation:style-name="Default-outline1" draw:layer="backgroundobjects" svg:width="23.495cm" svg:height="13.546cm" svg:x="0.846cm" svg:y="3.387cm" presentation:class="outline" presentation:placeholder="true">
        <draw:text-box/>
      </draw:frame>
      <draw:frame presentation:style-name="Mpr1" draw:layer="backgroundobjects" svg:width="5.292cm" svg:height="1.27cm" svg:x="10.16cm" svg:y="17.727cm" presentation:class="footer">
        <draw:text-box>
          <text:list text:style-name="ML1">
            <text:list-header>
              <text:p><presentation:footer/>Comp 122</text:p>
            </text:list-header>
          </text:list>
        </draw:text-box>
      </draw:frame>
      <draw:frame presentation:style-name="Mpr2" draw:layer="backgroundobjects" svg:width="2.54cm" svg:height="1.062cm" svg:x="22.225cm" svg:y="17.829cm" presentation:class="page-number">
        <draw:text-box>
          <text:list text:style-name="ML1">
            <text:list-header>
              <text:p>Intro <text:page-number>&lt;number&gt;</text:page-number></text:p>
            </text:list-header>
          </text:list>
        </draw:text-box>
      </draw:frame>
      <draw:custom-shape draw:style-name="Mgr4" draw:text-style-name="MP5" draw:layer="backgroundobjects" svg:width="3.462cm" svg:height="0.853cm" svg:x="0cm" svg:y="17.934cm">
        <text:list text:style-name="ML2">
          <text:list-header>
            <text:p text:style-name="MP4"><text:span text:style-name="MT1">dc - </text:span><text:span text:style-name="MT1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0.511cm" svg:height="0.847cm" svg:x="21.511cm" svg:y="17.78cm">
        <text:list text:style-name="ML2">
          <text:list-header>
            <text:p text:style-name="MP4"><text:span text:style-name="MT1"/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20.29cm" svg:height="26.64cm" svg:x="0cm" svg:y="0cm">
          <text:p/>
        </draw:rect>
        <draw:page-thumbnail presentation:style-name="Default-title" draw:layer="backgroundobjects" svg:width="13.317cm" svg:height="9.988cm" svg:x="3.483cm" svg:y="1.998cm" presentation:class="page"/>
        <draw:frame presentation:style-name="Default-notes" draw:layer="backgroundobjects" svg:width="14.869cm" svg:height="11.986cm" svg:x="2.707cm" svg:y="12.651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5cm" svg:x="1.905cm" svg:y="6.349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3" draw:text-style-name="MP6" draw:layer="backgroundobjects" svg:width="5.292cm" svg:height="1.27cm" svg:x="0.37cm" svg:y="17.383cm" presentation:class="date-time">
        <draw:text-box>
          <text:list text:style-name="ML3">
            <text:list-header>
              <text:p text:style-name="MP4"><text:span text:style-name="MT2">Comp 122, Spring 2004</text:span></text:p>
            </text:list-header>
          </text:list>
        </draw:text-box>
      </draw:frame>
      <draw:custom-shape draw:style-name="Mgr4" draw:text-style-name="MP5" draw:layer="backgroundobjects" svg:width="0.512cm" svg:height="0.847cm" svg:x="22.128cm" svg:y="17.383cm">
        <text:list text:style-name="ML2">
          <text:list-header>
            <text:p text:style-name="MP4"><text:span text:style-name="MT1"/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20.29cm" svg:height="26.64cm" svg:x="0cm" svg:y="0cm">
          <text:p/>
        </draw:rect>
        <draw:page-thumbnail presentation:style-name="Title1-title" draw:layer="backgroundobjects" svg:width="13.317cm" svg:height="9.988cm" svg:x="3.483cm" svg:y="1.998cm" presentation:class="page"/>
        <draw:frame presentation:style-name="Title1-notes" draw:layer="backgroundobjects" svg:width="14.869cm" svg:height="11.986cm" svg:x="2.707cm" svg:y="12.6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D Polyhedral Morphing</dc:title>
    <meta:initial-creator>glab</meta:initial-creator>
    <meta:creation-date>1998-03-13T00:23:32.703000000</meta:creation-date>
    <dc:creator>David Alan Plaisted</dc:creator>
    <dc:date>2006-01-24T22:21:35.855000000</dc:date>
    <meta:print-date>1999-01-12T08:50:26.300000000</meta:print-date>
    <meta:editing-cycles>246</meta:editing-cycles>
    <meta:editing-duration>P7DT10H2M16S</meta:editing-duration>
    <meta:document-statistic meta:object-count="679"/>
    <meta:generator>LibreOffice/4.2.4.2$Linux_x86 LibreOffice_project/420m0$Build-2</meta:generator>
  </office:meta>
</office:document-meta>
</file>